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2"/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.667cm" svg:height="13.312cm" svg:x="19.017cm" svg:y="2.36cm">
            <draw:object draw:notify-on-update-of-ranges="Sheet1.A2:Sheet1.A200 Sheet1.C1:Sheet1.C1 Sheet1.C2:Sheet1.C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latent_0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y_nois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table:formula="of:=SIN([.A2])" office:value-type="float" office:value="0" calcext:value-type="float">
            <text:p>0.00</text:p>
          </table:table-cell>
          <table:table-cell table:formula="of:=[.B2]*[.B2]+[.B2]*RAND()/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formula="of:=COM.MICROSOFT.CONCAT(&quot;AA_BB_CC_&quot;;TEXT([.D2];&quot;0000&quot;))" office:value-type="string" office:string-value="AA_BB_CC_0000" calcext:value-type="string">
            <text:p>AA_BB_CC_0000</text:p>
          </table:table-cell>
        </table:table-row>
        <table:table-row table:style-name="ro1">
          <table:table-cell table:formula="of:=[.A2]+0.01" office:value-type="float" office:value="0.01" calcext:value-type="float">
            <text:p>0.01</text:p>
          </table:table-cell>
          <table:table-cell table:formula="of:=SIN([.A3])" office:value-type="float" office:value="0.00999983333416667" calcext:value-type="float">
            <text:p>0.01</text:p>
          </table:table-cell>
          <table:table-cell table:formula="of:=[.B3]*[.B3]+[.B3]*RAND()/2" office:value-type="float" office:value="0.00123291374638621" calcext:value-type="float">
            <text:p>0.00</text:p>
          </table:table-cell>
          <table:table-cell table:formula="of:=[.D2]+1" office:value-type="float" office:value="1" calcext:value-type="float">
            <text:p>1</text:p>
          </table:table-cell>
          <table:table-cell table:formula="of:=COM.MICROSOFT.CONCAT(&quot;AA_BB_CC_&quot;;TEXT([.D3];&quot;0000&quot;))" office:value-type="string" office:string-value="AA_BB_CC_0001" calcext:value-type="string">
            <text:p>AA_BB_CC_0001</text:p>
          </table:table-cell>
        </table:table-row>
        <table:table-row table:style-name="ro1">
          <table:table-cell table:formula="of:=[.A3]+0.01" office:value-type="float" office:value="0.02" calcext:value-type="float">
            <text:p>0.02</text:p>
          </table:table-cell>
          <table:table-cell table:formula="of:=SIN([.A4])" office:value-type="float" office:value="0.0199986666933331" calcext:value-type="float">
            <text:p>0.02</text:p>
          </table:table-cell>
          <table:table-cell table:formula="of:=[.B4]*[.B4]+[.B4]*RAND()/2" office:value-type="float" office:value="0.00730466380729893" calcext:value-type="float">
            <text:p>0.01</text:p>
          </table:table-cell>
          <table:table-cell table:formula="of:=[.D3]+1" office:value-type="float" office:value="2" calcext:value-type="float">
            <text:p>2</text:p>
          </table:table-cell>
          <table:table-cell table:formula="of:=COM.MICROSOFT.CONCAT(&quot;AA_BB_CC_&quot;;TEXT([.D4];&quot;0000&quot;))" office:value-type="string" office:string-value="AA_BB_CC_0002" calcext:value-type="string">
            <text:p>AA_BB_CC_0002</text:p>
          </table:table-cell>
        </table:table-row>
        <table:table-row table:style-name="ro1">
          <table:table-cell table:formula="of:=[.A4]+0.01" office:value-type="float" office:value="0.03" calcext:value-type="float">
            <text:p>0.03</text:p>
          </table:table-cell>
          <table:table-cell table:formula="of:=SIN([.A5])" office:value-type="float" office:value="0.0299955002024957" calcext:value-type="float">
            <text:p>0.03</text:p>
          </table:table-cell>
          <table:table-cell table:formula="of:=[.B5]*[.B5]+[.B5]*RAND()/2" office:value-type="float" office:value="0.00945713659859811" calcext:value-type="float">
            <text:p>0.01</text:p>
          </table:table-cell>
          <table:table-cell table:formula="of:=[.D4]+1" office:value-type="float" office:value="3" calcext:value-type="float">
            <text:p>3</text:p>
          </table:table-cell>
          <table:table-cell table:formula="of:=COM.MICROSOFT.CONCAT(&quot;AA_BB_CC_&quot;;TEXT([.D5];&quot;0000&quot;))" office:value-type="string" office:string-value="AA_BB_CC_0003" calcext:value-type="string">
            <text:p>AA_BB_CC_0003</text:p>
          </table:table-cell>
        </table:table-row>
        <table:table-row table:style-name="ro1">
          <table:table-cell table:formula="of:=[.A5]+0.01" office:value-type="float" office:value="0.04" calcext:value-type="float">
            <text:p>0.04</text:p>
          </table:table-cell>
          <table:table-cell table:formula="of:=SIN([.A6])" office:value-type="float" office:value="0.0399893341866342" calcext:value-type="float">
            <text:p>0.04</text:p>
          </table:table-cell>
          <table:table-cell table:formula="of:=[.B6]*[.B6]+[.B6]*RAND()/2" office:value-type="float" office:value="0.011014496091517" calcext:value-type="float">
            <text:p>0.01</text:p>
          </table:table-cell>
          <table:table-cell table:formula="of:=[.D5]+1" office:value-type="float" office:value="4" calcext:value-type="float">
            <text:p>4</text:p>
          </table:table-cell>
          <table:table-cell table:formula="of:=COM.MICROSOFT.CONCAT(&quot;AA_BB_CC_&quot;;TEXT([.D6];&quot;0000&quot;))" office:value-type="string" office:string-value="AA_BB_CC_0004" calcext:value-type="string">
            <text:p>AA_BB_CC_0004</text:p>
          </table:table-cell>
        </table:table-row>
        <table:table-row table:style-name="ro1">
          <table:table-cell table:formula="of:=[.A6]+0.01" office:value-type="float" office:value="0.05" calcext:value-type="float">
            <text:p>0.05</text:p>
          </table:table-cell>
          <table:table-cell table:formula="of:=SIN([.A7])" office:value-type="float" office:value="0.0499791692706783" calcext:value-type="float">
            <text:p>0.05</text:p>
          </table:table-cell>
          <table:table-cell table:formula="of:=[.B7]*[.B7]+[.B7]*RAND()/2" office:value-type="float" office:value="0.0217708246881474" calcext:value-type="float">
            <text:p>0.02</text:p>
          </table:table-cell>
          <table:table-cell table:formula="of:=[.D6]+1" office:value-type="float" office:value="5" calcext:value-type="float">
            <text:p>5</text:p>
          </table:table-cell>
          <table:table-cell table:formula="of:=COM.MICROSOFT.CONCAT(&quot;AA_BB_CC_&quot;;TEXT([.D7];&quot;0000&quot;))" office:value-type="string" office:string-value="AA_BB_CC_0005" calcext:value-type="string">
            <text:p>AA_BB_CC_0005</text:p>
          </table:table-cell>
        </table:table-row>
        <table:table-row table:style-name="ro1">
          <table:table-cell table:formula="of:=[.A7]+0.01" office:value-type="float" office:value="0.06" calcext:value-type="float">
            <text:p>0.06</text:p>
          </table:table-cell>
          <table:table-cell table:formula="of:=SIN([.A8])" office:value-type="float" office:value="0.0599640064794446" calcext:value-type="float">
            <text:p>0.06</text:p>
          </table:table-cell>
          <table:table-cell table:formula="of:=[.B8]*[.B8]+[.B8]*RAND()/2" office:value-type="float" office:value="0.0243676757462216" calcext:value-type="float">
            <text:p>0.02</text:p>
          </table:table-cell>
          <table:table-cell table:formula="of:=[.D7]+1" office:value-type="float" office:value="6" calcext:value-type="float">
            <text:p>6</text:p>
          </table:table-cell>
          <table:table-cell table:formula="of:=COM.MICROSOFT.CONCAT(&quot;AA_BB_CC_&quot;;TEXT([.D8];&quot;0000&quot;))" office:value-type="string" office:string-value="AA_BB_CC_0006" calcext:value-type="string">
            <text:p>AA_BB_CC_0006</text:p>
          </table:table-cell>
        </table:table-row>
        <table:table-row table:style-name="ro1">
          <table:table-cell table:formula="of:=[.A8]+0.01" office:value-type="float" office:value="0.07" calcext:value-type="float">
            <text:p>0.07</text:p>
          </table:table-cell>
          <table:table-cell table:formula="of:=SIN([.A9])" office:value-type="float" office:value="0.0699428473375328" calcext:value-type="float">
            <text:p>0.07</text:p>
          </table:table-cell>
          <table:table-cell table:formula="of:=[.B9]*[.B9]+[.B9]*RAND()/2" office:value-type="float" office:value="0.0393493965725892" calcext:value-type="float">
            <text:p>0.04</text:p>
          </table:table-cell>
          <table:table-cell table:formula="of:=[.D8]+1" office:value-type="float" office:value="7" calcext:value-type="float">
            <text:p>7</text:p>
          </table:table-cell>
          <table:table-cell table:formula="of:=COM.MICROSOFT.CONCAT(&quot;AA_BB_CC_&quot;;TEXT([.D9];&quot;0000&quot;))" office:value-type="string" office:string-value="AA_BB_CC_0007" calcext:value-type="string">
            <text:p>AA_BB_CC_0007</text:p>
          </table:table-cell>
        </table:table-row>
        <table:table-row table:style-name="ro1">
          <table:table-cell table:formula="of:=[.A9]+0.01" office:value-type="float" office:value="0.08" calcext:value-type="float">
            <text:p>0.08</text:p>
          </table:table-cell>
          <table:table-cell table:formula="of:=SIN([.A10])" office:value-type="float" office:value="0.0799146939691727" calcext:value-type="float">
            <text:p>0.08</text:p>
          </table:table-cell>
          <table:table-cell table:formula="of:=[.B10]*[.B10]+[.B10]*RAND()/2" office:value-type="float" office:value="0.0434321627148847" calcext:value-type="float">
            <text:p>0.04</text:p>
          </table:table-cell>
          <table:table-cell table:formula="of:=[.D9]+1" office:value-type="float" office:value="8" calcext:value-type="float">
            <text:p>8</text:p>
          </table:table-cell>
          <table:table-cell table:formula="of:=COM.MICROSOFT.CONCAT(&quot;AA_BB_CC_&quot;;TEXT([.D10];&quot;0000&quot;))" office:value-type="string" office:string-value="AA_BB_CC_0008" calcext:value-type="string">
            <text:p>AA_BB_CC_0008</text:p>
          </table:table-cell>
        </table:table-row>
        <table:table-row table:style-name="ro1">
          <table:table-cell table:formula="of:=[.A10]+0.01" office:value-type="float" office:value="0.09" calcext:value-type="float">
            <text:p>0.09</text:p>
          </table:table-cell>
          <table:table-cell table:formula="of:=SIN([.A11])" office:value-type="float" office:value="0.089878549198011" calcext:value-type="float">
            <text:p>0.09</text:p>
          </table:table-cell>
          <table:table-cell table:formula="of:=[.B11]*[.B11]+[.B11]*RAND()/2" office:value-type="float" office:value="0.0140362055186057" calcext:value-type="float">
            <text:p>0.01</text:p>
          </table:table-cell>
          <table:table-cell table:formula="of:=[.D10]+1" office:value-type="float" office:value="9" calcext:value-type="float">
            <text:p>9</text:p>
          </table:table-cell>
          <table:table-cell table:formula="of:=COM.MICROSOFT.CONCAT(&quot;AA_BB_CC_&quot;;TEXT([.D11];&quot;0000&quot;))" office:value-type="string" office:string-value="AA_BB_CC_0009" calcext:value-type="string">
            <text:p>AA_BB_CC_0009</text:p>
          </table:table-cell>
        </table:table-row>
        <table:table-row table:style-name="ro1">
          <table:table-cell table:formula="of:=[.A11]+0.01" office:value-type="float" office:value="0.1" calcext:value-type="float">
            <text:p>0.10</text:p>
          </table:table-cell>
          <table:table-cell table:formula="of:=SIN([.A12])" office:value-type="float" office:value="0.0998334166468281" calcext:value-type="float">
            <text:p>0.10</text:p>
          </table:table-cell>
          <table:table-cell table:formula="of:=[.B12]*[.B12]+[.B12]*RAND()/2" office:value-type="float" office:value="0.0333142051853856" calcext:value-type="float">
            <text:p>0.03</text:p>
          </table:table-cell>
          <table:table-cell table:formula="of:=[.D11]+1" office:value-type="float" office:value="10" calcext:value-type="float">
            <text:p>10</text:p>
          </table:table-cell>
          <table:table-cell table:formula="of:=COM.MICROSOFT.CONCAT(&quot;AA_BB_CC_&quot;;TEXT([.D12];&quot;0000&quot;))" office:value-type="string" office:string-value="AA_BB_CC_0010" calcext:value-type="string">
            <text:p>AA_BB_CC_0010</text:p>
          </table:table-cell>
        </table:table-row>
        <table:table-row table:style-name="ro1">
          <table:table-cell table:formula="of:=[.A12]+0.01" office:value-type="float" office:value="0.11" calcext:value-type="float">
            <text:p>0.11</text:p>
          </table:table-cell>
          <table:table-cell table:formula="of:=SIN([.A13])" office:value-type="float" office:value="0.109778300837175" calcext:value-type="float">
            <text:p>0.11</text:p>
          </table:table-cell>
          <table:table-cell table:formula="of:=[.B13]*[.B13]+[.B13]*RAND()/2" office:value-type="float" office:value="0.0517778875218314" calcext:value-type="float">
            <text:p>0.05</text:p>
          </table:table-cell>
          <table:table-cell table:formula="of:=[.D12]+1" office:value-type="float" office:value="11" calcext:value-type="float">
            <text:p>11</text:p>
          </table:table-cell>
          <table:table-cell table:formula="of:=COM.MICROSOFT.CONCAT(&quot;AA_BB_CC_&quot;;TEXT([.D13];&quot;0000&quot;))" office:value-type="string" office:string-value="AA_BB_CC_0011" calcext:value-type="string">
            <text:p>AA_BB_CC_0011</text:p>
          </table:table-cell>
        </table:table-row>
        <table:table-row table:style-name="ro1">
          <table:table-cell table:formula="of:=[.A13]+0.01" office:value-type="float" office:value="0.12" calcext:value-type="float">
            <text:p>0.12</text:p>
          </table:table-cell>
          <table:table-cell table:formula="of:=SIN([.A14])" office:value-type="float" office:value="0.119712207288919" calcext:value-type="float">
            <text:p>0.12</text:p>
          </table:table-cell>
          <table:table-cell table:formula="of:=[.B14]*[.B14]+[.B14]*RAND()/2" office:value-type="float" office:value="0.0616335047038717" calcext:value-type="float">
            <text:p>0.06</text:p>
          </table:table-cell>
          <table:table-cell table:formula="of:=[.D13]+1" office:value-type="float" office:value="12" calcext:value-type="float">
            <text:p>12</text:p>
          </table:table-cell>
          <table:table-cell table:formula="of:=COM.MICROSOFT.CONCAT(&quot;AA_BB_CC_&quot;;TEXT([.D14];&quot;0000&quot;))" office:value-type="string" office:string-value="AA_BB_CC_0012" calcext:value-type="string">
            <text:p>AA_BB_CC_0012</text:p>
          </table:table-cell>
        </table:table-row>
        <table:table-row table:style-name="ro1">
          <table:table-cell table:formula="of:=[.A14]+0.01" office:value-type="float" office:value="0.13" calcext:value-type="float">
            <text:p>0.13</text:p>
          </table:table-cell>
          <table:table-cell table:formula="of:=SIN([.A15])" office:value-type="float" office:value="0.129634142619695" calcext:value-type="float">
            <text:p>0.13</text:p>
          </table:table-cell>
          <table:table-cell table:formula="of:=[.B15]*[.B15]+[.B15]*RAND()/2" office:value-type="float" office:value="0.0695819603170384" calcext:value-type="float">
            <text:p>0.07</text:p>
          </table:table-cell>
          <table:table-cell table:formula="of:=[.D14]+1" office:value-type="float" office:value="13" calcext:value-type="float">
            <text:p>13</text:p>
          </table:table-cell>
          <table:table-cell table:formula="of:=COM.MICROSOFT.CONCAT(&quot;AA_BB_CC_&quot;;TEXT([.D15];&quot;0000&quot;))" office:value-type="string" office:string-value="AA_BB_CC_0013" calcext:value-type="string">
            <text:p>AA_BB_CC_0013</text:p>
          </table:table-cell>
        </table:table-row>
        <table:table-row table:style-name="ro1">
          <table:table-cell table:formula="of:=[.A15]+0.01" office:value-type="float" office:value="0.14" calcext:value-type="float">
            <text:p>0.14</text:p>
          </table:table-cell>
          <table:table-cell table:formula="of:=SIN([.A16])" office:value-type="float" office:value="0.139543114644236" calcext:value-type="float">
            <text:p>0.14</text:p>
          </table:table-cell>
          <table:table-cell table:formula="of:=[.B16]*[.B16]+[.B16]*RAND()/2" office:value-type="float" office:value="0.078496076763262" calcext:value-type="float">
            <text:p>0.08</text:p>
          </table:table-cell>
          <table:table-cell table:formula="of:=[.D15]+1" office:value-type="float" office:value="14" calcext:value-type="float">
            <text:p>14</text:p>
          </table:table-cell>
          <table:table-cell table:formula="of:=COM.MICROSOFT.CONCAT(&quot;AA_BB_CC_&quot;;TEXT([.D16];&quot;0000&quot;))" office:value-type="string" office:string-value="AA_BB_CC_0014" calcext:value-type="string">
            <text:p>AA_BB_CC_0014</text:p>
          </table:table-cell>
        </table:table-row>
        <table:table-row table:style-name="ro1">
          <table:table-cell table:formula="of:=[.A16]+0.01" office:value-type="float" office:value="0.15" calcext:value-type="float">
            <text:p>0.15</text:p>
          </table:table-cell>
          <table:table-cell table:formula="of:=SIN([.A17])" office:value-type="float" office:value="0.149438132473599" calcext:value-type="float">
            <text:p>0.15</text:p>
          </table:table-cell>
          <table:table-cell table:formula="of:=[.B17]*[.B17]+[.B17]*RAND()/2" office:value-type="float" office:value="0.0694876180886755" calcext:value-type="float">
            <text:p>0.07</text:p>
          </table:table-cell>
          <table:table-cell table:formula="of:=[.D16]+1" office:value-type="float" office:value="15" calcext:value-type="float">
            <text:p>15</text:p>
          </table:table-cell>
          <table:table-cell table:formula="of:=COM.MICROSOFT.CONCAT(&quot;AA_BB_CC_&quot;;TEXT([.D17];&quot;0000&quot;))" office:value-type="string" office:string-value="AA_BB_CC_0015" calcext:value-type="string">
            <text:p>AA_BB_CC_0015</text:p>
          </table:table-cell>
        </table:table-row>
        <table:table-row table:style-name="ro1">
          <table:table-cell table:formula="of:=[.A17]+0.01" office:value-type="float" office:value="0.16" calcext:value-type="float">
            <text:p>0.16</text:p>
          </table:table-cell>
          <table:table-cell table:formula="of:=SIN([.A18])" office:value-type="float" office:value="0.159318206614246" calcext:value-type="float">
            <text:p>0.16</text:p>
          </table:table-cell>
          <table:table-cell table:formula="of:=[.B18]*[.B18]+[.B18]*RAND()/2" office:value-type="float" office:value="0.0982750931563421" calcext:value-type="float">
            <text:p>0.10</text:p>
          </table:table-cell>
          <table:table-cell table:formula="of:=[.D17]+1" office:value-type="float" office:value="16" calcext:value-type="float">
            <text:p>16</text:p>
          </table:table-cell>
          <table:table-cell table:formula="of:=COM.MICROSOFT.CONCAT(&quot;AA_BB_CC_&quot;;TEXT([.D18];&quot;0000&quot;))" office:value-type="string" office:string-value="AA_BB_CC_0016" calcext:value-type="string">
            <text:p>AA_BB_CC_0016</text:p>
          </table:table-cell>
        </table:table-row>
        <table:table-row table:style-name="ro1">
          <table:table-cell table:formula="of:=[.A18]+0.01" office:value-type="float" office:value="0.17" calcext:value-type="float">
            <text:p>0.17</text:p>
          </table:table-cell>
          <table:table-cell table:formula="of:=SIN([.A19])" office:value-type="float" office:value="0.169182349066996" calcext:value-type="float">
            <text:p>0.17</text:p>
          </table:table-cell>
          <table:table-cell table:formula="of:=[.B19]*[.B19]+[.B19]*RAND()/2" office:value-type="float" office:value="0.079576198767472" calcext:value-type="float">
            <text:p>0.08</text:p>
          </table:table-cell>
          <table:table-cell table:formula="of:=[.D18]+1" office:value-type="float" office:value="17" calcext:value-type="float">
            <text:p>17</text:p>
          </table:table-cell>
          <table:table-cell table:formula="of:=COM.MICROSOFT.CONCAT(&quot;AA_BB_CC_&quot;;TEXT([.D19];&quot;0000&quot;))" office:value-type="string" office:string-value="AA_BB_CC_0017" calcext:value-type="string">
            <text:p>AA_BB_CC_0017</text:p>
          </table:table-cell>
        </table:table-row>
        <table:table-row table:style-name="ro1">
          <table:table-cell table:formula="of:=[.A19]+0.01" office:value-type="float" office:value="0.18" calcext:value-type="float">
            <text:p>0.18</text:p>
          </table:table-cell>
          <table:table-cell table:formula="of:=SIN([.A20])" office:value-type="float" office:value="0.179029573425824" calcext:value-type="float">
            <text:p>0.18</text:p>
          </table:table-cell>
          <table:table-cell table:formula="of:=[.B20]*[.B20]+[.B20]*RAND()/2" office:value-type="float" office:value="0.0980536528450094" calcext:value-type="float">
            <text:p>0.10</text:p>
          </table:table-cell>
          <table:table-cell table:formula="of:=[.D19]+1" office:value-type="float" office:value="18" calcext:value-type="float">
            <text:p>18</text:p>
          </table:table-cell>
          <table:table-cell table:formula="of:=COM.MICROSOFT.CONCAT(&quot;AA_BB_CC_&quot;;TEXT([.D20];&quot;0000&quot;))" office:value-type="string" office:string-value="AA_BB_CC_0018" calcext:value-type="string">
            <text:p>AA_BB_CC_0018</text:p>
          </table:table-cell>
        </table:table-row>
        <table:table-row table:style-name="ro1">
          <table:table-cell table:formula="of:=[.A20]+0.01" office:value-type="float" office:value="0.19" calcext:value-type="float">
            <text:p>0.19</text:p>
          </table:table-cell>
          <table:table-cell table:formula="of:=SIN([.A21])" office:value-type="float" office:value="0.188858894976501" calcext:value-type="float">
            <text:p>0.19</text:p>
          </table:table-cell>
          <table:table-cell table:formula="of:=[.B21]*[.B21]+[.B21]*RAND()/2" office:value-type="float" office:value="0.0876473659062196" calcext:value-type="float">
            <text:p>0.09</text:p>
          </table:table-cell>
          <table:table-cell table:formula="of:=[.D20]+1" office:value-type="float" office:value="19" calcext:value-type="float">
            <text:p>19</text:p>
          </table:table-cell>
          <table:table-cell table:formula="of:=COM.MICROSOFT.CONCAT(&quot;AA_BB_CC_&quot;;TEXT([.D21];&quot;0000&quot;))" office:value-type="string" office:string-value="AA_BB_CC_0019" calcext:value-type="string">
            <text:p>AA_BB_CC_0019</text:p>
          </table:table-cell>
        </table:table-row>
        <table:table-row table:style-name="ro1">
          <table:table-cell table:formula="of:=[.A21]+0.01" office:value-type="float" office:value="0.2" calcext:value-type="float">
            <text:p>0.20</text:p>
          </table:table-cell>
          <table:table-cell table:formula="of:=SIN([.A22])" office:value-type="float" office:value="0.198669330795061" calcext:value-type="float">
            <text:p>0.20</text:p>
          </table:table-cell>
          <table:table-cell table:formula="of:=[.B22]*[.B22]+[.B22]*RAND()/2" office:value-type="float" office:value="0.0937103714321207" calcext:value-type="float">
            <text:p>0.09</text:p>
          </table:table-cell>
          <table:table-cell table:formula="of:=[.D21]+1" office:value-type="float" office:value="20" calcext:value-type="float">
            <text:p>20</text:p>
          </table:table-cell>
          <table:table-cell table:formula="of:=COM.MICROSOFT.CONCAT(&quot;AA_BB_CC_&quot;;TEXT([.D22];&quot;0000&quot;))" office:value-type="string" office:string-value="AA_BB_CC_0020" calcext:value-type="string">
            <text:p>AA_BB_CC_0020</text:p>
          </table:table-cell>
        </table:table-row>
        <table:table-row table:style-name="ro1">
          <table:table-cell table:formula="of:=[.A22]+0.01" office:value-type="float" office:value="0.21" calcext:value-type="float">
            <text:p>0.21</text:p>
          </table:table-cell>
          <table:table-cell table:formula="of:=SIN([.A23])" office:value-type="float" office:value="0.2084598998461" calcext:value-type="float">
            <text:p>0.21</text:p>
          </table:table-cell>
          <table:table-cell table:formula="of:=[.B23]*[.B23]+[.B23]*RAND()/2" office:value-type="float" office:value="0.101889871206222" calcext:value-type="float">
            <text:p>0.10</text:p>
          </table:table-cell>
          <table:table-cell table:formula="of:=[.D22]+1" office:value-type="float" office:value="21" calcext:value-type="float">
            <text:p>21</text:p>
          </table:table-cell>
          <table:table-cell table:formula="of:=COM.MICROSOFT.CONCAT(&quot;AA_BB_CC_&quot;;TEXT([.D23];&quot;0000&quot;))" office:value-type="string" office:string-value="AA_BB_CC_0021" calcext:value-type="string">
            <text:p>AA_BB_CC_0021</text:p>
          </table:table-cell>
        </table:table-row>
        <table:table-row table:style-name="ro1">
          <table:table-cell table:formula="of:=[.A23]+0.01" office:value-type="float" office:value="0.22" calcext:value-type="float">
            <text:p>0.22</text:p>
          </table:table-cell>
          <table:table-cell table:formula="of:=SIN([.A24])" office:value-type="float" office:value="0.218229623080869" calcext:value-type="float">
            <text:p>0.22</text:p>
          </table:table-cell>
          <table:table-cell table:formula="of:=[.B24]*[.B24]+[.B24]*RAND()/2" office:value-type="float" office:value="0.126426716746727" calcext:value-type="float">
            <text:p>0.13</text:p>
          </table:table-cell>
          <table:table-cell table:formula="of:=[.D23]+1" office:value-type="float" office:value="22" calcext:value-type="float">
            <text:p>22</text:p>
          </table:table-cell>
          <table:table-cell table:formula="of:=COM.MICROSOFT.CONCAT(&quot;AA_BB_CC_&quot;;TEXT([.D24];&quot;0000&quot;))" office:value-type="string" office:string-value="AA_BB_CC_0022" calcext:value-type="string">
            <text:p>AA_BB_CC_0022</text:p>
          </table:table-cell>
        </table:table-row>
        <table:table-row table:style-name="ro1">
          <table:table-cell table:formula="of:=[.A24]+0.01" office:value-type="float" office:value="0.23" calcext:value-type="float">
            <text:p>0.23</text:p>
          </table:table-cell>
          <table:table-cell table:formula="of:=SIN([.A25])" office:value-type="float" office:value="0.227977523535188" calcext:value-type="float">
            <text:p>0.23</text:p>
          </table:table-cell>
          <table:table-cell table:formula="of:=[.B25]*[.B25]+[.B25]*RAND()/2" office:value-type="float" office:value="0.123855991933867" calcext:value-type="float">
            <text:p>0.12</text:p>
          </table:table-cell>
          <table:table-cell table:formula="of:=[.D24]+1" office:value-type="float" office:value="23" calcext:value-type="float">
            <text:p>23</text:p>
          </table:table-cell>
          <table:table-cell table:formula="of:=COM.MICROSOFT.CONCAT(&quot;AA_BB_CC_&quot;;TEXT([.D25];&quot;0000&quot;))" office:value-type="string" office:string-value="AA_BB_CC_0023" calcext:value-type="string">
            <text:p>AA_BB_CC_0023</text:p>
          </table:table-cell>
        </table:table-row>
        <table:table-row table:style-name="ro1">
          <table:table-cell table:formula="of:=[.A25]+0.01" office:value-type="float" office:value="0.24" calcext:value-type="float">
            <text:p>0.24</text:p>
          </table:table-cell>
          <table:table-cell table:formula="of:=SIN([.A26])" office:value-type="float" office:value="0.237702626427135" calcext:value-type="float">
            <text:p>0.24</text:p>
          </table:table-cell>
          <table:table-cell table:formula="of:=[.B26]*[.B26]+[.B26]*RAND()/2" office:value-type="float" office:value="0.11418900916448" calcext:value-type="float">
            <text:p>0.11</text:p>
          </table:table-cell>
          <table:table-cell table:formula="of:=[.D25]+1" office:value-type="float" office:value="24" calcext:value-type="float">
            <text:p>24</text:p>
          </table:table-cell>
          <table:table-cell table:formula="of:=COM.MICROSOFT.CONCAT(&quot;AA_BB_CC_&quot;;TEXT([.D26];&quot;0000&quot;))" office:value-type="string" office:string-value="AA_BB_CC_0024" calcext:value-type="string">
            <text:p>AA_BB_CC_0024</text:p>
          </table:table-cell>
        </table:table-row>
        <table:table-row table:style-name="ro1">
          <table:table-cell table:formula="of:=[.A26]+0.01" office:value-type="float" office:value="0.25" calcext:value-type="float">
            <text:p>0.25</text:p>
          </table:table-cell>
          <table:table-cell table:formula="of:=SIN([.A27])" office:value-type="float" office:value="0.247403959254523" calcext:value-type="float">
            <text:p>0.25</text:p>
          </table:table-cell>
          <table:table-cell table:formula="of:=[.B27]*[.B27]+[.B27]*RAND()/2" office:value-type="float" office:value="0.144985436696194" calcext:value-type="float">
            <text:p>0.14</text:p>
          </table:table-cell>
          <table:table-cell table:formula="of:=[.D26]+1" office:value-type="float" office:value="25" calcext:value-type="float">
            <text:p>25</text:p>
          </table:table-cell>
          <table:table-cell table:formula="of:=COM.MICROSOFT.CONCAT(&quot;AA_BB_CC_&quot;;TEXT([.D27];&quot;0000&quot;))" office:value-type="string" office:string-value="AA_BB_CC_0025" calcext:value-type="string">
            <text:p>AA_BB_CC_0025</text:p>
          </table:table-cell>
        </table:table-row>
        <table:table-row table:style-name="ro1">
          <table:table-cell table:formula="of:=[.A27]+0.01" office:value-type="float" office:value="0.26" calcext:value-type="float">
            <text:p>0.26</text:p>
          </table:table-cell>
          <table:table-cell table:formula="of:=SIN([.A28])" office:value-type="float" office:value="0.257080551892155" calcext:value-type="float">
            <text:p>0.26</text:p>
          </table:table-cell>
          <table:table-cell table:formula="of:=[.B28]*[.B28]+[.B28]*RAND()/2" office:value-type="float" office:value="0.103102093453066" calcext:value-type="float">
            <text:p>0.10</text:p>
          </table:table-cell>
          <table:table-cell table:formula="of:=[.D27]+1" office:value-type="float" office:value="26" calcext:value-type="float">
            <text:p>26</text:p>
          </table:table-cell>
          <table:table-cell table:formula="of:=COM.MICROSOFT.CONCAT(&quot;AA_BB_CC_&quot;;TEXT([.D28];&quot;0000&quot;))" office:value-type="string" office:string-value="AA_BB_CC_0026" calcext:value-type="string">
            <text:p>AA_BB_CC_0026</text:p>
          </table:table-cell>
        </table:table-row>
        <table:table-row table:style-name="ro1">
          <table:table-cell table:formula="of:=[.A28]+0.01" office:value-type="float" office:value="0.27" calcext:value-type="float">
            <text:p>0.27</text:p>
          </table:table-cell>
          <table:table-cell table:formula="of:=SIN([.A29])" office:value-type="float" office:value="0.266731436688831" calcext:value-type="float">
            <text:p>0.27</text:p>
          </table:table-cell>
          <table:table-cell table:formula="of:=[.B29]*[.B29]+[.B29]*RAND()/2" office:value-type="float" office:value="0.196115299268882" calcext:value-type="float">
            <text:p>0.20</text:p>
          </table:table-cell>
          <table:table-cell table:formula="of:=[.D28]+1" office:value-type="float" office:value="27" calcext:value-type="float">
            <text:p>27</text:p>
          </table:table-cell>
          <table:table-cell table:formula="of:=COM.MICROSOFT.CONCAT(&quot;AA_BB_CC_&quot;;TEXT([.D29];&quot;0000&quot;))" office:value-type="string" office:string-value="AA_BB_CC_0027" calcext:value-type="string">
            <text:p>AA_BB_CC_0027</text:p>
          </table:table-cell>
        </table:table-row>
        <table:table-row table:style-name="ro1">
          <table:table-cell table:formula="of:=[.A29]+0.01" office:value-type="float" office:value="0.28" calcext:value-type="float">
            <text:p>0.28</text:p>
          </table:table-cell>
          <table:table-cell table:formula="of:=SIN([.A30])" office:value-type="float" office:value="0.276355648564114" calcext:value-type="float">
            <text:p>0.28</text:p>
          </table:table-cell>
          <table:table-cell table:formula="of:=[.B30]*[.B30]+[.B30]*RAND()/2" office:value-type="float" office:value="0.0781616668525566" calcext:value-type="float">
            <text:p>0.08</text:p>
          </table:table-cell>
          <table:table-cell table:formula="of:=[.D29]+1" office:value-type="float" office:value="28" calcext:value-type="float">
            <text:p>28</text:p>
          </table:table-cell>
          <table:table-cell table:formula="of:=COM.MICROSOFT.CONCAT(&quot;AA_BB_CC_&quot;;TEXT([.D30];&quot;0000&quot;))" office:value-type="string" office:string-value="AA_BB_CC_0028" calcext:value-type="string">
            <text:p>AA_BB_CC_0028</text:p>
          </table:table-cell>
        </table:table-row>
        <table:table-row table:style-name="ro1">
          <table:table-cell table:formula="of:=[.A30]+0.01" office:value-type="float" office:value="0.29" calcext:value-type="float">
            <text:p>0.29</text:p>
          </table:table-cell>
          <table:table-cell table:formula="of:=SIN([.A31])" office:value-type="float" office:value="0.285952225104836" calcext:value-type="float">
            <text:p>0.29</text:p>
          </table:table-cell>
          <table:table-cell table:formula="of:=[.B31]*[.B31]+[.B31]*RAND()/2" office:value-type="float" office:value="0.143553956208393" calcext:value-type="float">
            <text:p>0.14</text:p>
          </table:table-cell>
          <table:table-cell table:formula="of:=[.D30]+1" office:value-type="float" office:value="29" calcext:value-type="float">
            <text:p>29</text:p>
          </table:table-cell>
          <table:table-cell table:formula="of:=COM.MICROSOFT.CONCAT(&quot;AA_BB_CC_&quot;;TEXT([.D31];&quot;0000&quot;))" office:value-type="string" office:string-value="AA_BB_CC_0029" calcext:value-type="string">
            <text:p>AA_BB_CC_0029</text:p>
          </table:table-cell>
        </table:table-row>
        <table:table-row table:style-name="ro1">
          <table:table-cell table:formula="of:=[.A31]+0.01" office:value-type="float" office:value="0.3" calcext:value-type="float">
            <text:p>0.30</text:p>
          </table:table-cell>
          <table:table-cell table:formula="of:=SIN([.A32])" office:value-type="float" office:value="0.29552020666134" calcext:value-type="float">
            <text:p>0.30</text:p>
          </table:table-cell>
          <table:table-cell table:formula="of:=[.B32]*[.B32]+[.B32]*RAND()/2" office:value-type="float" office:value="0.214925632161111" calcext:value-type="float">
            <text:p>0.21</text:p>
          </table:table-cell>
          <table:table-cell table:formula="of:=[.D31]+1" office:value-type="float" office:value="30" calcext:value-type="float">
            <text:p>30</text:p>
          </table:table-cell>
          <table:table-cell table:formula="of:=COM.MICROSOFT.CONCAT(&quot;AA_BB_CC_&quot;;TEXT([.D32];&quot;0000&quot;))" office:value-type="string" office:string-value="AA_BB_CC_0030" calcext:value-type="string">
            <text:p>AA_BB_CC_0030</text:p>
          </table:table-cell>
        </table:table-row>
        <table:table-row table:style-name="ro1">
          <table:table-cell table:formula="of:=[.A32]+0.01" office:value-type="float" office:value="0.31" calcext:value-type="float">
            <text:p>0.31</text:p>
          </table:table-cell>
          <table:table-cell table:formula="of:=SIN([.A33])" office:value-type="float" office:value="0.305058636443444" calcext:value-type="float">
            <text:p>0.31</text:p>
          </table:table-cell>
          <table:table-cell table:formula="of:=[.B33]*[.B33]+[.B33]*RAND()/2" office:value-type="float" office:value="0.114395574776832" calcext:value-type="float">
            <text:p>0.11</text:p>
          </table:table-cell>
          <table:table-cell table:formula="of:=[.D32]+1" office:value-type="float" office:value="31" calcext:value-type="float">
            <text:p>31</text:p>
          </table:table-cell>
          <table:table-cell table:formula="of:=COM.MICROSOFT.CONCAT(&quot;AA_BB_CC_&quot;;TEXT([.D33];&quot;0000&quot;))" office:value-type="string" office:string-value="AA_BB_CC_0031" calcext:value-type="string">
            <text:p>AA_BB_CC_0031</text:p>
          </table:table-cell>
        </table:table-row>
        <table:table-row table:style-name="ro1">
          <table:table-cell table:formula="of:=[.A33]+0.01" office:value-type="float" office:value="0.32" calcext:value-type="float">
            <text:p>0.32</text:p>
          </table:table-cell>
          <table:table-cell table:formula="of:=SIN([.A34])" office:value-type="float" office:value="0.314566560616118" calcext:value-type="float">
            <text:p>0.31</text:p>
          </table:table-cell>
          <table:table-cell table:formula="of:=[.B34]*[.B34]+[.B34]*RAND()/2" office:value-type="float" office:value="0.221477177812258" calcext:value-type="float">
            <text:p>0.22</text:p>
          </table:table-cell>
          <table:table-cell table:formula="of:=[.D33]+1" office:value-type="float" office:value="32" calcext:value-type="float">
            <text:p>32</text:p>
          </table:table-cell>
          <table:table-cell table:formula="of:=COM.MICROSOFT.CONCAT(&quot;AA_BB_CC_&quot;;TEXT([.D34];&quot;0000&quot;))" office:value-type="string" office:string-value="AA_BB_CC_0032" calcext:value-type="string">
            <text:p>AA_BB_CC_0032</text:p>
          </table:table-cell>
        </table:table-row>
        <table:table-row table:style-name="ro1">
          <table:table-cell table:formula="of:=[.A34]+0.01" office:value-type="float" office:value="0.33" calcext:value-type="float">
            <text:p>0.33</text:p>
          </table:table-cell>
          <table:table-cell table:formula="of:=SIN([.A35])" office:value-type="float" office:value="0.324043028394868" calcext:value-type="float">
            <text:p>0.32</text:p>
          </table:table-cell>
          <table:table-cell table:formula="of:=[.B35]*[.B35]+[.B35]*RAND()/2" office:value-type="float" office:value="0.227646897620905" calcext:value-type="float">
            <text:p>0.23</text:p>
          </table:table-cell>
          <table:table-cell table:formula="of:=[.D34]+1" office:value-type="float" office:value="33" calcext:value-type="float">
            <text:p>33</text:p>
          </table:table-cell>
          <table:table-cell table:formula="of:=COM.MICROSOFT.CONCAT(&quot;AA_BB_CC_&quot;;TEXT([.D35];&quot;0000&quot;))" office:value-type="string" office:string-value="AA_BB_CC_0033" calcext:value-type="string">
            <text:p>AA_BB_CC_0033</text:p>
          </table:table-cell>
        </table:table-row>
        <table:table-row table:style-name="ro1">
          <table:table-cell table:formula="of:=[.A35]+0.01" office:value-type="float" office:value="0.34" calcext:value-type="float">
            <text:p>0.34</text:p>
          </table:table-cell>
          <table:table-cell table:formula="of:=SIN([.A36])" office:value-type="float" office:value="0.333487092140814" calcext:value-type="float">
            <text:p>0.33</text:p>
          </table:table-cell>
          <table:table-cell table:formula="of:=[.B36]*[.B36]+[.B36]*RAND()/2" office:value-type="float" office:value="0.272600275061544" calcext:value-type="float">
            <text:p>0.27</text:p>
          </table:table-cell>
          <table:table-cell table:formula="of:=[.D35]+1" office:value-type="float" office:value="34" calcext:value-type="float">
            <text:p>34</text:p>
          </table:table-cell>
          <table:table-cell table:formula="of:=COM.MICROSOFT.CONCAT(&quot;AA_BB_CC_&quot;;TEXT([.D36];&quot;0000&quot;))" office:value-type="string" office:string-value="AA_BB_CC_0034" calcext:value-type="string">
            <text:p>AA_BB_CC_0034</text:p>
          </table:table-cell>
        </table:table-row>
        <table:table-row table:style-name="ro1">
          <table:table-cell table:formula="of:=[.A36]+0.01" office:value-type="float" office:value="0.35" calcext:value-type="float">
            <text:p>0.35</text:p>
          </table:table-cell>
          <table:table-cell table:formula="of:=SIN([.A37])" office:value-type="float" office:value="0.342897807455451" calcext:value-type="float">
            <text:p>0.34</text:p>
          </table:table-cell>
          <table:table-cell table:formula="of:=[.B37]*[.B37]+[.B37]*RAND()/2" office:value-type="float" office:value="0.269126314811477" calcext:value-type="float">
            <text:p>0.27</text:p>
          </table:table-cell>
          <table:table-cell table:formula="of:=[.D36]+1" office:value-type="float" office:value="35" calcext:value-type="float">
            <text:p>35</text:p>
          </table:table-cell>
          <table:table-cell table:formula="of:=COM.MICROSOFT.CONCAT(&quot;AA_BB_CC_&quot;;TEXT([.D37];&quot;0000&quot;))" office:value-type="string" office:string-value="AA_BB_CC_0035" calcext:value-type="string">
            <text:p>AA_BB_CC_0035</text:p>
          </table:table-cell>
        </table:table-row>
        <table:table-row table:style-name="ro1">
          <table:table-cell table:formula="of:=[.A37]+0.01" office:value-type="float" office:value="0.36" calcext:value-type="float">
            <text:p>0.36</text:p>
          </table:table-cell>
          <table:table-cell table:formula="of:=SIN([.A38])" office:value-type="float" office:value="0.35227423327509" calcext:value-type="float">
            <text:p>0.35</text:p>
          </table:table-cell>
          <table:table-cell table:formula="of:=[.B38]*[.B38]+[.B38]*RAND()/2" office:value-type="float" office:value="0.190961091395568" calcext:value-type="float">
            <text:p>0.19</text:p>
          </table:table-cell>
          <table:table-cell table:formula="of:=[.D37]+1" office:value-type="float" office:value="36" calcext:value-type="float">
            <text:p>36</text:p>
          </table:table-cell>
          <table:table-cell table:formula="of:=COM.MICROSOFT.CONCAT(&quot;AA_BB_CC_&quot;;TEXT([.D38];&quot;0000&quot;))" office:value-type="string" office:string-value="AA_BB_CC_0036" calcext:value-type="string">
            <text:p>AA_BB_CC_0036</text:p>
          </table:table-cell>
        </table:table-row>
        <table:table-row table:style-name="ro1">
          <table:table-cell table:formula="of:=[.A38]+0.01" office:value-type="float" office:value="0.37" calcext:value-type="float">
            <text:p>0.37</text:p>
          </table:table-cell>
          <table:table-cell table:formula="of:=SIN([.A39])" office:value-type="float" office:value="0.361615431964962" calcext:value-type="float">
            <text:p>0.36</text:p>
          </table:table-cell>
          <table:table-cell table:formula="of:=[.B39]*[.B39]+[.B39]*RAND()/2" office:value-type="float" office:value="0.229028939938345" calcext:value-type="float">
            <text:p>0.23</text:p>
          </table:table-cell>
          <table:table-cell table:formula="of:=[.D38]+1" office:value-type="float" office:value="37" calcext:value-type="float">
            <text:p>37</text:p>
          </table:table-cell>
          <table:table-cell table:formula="of:=COM.MICROSOFT.CONCAT(&quot;AA_BB_CC_&quot;;TEXT([.D39];&quot;0000&quot;))" office:value-type="string" office:string-value="AA_BB_CC_0037" calcext:value-type="string">
            <text:p>AA_BB_CC_0037</text:p>
          </table:table-cell>
        </table:table-row>
        <table:table-row table:style-name="ro1">
          <table:table-cell table:formula="of:=[.A39]+0.01" office:value-type="float" office:value="0.38" calcext:value-type="float">
            <text:p>0.38</text:p>
          </table:table-cell>
          <table:table-cell table:formula="of:=SIN([.A40])" office:value-type="float" office:value="0.370920469412983" calcext:value-type="float">
            <text:p>0.37</text:p>
          </table:table-cell>
          <table:table-cell table:formula="of:=[.B40]*[.B40]+[.B40]*RAND()/2" office:value-type="float" office:value="0.149328442731385" calcext:value-type="float">
            <text:p>0.15</text:p>
          </table:table-cell>
          <table:table-cell table:formula="of:=[.D39]+1" office:value-type="float" office:value="38" calcext:value-type="float">
            <text:p>38</text:p>
          </table:table-cell>
          <table:table-cell table:formula="of:=COM.MICROSOFT.CONCAT(&quot;AA_BB_CC_&quot;;TEXT([.D40];&quot;0000&quot;))" office:value-type="string" office:string-value="AA_BB_CC_0038" calcext:value-type="string">
            <text:p>AA_BB_CC_0038</text:p>
          </table:table-cell>
        </table:table-row>
        <table:table-row table:style-name="ro1">
          <table:table-cell table:formula="of:=[.A40]+0.01" office:value-type="float" office:value="0.39" calcext:value-type="float">
            <text:p>0.39</text:p>
          </table:table-cell>
          <table:table-cell table:formula="of:=SIN([.A41])" office:value-type="float" office:value="0.380188415123162" calcext:value-type="float">
            <text:p>0.38</text:p>
          </table:table-cell>
          <table:table-cell table:formula="of:=[.B41]*[.B41]+[.B41]*RAND()/2" office:value-type="float" office:value="0.199331318345967" calcext:value-type="float">
            <text:p>0.20</text:p>
          </table:table-cell>
          <table:table-cell table:formula="of:=[.D40]+1" office:value-type="float" office:value="39" calcext:value-type="float">
            <text:p>39</text:p>
          </table:table-cell>
          <table:table-cell table:formula="of:=COM.MICROSOFT.CONCAT(&quot;AA_BB_CC_&quot;;TEXT([.D41];&quot;0000&quot;))" office:value-type="string" office:string-value="AA_BB_CC_0039" calcext:value-type="string">
            <text:p>AA_BB_CC_0039</text:p>
          </table:table-cell>
        </table:table-row>
        <table:table-row table:style-name="ro1">
          <table:table-cell table:formula="of:=[.A41]+0.01" office:value-type="float" office:value="0.4" calcext:value-type="float">
            <text:p>0.40</text:p>
          </table:table-cell>
          <table:table-cell table:formula="of:=SIN([.A42])" office:value-type="float" office:value="0.389418342308651" calcext:value-type="float">
            <text:p>0.39</text:p>
          </table:table-cell>
          <table:table-cell table:formula="of:=[.B42]*[.B42]+[.B42]*RAND()/2" office:value-type="float" office:value="0.275058014475119" calcext:value-type="float">
            <text:p>0.28</text:p>
          </table:table-cell>
          <table:table-cell table:formula="of:=[.D41]+1" office:value-type="float" office:value="40" calcext:value-type="float">
            <text:p>40</text:p>
          </table:table-cell>
          <table:table-cell table:formula="of:=COM.MICROSOFT.CONCAT(&quot;AA_BB_CC_&quot;;TEXT([.D42];&quot;0000&quot;))" office:value-type="string" office:string-value="AA_BB_CC_0040" calcext:value-type="string">
            <text:p>AA_BB_CC_0040</text:p>
          </table:table-cell>
        </table:table-row>
        <table:table-row table:style-name="ro1">
          <table:table-cell table:formula="of:=[.A42]+0.01" office:value-type="float" office:value="0.41" calcext:value-type="float">
            <text:p>0.41</text:p>
          </table:table-cell>
          <table:table-cell table:formula="of:=SIN([.A43])" office:value-type="float" office:value="0.398609327984423" calcext:value-type="float">
            <text:p>0.40</text:p>
          </table:table-cell>
          <table:table-cell table:formula="of:=[.B43]*[.B43]+[.B43]*RAND()/2" office:value-type="float" office:value="0.244306249796622" calcext:value-type="float">
            <text:p>0.24</text:p>
          </table:table-cell>
          <table:table-cell table:formula="of:=[.D42]+1" office:value-type="float" office:value="41" calcext:value-type="float">
            <text:p>41</text:p>
          </table:table-cell>
          <table:table-cell table:formula="of:=COM.MICROSOFT.CONCAT(&quot;AA_BB_CC_&quot;;TEXT([.D43];&quot;0000&quot;))" office:value-type="string" office:string-value="AA_BB_CC_0041" calcext:value-type="string">
            <text:p>AA_BB_CC_0041</text:p>
          </table:table-cell>
        </table:table-row>
        <table:table-row table:style-name="ro1">
          <table:table-cell table:formula="of:=[.A43]+0.01" office:value-type="float" office:value="0.42" calcext:value-type="float">
            <text:p>0.42</text:p>
          </table:table-cell>
          <table:table-cell table:formula="of:=SIN([.A44])" office:value-type="float" office:value="0.40776045305957" calcext:value-type="float">
            <text:p>0.41</text:p>
          </table:table-cell>
          <table:table-cell table:formula="of:=[.B44]*[.B44]+[.B44]*RAND()/2" office:value-type="float" office:value="0.314235141692731" calcext:value-type="float">
            <text:p>0.31</text:p>
          </table:table-cell>
          <table:table-cell table:formula="of:=[.D43]+1" office:value-type="float" office:value="42" calcext:value-type="float">
            <text:p>42</text:p>
          </table:table-cell>
          <table:table-cell table:formula="of:=COM.MICROSOFT.CONCAT(&quot;AA_BB_CC_&quot;;TEXT([.D44];&quot;0000&quot;))" office:value-type="string" office:string-value="AA_BB_CC_0042" calcext:value-type="string">
            <text:p>AA_BB_CC_0042</text:p>
          </table:table-cell>
        </table:table-row>
        <table:table-row table:style-name="ro1">
          <table:table-cell table:formula="of:=[.A44]+0.01" office:value-type="float" office:value="0.43" calcext:value-type="float">
            <text:p>0.43</text:p>
          </table:table-cell>
          <table:table-cell table:formula="of:=SIN([.A45])" office:value-type="float" office:value="0.416870802429211" calcext:value-type="float">
            <text:p>0.42</text:p>
          </table:table-cell>
          <table:table-cell table:formula="of:=[.B45]*[.B45]+[.B45]*RAND()/2" office:value-type="float" office:value="0.30297437964946" calcext:value-type="float">
            <text:p>0.30</text:p>
          </table:table-cell>
          <table:table-cell table:formula="of:=[.D44]+1" office:value-type="float" office:value="43" calcext:value-type="float">
            <text:p>43</text:p>
          </table:table-cell>
          <table:table-cell table:formula="of:=COM.MICROSOFT.CONCAT(&quot;AA_BB_CC_&quot;;TEXT([.D45];&quot;0000&quot;))" office:value-type="string" office:string-value="AA_BB_CC_0043" calcext:value-type="string">
            <text:p>AA_BB_CC_0043</text:p>
          </table:table-cell>
        </table:table-row>
        <table:table-row table:style-name="ro1">
          <table:table-cell table:formula="of:=[.A45]+0.01" office:value-type="float" office:value="0.44" calcext:value-type="float">
            <text:p>0.44</text:p>
          </table:table-cell>
          <table:table-cell table:formula="of:=SIN([.A46])" office:value-type="float" office:value="0.425939465066" calcext:value-type="float">
            <text:p>0.43</text:p>
          </table:table-cell>
          <table:table-cell table:formula="of:=[.B46]*[.B46]+[.B46]*RAND()/2" office:value-type="float" office:value="0.296668664259838" calcext:value-type="float">
            <text:p>0.30</text:p>
          </table:table-cell>
          <table:table-cell table:formula="of:=[.D45]+1" office:value-type="float" office:value="44" calcext:value-type="float">
            <text:p>44</text:p>
          </table:table-cell>
          <table:table-cell table:formula="of:=COM.MICROSOFT.CONCAT(&quot;AA_BB_CC_&quot;;TEXT([.D46];&quot;0000&quot;))" office:value-type="string" office:string-value="AA_BB_CC_0044" calcext:value-type="string">
            <text:p>AA_BB_CC_0044</text:p>
          </table:table-cell>
        </table:table-row>
        <table:table-row table:style-name="ro1">
          <table:table-cell table:formula="of:=[.A46]+0.01" office:value-type="float" office:value="0.45" calcext:value-type="float">
            <text:p>0.45</text:p>
          </table:table-cell>
          <table:table-cell table:formula="of:=SIN([.A47])" office:value-type="float" office:value="0.43496553411123" calcext:value-type="float">
            <text:p>0.43</text:p>
          </table:table-cell>
          <table:table-cell table:formula="of:=[.B47]*[.B47]+[.B47]*RAND()/2" office:value-type="float" office:value="0.278864951056312" calcext:value-type="float">
            <text:p>0.28</text:p>
          </table:table-cell>
          <table:table-cell table:formula="of:=[.D46]+1" office:value-type="float" office:value="45" calcext:value-type="float">
            <text:p>45</text:p>
          </table:table-cell>
          <table:table-cell table:formula="of:=COM.MICROSOFT.CONCAT(&quot;AA_BB_CC_&quot;;TEXT([.D47];&quot;0000&quot;))" office:value-type="string" office:string-value="AA_BB_CC_0045" calcext:value-type="string">
            <text:p>AA_BB_CC_0045</text:p>
          </table:table-cell>
        </table:table-row>
        <table:table-row table:style-name="ro1">
          <table:table-cell table:formula="of:=[.A47]+0.01" office:value-type="float" office:value="0.46" calcext:value-type="float">
            <text:p>0.46</text:p>
          </table:table-cell>
          <table:table-cell table:formula="of:=SIN([.A48])" office:value-type="float" office:value="0.44394810696552" calcext:value-type="float">
            <text:p>0.44</text:p>
          </table:table-cell>
          <table:table-cell table:formula="of:=[.B48]*[.B48]+[.B48]*RAND()/2" office:value-type="float" office:value="0.302239124229682" calcext:value-type="float">
            <text:p>0.30</text:p>
          </table:table-cell>
          <table:table-cell table:formula="of:=[.D47]+1" office:value-type="float" office:value="46" calcext:value-type="float">
            <text:p>46</text:p>
          </table:table-cell>
          <table:table-cell table:formula="of:=COM.MICROSOFT.CONCAT(&quot;AA_BB_CC_&quot;;TEXT([.D48];&quot;0000&quot;))" office:value-type="string" office:string-value="AA_BB_CC_0046" calcext:value-type="string">
            <text:p>AA_BB_CC_0046</text:p>
          </table:table-cell>
        </table:table-row>
        <table:table-row table:style-name="ro1">
          <table:table-cell table:formula="of:=[.A48]+0.01" office:value-type="float" office:value="0.47" calcext:value-type="float">
            <text:p>0.47</text:p>
          </table:table-cell>
          <table:table-cell table:formula="of:=SIN([.A49])" office:value-type="float" office:value="0.452886285379068" calcext:value-type="float">
            <text:p>0.45</text:p>
          </table:table-cell>
          <table:table-cell table:formula="of:=[.B49]*[.B49]+[.B49]*RAND()/2" office:value-type="float" office:value="0.30026715728043" calcext:value-type="float">
            <text:p>0.30</text:p>
          </table:table-cell>
          <table:table-cell table:formula="of:=[.D48]+1" office:value-type="float" office:value="47" calcext:value-type="float">
            <text:p>47</text:p>
          </table:table-cell>
          <table:table-cell table:formula="of:=COM.MICROSOFT.CONCAT(&quot;AA_BB_CC_&quot;;TEXT([.D49];&quot;0000&quot;))" office:value-type="string" office:string-value="AA_BB_CC_0047" calcext:value-type="string">
            <text:p>AA_BB_CC_0047</text:p>
          </table:table-cell>
        </table:table-row>
        <table:table-row table:style-name="ro1">
          <table:table-cell table:formula="of:=[.A49]+0.01" office:value-type="float" office:value="0.48" calcext:value-type="float">
            <text:p>0.48</text:p>
          </table:table-cell>
          <table:table-cell table:formula="of:=SIN([.A50])" office:value-type="float" office:value="0.461779175541483" calcext:value-type="float">
            <text:p>0.46</text:p>
          </table:table-cell>
          <table:table-cell table:formula="of:=[.B50]*[.B50]+[.B50]*RAND()/2" office:value-type="float" office:value="0.272485337795904" calcext:value-type="float">
            <text:p>0.27</text:p>
          </table:table-cell>
          <table:table-cell table:formula="of:=[.D49]+1" office:value-type="float" office:value="48" calcext:value-type="float">
            <text:p>48</text:p>
          </table:table-cell>
          <table:table-cell table:formula="of:=COM.MICROSOFT.CONCAT(&quot;AA_BB_CC_&quot;;TEXT([.D50];&quot;0000&quot;))" office:value-type="string" office:string-value="AA_BB_CC_0048" calcext:value-type="string">
            <text:p>AA_BB_CC_0048</text:p>
          </table:table-cell>
        </table:table-row>
        <table:table-row table:style-name="ro1">
          <table:table-cell table:formula="of:=[.A50]+0.01" office:value-type="float" office:value="0.49" calcext:value-type="float">
            <text:p>0.49</text:p>
          </table:table-cell>
          <table:table-cell table:formula="of:=SIN([.A51])" office:value-type="float" office:value="0.470625888171158" calcext:value-type="float">
            <text:p>0.47</text:p>
          </table:table-cell>
          <table:table-cell table:formula="of:=[.B51]*[.B51]+[.B51]*RAND()/2" office:value-type="float" office:value="0.258917672530066" calcext:value-type="float">
            <text:p>0.26</text:p>
          </table:table-cell>
          <table:table-cell table:formula="of:=[.D50]+1" office:value-type="float" office:value="49" calcext:value-type="float">
            <text:p>49</text:p>
          </table:table-cell>
          <table:table-cell table:formula="of:=COM.MICROSOFT.CONCAT(&quot;AA_BB_CC_&quot;;TEXT([.D51];&quot;0000&quot;))" office:value-type="string" office:string-value="AA_BB_CC_0049" calcext:value-type="string">
            <text:p>AA_BB_CC_0049</text:p>
          </table:table-cell>
        </table:table-row>
        <table:table-row table:style-name="ro1">
          <table:table-cell table:formula="of:=[.A51]+0.01" office:value-type="float" office:value="0.5" calcext:value-type="float">
            <text:p>0.50</text:p>
          </table:table-cell>
          <table:table-cell table:formula="of:=SIN([.A52])" office:value-type="float" office:value="0.479425538604203" calcext:value-type="float">
            <text:p>0.48</text:p>
          </table:table-cell>
          <table:table-cell table:formula="of:=[.B52]*[.B52]+[.B52]*RAND()/2" office:value-type="float" office:value="0.360141130067124" calcext:value-type="float">
            <text:p>0.36</text:p>
          </table:table-cell>
          <table:table-cell table:formula="of:=[.D51]+1" office:value-type="float" office:value="50" calcext:value-type="float">
            <text:p>50</text:p>
          </table:table-cell>
          <table:table-cell table:formula="of:=COM.MICROSOFT.CONCAT(&quot;AA_BB_CC_&quot;;TEXT([.D52];&quot;0000&quot;))" office:value-type="string" office:string-value="AA_BB_CC_0050" calcext:value-type="string">
            <text:p>AA_BB_CC_0050</text:p>
          </table:table-cell>
        </table:table-row>
        <table:table-row table:style-name="ro1">
          <table:table-cell table:formula="of:=[.A52]+0.01" office:value-type="float" office:value="0.51" calcext:value-type="float">
            <text:p>0.51</text:p>
          </table:table-cell>
          <table:table-cell table:formula="of:=SIN([.A53])" office:value-type="float" office:value="0.488177246882908" calcext:value-type="float">
            <text:p>0.49</text:p>
          </table:table-cell>
          <table:table-cell table:formula="of:=[.B53]*[.B53]+[.B53]*RAND()/2" office:value-type="float" office:value="0.283947186694975" calcext:value-type="float">
            <text:p>0.28</text:p>
          </table:table-cell>
          <table:table-cell table:formula="of:=[.D52]+1" office:value-type="float" office:value="51" calcext:value-type="float">
            <text:p>51</text:p>
          </table:table-cell>
          <table:table-cell table:formula="of:=COM.MICROSOFT.CONCAT(&quot;AA_BB_CC_&quot;;TEXT([.D53];&quot;0000&quot;))" office:value-type="string" office:string-value="AA_BB_CC_0051" calcext:value-type="string">
            <text:p>AA_BB_CC_0051</text:p>
          </table:table-cell>
        </table:table-row>
        <table:table-row table:style-name="ro1">
          <table:table-cell table:formula="of:=[.A53]+0.01" office:value-type="float" office:value="0.52" calcext:value-type="float">
            <text:p>0.52</text:p>
          </table:table-cell>
          <table:table-cell table:formula="of:=SIN([.A54])" office:value-type="float" office:value="0.496880137843737" calcext:value-type="float">
            <text:p>0.50</text:p>
          </table:table-cell>
          <table:table-cell table:formula="of:=[.B54]*[.B54]+[.B54]*RAND()/2" office:value-type="float" office:value="0.340586701465223" calcext:value-type="float">
            <text:p>0.34</text:p>
          </table:table-cell>
          <table:table-cell table:formula="of:=[.D53]+1" office:value-type="float" office:value="52" calcext:value-type="float">
            <text:p>52</text:p>
          </table:table-cell>
          <table:table-cell table:formula="of:=COM.MICROSOFT.CONCAT(&quot;AA_BB_CC_&quot;;TEXT([.D54];&quot;0000&quot;))" office:value-type="string" office:string-value="AA_BB_CC_0052" calcext:value-type="string">
            <text:p>AA_BB_CC_0052</text:p>
          </table:table-cell>
        </table:table-row>
        <table:table-row table:style-name="ro1">
          <table:table-cell table:formula="of:=[.A54]+0.01" office:value-type="float" office:value="0.53" calcext:value-type="float">
            <text:p>0.53</text:p>
          </table:table-cell>
          <table:table-cell table:formula="of:=SIN([.A55])" office:value-type="float" office:value="0.505533341204847" calcext:value-type="float">
            <text:p>0.51</text:p>
          </table:table-cell>
          <table:table-cell table:formula="of:=[.B55]*[.B55]+[.B55]*RAND()/2" office:value-type="float" office:value="0.302710668702814" calcext:value-type="float">
            <text:p>0.30</text:p>
          </table:table-cell>
          <table:table-cell table:formula="of:=[.D54]+1" office:value-type="float" office:value="53" calcext:value-type="float">
            <text:p>53</text:p>
          </table:table-cell>
          <table:table-cell table:formula="of:=COM.MICROSOFT.CONCAT(&quot;AA_BB_CC_&quot;;TEXT([.D55];&quot;0000&quot;))" office:value-type="string" office:string-value="AA_BB_CC_0053" calcext:value-type="string">
            <text:p>AA_BB_CC_0053</text:p>
          </table:table-cell>
        </table:table-row>
        <table:table-row table:style-name="ro1">
          <table:table-cell table:formula="of:=[.A55]+0.01" office:value-type="float" office:value="0.54" calcext:value-type="float">
            <text:p>0.54</text:p>
          </table:table-cell>
          <table:table-cell table:formula="of:=SIN([.A56])" office:value-type="float" office:value="0.514135991653113" calcext:value-type="float">
            <text:p>0.51</text:p>
          </table:table-cell>
          <table:table-cell table:formula="of:=[.B56]*[.B56]+[.B56]*RAND()/2" office:value-type="float" office:value="0.426087220357346" calcext:value-type="float">
            <text:p>0.43</text:p>
          </table:table-cell>
          <table:table-cell table:formula="of:=[.D55]+1" office:value-type="float" office:value="54" calcext:value-type="float">
            <text:p>54</text:p>
          </table:table-cell>
          <table:table-cell table:formula="of:=COM.MICROSOFT.CONCAT(&quot;AA_BB_CC_&quot;;TEXT([.D56];&quot;0000&quot;))" office:value-type="string" office:string-value="AA_BB_CC_0054" calcext:value-type="string">
            <text:p>AA_BB_CC_0054</text:p>
          </table:table-cell>
        </table:table-row>
        <table:table-row table:style-name="ro1">
          <table:table-cell table:formula="of:=[.A56]+0.01" office:value-type="float" office:value="0.55" calcext:value-type="float">
            <text:p>0.55</text:p>
          </table:table-cell>
          <table:table-cell table:formula="of:=SIN([.A57])" office:value-type="float" office:value="0.522687228930659" calcext:value-type="float">
            <text:p>0.52</text:p>
          </table:table-cell>
          <table:table-cell table:formula="of:=[.B57]*[.B57]+[.B57]*RAND()/2" office:value-type="float" office:value="0.483132739636244" calcext:value-type="float">
            <text:p>0.48</text:p>
          </table:table-cell>
          <table:table-cell table:formula="of:=[.D56]+1" office:value-type="float" office:value="55" calcext:value-type="float">
            <text:p>55</text:p>
          </table:table-cell>
          <table:table-cell table:formula="of:=COM.MICROSOFT.CONCAT(&quot;AA_BB_CC_&quot;;TEXT([.D57];&quot;0000&quot;))" office:value-type="string" office:string-value="AA_BB_CC_0055" calcext:value-type="string">
            <text:p>AA_BB_CC_0055</text:p>
          </table:table-cell>
        </table:table-row>
        <table:table-row table:style-name="ro1">
          <table:table-cell table:formula="of:=[.A57]+0.01" office:value-type="float" office:value="0.56" calcext:value-type="float">
            <text:p>0.56</text:p>
          </table:table-cell>
          <table:table-cell table:formula="of:=SIN([.A58])" office:value-type="float" office:value="0.531186197920884" calcext:value-type="float">
            <text:p>0.53</text:p>
          </table:table-cell>
          <table:table-cell table:formula="of:=[.B58]*[.B58]+[.B58]*RAND()/2" office:value-type="float" office:value="0.292845495349281" calcext:value-type="float">
            <text:p>0.29</text:p>
          </table:table-cell>
          <table:table-cell table:formula="of:=[.D57]+1" office:value-type="float" office:value="56" calcext:value-type="float">
            <text:p>56</text:p>
          </table:table-cell>
          <table:table-cell table:formula="of:=COM.MICROSOFT.CONCAT(&quot;AA_BB_CC_&quot;;TEXT([.D58];&quot;0000&quot;))" office:value-type="string" office:string-value="AA_BB_CC_0056" calcext:value-type="string">
            <text:p>AA_BB_CC_0056</text:p>
          </table:table-cell>
        </table:table-row>
        <table:table-row table:style-name="ro1">
          <table:table-cell table:formula="of:=[.A58]+0.01" office:value-type="float" office:value="0.57" calcext:value-type="float">
            <text:p>0.57</text:p>
          </table:table-cell>
          <table:table-cell table:formula="of:=SIN([.A59])" office:value-type="float" office:value="0.53963204873397" calcext:value-type="float">
            <text:p>0.54</text:p>
          </table:table-cell>
          <table:table-cell table:formula="of:=[.B59]*[.B59]+[.B59]*RAND()/2" office:value-type="float" office:value="0.366593828994577" calcext:value-type="float">
            <text:p>0.37</text:p>
          </table:table-cell>
          <table:table-cell table:formula="of:=[.D58]+1" office:value-type="float" office:value="57" calcext:value-type="float">
            <text:p>57</text:p>
          </table:table-cell>
          <table:table-cell table:formula="of:=COM.MICROSOFT.CONCAT(&quot;AA_BB_CC_&quot;;TEXT([.D59];&quot;0000&quot;))" office:value-type="string" office:string-value="AA_BB_CC_0057" calcext:value-type="string">
            <text:p>AA_BB_CC_0057</text:p>
          </table:table-cell>
        </table:table-row>
        <table:table-row table:style-name="ro1">
          <table:table-cell table:formula="of:=[.A59]+0.01" office:value-type="float" office:value="0.58" calcext:value-type="float">
            <text:p>0.58</text:p>
          </table:table-cell>
          <table:table-cell table:formula="of:=SIN([.A60])" office:value-type="float" office:value="0.548023936791874" calcext:value-type="float">
            <text:p>0.55</text:p>
          </table:table-cell>
          <table:table-cell table:formula="of:=[.B60]*[.B60]+[.B60]*RAND()/2" office:value-type="float" office:value="0.434567882349885" calcext:value-type="float">
            <text:p>0.43</text:p>
          </table:table-cell>
          <table:table-cell table:formula="of:=[.D59]+1" office:value-type="float" office:value="58" calcext:value-type="float">
            <text:p>58</text:p>
          </table:table-cell>
          <table:table-cell table:formula="of:=COM.MICROSOFT.CONCAT(&quot;AA_BB_CC_&quot;;TEXT([.D60];&quot;0000&quot;))" office:value-type="string" office:string-value="AA_BB_CC_0058" calcext:value-type="string">
            <text:p>AA_BB_CC_0058</text:p>
          </table:table-cell>
        </table:table-row>
        <table:table-row table:style-name="ro1">
          <table:table-cell table:formula="of:=[.A60]+0.01" office:value-type="float" office:value="0.59" calcext:value-type="float">
            <text:p>0.59</text:p>
          </table:table-cell>
          <table:table-cell table:formula="of:=SIN([.A61])" office:value-type="float" office:value="0.556361022912784" calcext:value-type="float">
            <text:p>0.56</text:p>
          </table:table-cell>
          <table:table-cell table:formula="of:=[.B61]*[.B61]+[.B61]*RAND()/2" office:value-type="float" office:value="0.515738564970561" calcext:value-type="float">
            <text:p>0.52</text:p>
          </table:table-cell>
          <table:table-cell table:formula="of:=[.D60]+1" office:value-type="float" office:value="59" calcext:value-type="float">
            <text:p>59</text:p>
          </table:table-cell>
          <table:table-cell table:formula="of:=COM.MICROSOFT.CONCAT(&quot;AA_BB_CC_&quot;;TEXT([.D61];&quot;0000&quot;))" office:value-type="string" office:string-value="AA_BB_CC_0059" calcext:value-type="string">
            <text:p>AA_BB_CC_0059</text:p>
          </table:table-cell>
        </table:table-row>
        <table:table-row table:style-name="ro1">
          <table:table-cell table:formula="of:=[.A61]+0.01" office:value-type="float" office:value="0.6" calcext:value-type="float">
            <text:p>0.60</text:p>
          </table:table-cell>
          <table:table-cell table:formula="of:=SIN([.A62])" office:value-type="float" office:value="0.564642473395036" calcext:value-type="float">
            <text:p>0.56</text:p>
          </table:table-cell>
          <table:table-cell table:formula="of:=[.B62]*[.B62]+[.B62]*RAND()/2" office:value-type="float" office:value="0.350875176917934" calcext:value-type="float">
            <text:p>0.35</text:p>
          </table:table-cell>
          <table:table-cell table:formula="of:=[.D61]+1" office:value-type="float" office:value="60" calcext:value-type="float">
            <text:p>60</text:p>
          </table:table-cell>
          <table:table-cell table:formula="of:=COM.MICROSOFT.CONCAT(&quot;AA_BB_CC_&quot;;TEXT([.D62];&quot;0000&quot;))" office:value-type="string" office:string-value="AA_BB_CC_0060" calcext:value-type="string">
            <text:p>AA_BB_CC_0060</text:p>
          </table:table-cell>
        </table:table-row>
        <table:table-row table:style-name="ro1">
          <table:table-cell table:formula="of:=[.A62]+0.01" office:value-type="float" office:value="0.61" calcext:value-type="float">
            <text:p>0.61</text:p>
          </table:table-cell>
          <table:table-cell table:formula="of:=SIN([.A63])" office:value-type="float" office:value="0.572867460100481" calcext:value-type="float">
            <text:p>0.57</text:p>
          </table:table-cell>
          <table:table-cell table:formula="of:=[.B63]*[.B63]+[.B63]*RAND()/2" office:value-type="float" office:value="0.442245333257539" calcext:value-type="float">
            <text:p>0.44</text:p>
          </table:table-cell>
          <table:table-cell table:formula="of:=[.D62]+1" office:value-type="float" office:value="61" calcext:value-type="float">
            <text:p>61</text:p>
          </table:table-cell>
          <table:table-cell table:formula="of:=COM.MICROSOFT.CONCAT(&quot;AA_BB_CC_&quot;;TEXT([.D63];&quot;0000&quot;))" office:value-type="string" office:string-value="AA_BB_CC_0061" calcext:value-type="string">
            <text:p>AA_BB_CC_0061</text:p>
          </table:table-cell>
        </table:table-row>
        <table:table-row table:style-name="ro1">
          <table:table-cell table:formula="of:=[.A63]+0.01" office:value-type="float" office:value="0.62" calcext:value-type="float">
            <text:p>0.62</text:p>
          </table:table-cell>
          <table:table-cell table:formula="of:=SIN([.A64])" office:value-type="float" office:value="0.581035160537305" calcext:value-type="float">
            <text:p>0.58</text:p>
          </table:table-cell>
          <table:table-cell table:formula="of:=[.B64]*[.B64]+[.B64]*RAND()/2" office:value-type="float" office:value="0.431188828398669" calcext:value-type="float">
            <text:p>0.43</text:p>
          </table:table-cell>
          <table:table-cell table:formula="of:=[.D63]+1" office:value-type="float" office:value="62" calcext:value-type="float">
            <text:p>62</text:p>
          </table:table-cell>
          <table:table-cell table:formula="of:=COM.MICROSOFT.CONCAT(&quot;AA_BB_CC_&quot;;TEXT([.D64];&quot;0000&quot;))" office:value-type="string" office:string-value="AA_BB_CC_0062" calcext:value-type="string">
            <text:p>AA_BB_CC_0062</text:p>
          </table:table-cell>
        </table:table-row>
        <table:table-row table:style-name="ro1">
          <table:table-cell table:formula="of:=[.A64]+0.01" office:value-type="float" office:value="0.63" calcext:value-type="float">
            <text:p>0.63</text:p>
          </table:table-cell>
          <table:table-cell table:formula="of:=SIN([.A65])" office:value-type="float" office:value="0.58914475794227" calcext:value-type="float">
            <text:p>0.59</text:p>
          </table:table-cell>
          <table:table-cell table:formula="of:=[.B65]*[.B65]+[.B65]*RAND()/2" office:value-type="float" office:value="0.396269789520114" calcext:value-type="float">
            <text:p>0.40</text:p>
          </table:table-cell>
          <table:table-cell table:formula="of:=[.D64]+1" office:value-type="float" office:value="63" calcext:value-type="float">
            <text:p>63</text:p>
          </table:table-cell>
          <table:table-cell table:formula="of:=COM.MICROSOFT.CONCAT(&quot;AA_BB_CC_&quot;;TEXT([.D65];&quot;0000&quot;))" office:value-type="string" office:string-value="AA_BB_CC_0063" calcext:value-type="string">
            <text:p>AA_BB_CC_0063</text:p>
          </table:table-cell>
        </table:table-row>
        <table:table-row table:style-name="ro1">
          <table:table-cell table:formula="of:=[.A65]+0.01" office:value-type="float" office:value="0.64" calcext:value-type="float">
            <text:p>0.64</text:p>
          </table:table-cell>
          <table:table-cell table:formula="of:=SIN([.A66])" office:value-type="float" office:value="0.597195441362392" calcext:value-type="float">
            <text:p>0.60</text:p>
          </table:table-cell>
          <table:table-cell table:formula="of:=[.B66]*[.B66]+[.B66]*RAND()/2" office:value-type="float" office:value="0.402691163430495" calcext:value-type="float">
            <text:p>0.40</text:p>
          </table:table-cell>
          <table:table-cell table:formula="of:=[.D65]+1" office:value-type="float" office:value="64" calcext:value-type="float">
            <text:p>64</text:p>
          </table:table-cell>
          <table:table-cell table:formula="of:=COM.MICROSOFT.CONCAT(&quot;AA_BB_CC_&quot;;TEXT([.D66];&quot;0000&quot;))" office:value-type="string" office:string-value="AA_BB_CC_0064" calcext:value-type="string">
            <text:p>AA_BB_CC_0064</text:p>
          </table:table-cell>
        </table:table-row>
        <table:table-row table:style-name="ro1">
          <table:table-cell table:formula="of:=[.A66]+0.01" office:value-type="float" office:value="0.65" calcext:value-type="float">
            <text:p>0.65</text:p>
          </table:table-cell>
          <table:table-cell table:formula="of:=SIN([.A67])" office:value-type="float" office:value="0.60518640573604" calcext:value-type="float">
            <text:p>0.61</text:p>
          </table:table-cell>
          <table:table-cell table:formula="of:=[.B67]*[.B67]+[.B67]*RAND()/2" office:value-type="float" office:value="0.469632937768518" calcext:value-type="float">
            <text:p>0.47</text:p>
          </table:table-cell>
          <table:table-cell table:formula="of:=[.D66]+1" office:value-type="float" office:value="65" calcext:value-type="float">
            <text:p>65</text:p>
          </table:table-cell>
          <table:table-cell table:formula="of:=COM.MICROSOFT.CONCAT(&quot;AA_BB_CC_&quot;;TEXT([.D67];&quot;0000&quot;))" office:value-type="string" office:string-value="AA_BB_CC_0065" calcext:value-type="string">
            <text:p>AA_BB_CC_0065</text:p>
          </table:table-cell>
        </table:table-row>
        <table:table-row table:style-name="ro1">
          <table:table-cell table:formula="of:=[.A67]+0.01" office:value-type="float" office:value="0.66" calcext:value-type="float">
            <text:p>0.66</text:p>
          </table:table-cell>
          <table:table-cell table:formula="of:=SIN([.A68])" office:value-type="float" office:value="0.613116851973434" calcext:value-type="float">
            <text:p>0.61</text:p>
          </table:table-cell>
          <table:table-cell table:formula="of:=[.B68]*[.B68]+[.B68]*RAND()/2" office:value-type="float" office:value="0.444751019591493" calcext:value-type="float">
            <text:p>0.44</text:p>
          </table:table-cell>
          <table:table-cell table:formula="of:=[.D67]+1" office:value-type="float" office:value="66" calcext:value-type="float">
            <text:p>66</text:p>
          </table:table-cell>
          <table:table-cell table:formula="of:=COM.MICROSOFT.CONCAT(&quot;AA_BB_CC_&quot;;TEXT([.D68];&quot;0000&quot;))" office:value-type="string" office:string-value="AA_BB_CC_0066" calcext:value-type="string">
            <text:p>AA_BB_CC_0066</text:p>
          </table:table-cell>
        </table:table-row>
        <table:table-row table:style-name="ro1">
          <table:table-cell table:formula="of:=[.A68]+0.01" office:value-type="float" office:value="0.67" calcext:value-type="float">
            <text:p>0.67</text:p>
          </table:table-cell>
          <table:table-cell table:formula="of:=SIN([.A69])" office:value-type="float" office:value="0.62098598703656" calcext:value-type="float">
            <text:p>0.62</text:p>
          </table:table-cell>
          <table:table-cell table:formula="of:=[.B69]*[.B69]+[.B69]*RAND()/2" office:value-type="float" office:value="0.454613622784931" calcext:value-type="float">
            <text:p>0.45</text:p>
          </table:table-cell>
          <table:table-cell table:formula="of:=[.D68]+1" office:value-type="float" office:value="67" calcext:value-type="float">
            <text:p>67</text:p>
          </table:table-cell>
          <table:table-cell table:formula="of:=COM.MICROSOFT.CONCAT(&quot;AA_BB_CC_&quot;;TEXT([.D69];&quot;0000&quot;))" office:value-type="string" office:string-value="AA_BB_CC_0067" calcext:value-type="string">
            <text:p>AA_BB_CC_0067</text:p>
          </table:table-cell>
        </table:table-row>
        <table:table-row table:style-name="ro1">
          <table:table-cell table:formula="of:=[.A69]+0.01" office:value-type="float" office:value="0.68" calcext:value-type="float">
            <text:p>0.68</text:p>
          </table:table-cell>
          <table:table-cell table:formula="of:=SIN([.A70])" office:value-type="float" office:value="0.628793024018469" calcext:value-type="float">
            <text:p>0.63</text:p>
          </table:table-cell>
          <table:table-cell table:formula="of:=[.B70]*[.B70]+[.B70]*RAND()/2" office:value-type="float" office:value="0.50427558742056" calcext:value-type="float">
            <text:p>0.50</text:p>
          </table:table-cell>
          <table:table-cell table:formula="of:=[.D69]+1" office:value-type="float" office:value="68" calcext:value-type="float">
            <text:p>68</text:p>
          </table:table-cell>
          <table:table-cell table:formula="of:=COM.MICROSOFT.CONCAT(&quot;AA_BB_CC_&quot;;TEXT([.D70];&quot;0000&quot;))" office:value-type="string" office:string-value="AA_BB_CC_0068" calcext:value-type="string">
            <text:p>AA_BB_CC_0068</text:p>
          </table:table-cell>
        </table:table-row>
        <table:table-row table:style-name="ro1">
          <table:table-cell table:formula="of:=[.A70]+0.01" office:value-type="float" office:value="0.69" calcext:value-type="float">
            <text:p>0.69</text:p>
          </table:table-cell>
          <table:table-cell table:formula="of:=SIN([.A71])" office:value-type="float" office:value="0.636537182221968" calcext:value-type="float">
            <text:p>0.64</text:p>
          </table:table-cell>
          <table:table-cell table:formula="of:=[.B71]*[.B71]+[.B71]*RAND()/2" office:value-type="float" office:value="0.611975351406961" calcext:value-type="float">
            <text:p>0.61</text:p>
          </table:table-cell>
          <table:table-cell table:formula="of:=[.D70]+1" office:value-type="float" office:value="69" calcext:value-type="float">
            <text:p>69</text:p>
          </table:table-cell>
          <table:table-cell table:formula="of:=COM.MICROSOFT.CONCAT(&quot;AA_BB_CC_&quot;;TEXT([.D71];&quot;0000&quot;))" office:value-type="string" office:string-value="AA_BB_CC_0069" calcext:value-type="string">
            <text:p>AA_BB_CC_0069</text:p>
          </table:table-cell>
        </table:table-row>
        <table:table-row table:style-name="ro1">
          <table:table-cell table:formula="of:=[.A71]+0.01" office:value-type="float" office:value="0.7" calcext:value-type="float">
            <text:p>0.70</text:p>
          </table:table-cell>
          <table:table-cell table:formula="of:=SIN([.A72])" office:value-type="float" office:value="0.644217687237691" calcext:value-type="float">
            <text:p>0.64</text:p>
          </table:table-cell>
          <table:table-cell table:formula="of:=[.B72]*[.B72]+[.B72]*RAND()/2" office:value-type="float" office:value="0.582780276325877" calcext:value-type="float">
            <text:p>0.58</text:p>
          </table:table-cell>
          <table:table-cell table:formula="of:=[.D71]+1" office:value-type="float" office:value="70" calcext:value-type="float">
            <text:p>70</text:p>
          </table:table-cell>
          <table:table-cell table:formula="of:=COM.MICROSOFT.CONCAT(&quot;AA_BB_CC_&quot;;TEXT([.D72];&quot;0000&quot;))" office:value-type="string" office:string-value="AA_BB_CC_0070" calcext:value-type="string">
            <text:p>AA_BB_CC_0070</text:p>
          </table:table-cell>
        </table:table-row>
        <table:table-row table:style-name="ro1">
          <table:table-cell table:formula="of:=[.A72]+0.01" office:value-type="float" office:value="0.71" calcext:value-type="float">
            <text:p>0.71</text:p>
          </table:table-cell>
          <table:table-cell table:formula="of:=SIN([.A73])" office:value-type="float" office:value="0.651833771021537" calcext:value-type="float">
            <text:p>0.65</text:p>
          </table:table-cell>
          <table:table-cell table:formula="of:=[.B73]*[.B73]+[.B73]*RAND()/2" office:value-type="float" office:value="0.426983084304069" calcext:value-type="float">
            <text:p>0.43</text:p>
          </table:table-cell>
          <table:table-cell table:formula="of:=[.D72]+1" office:value-type="float" office:value="71" calcext:value-type="float">
            <text:p>71</text:p>
          </table:table-cell>
          <table:table-cell table:formula="of:=COM.MICROSOFT.CONCAT(&quot;AA_BB_CC_&quot;;TEXT([.D73];&quot;0000&quot;))" office:value-type="string" office:string-value="AA_BB_CC_0071" calcext:value-type="string">
            <text:p>AA_BB_CC_0071</text:p>
          </table:table-cell>
        </table:table-row>
        <table:table-row table:style-name="ro1">
          <table:table-cell table:formula="of:=[.A73]+0.01" office:value-type="float" office:value="0.72" calcext:value-type="float">
            <text:p>0.72</text:p>
          </table:table-cell>
          <table:table-cell table:formula="of:=SIN([.A74])" office:value-type="float" office:value="0.659384671971473" calcext:value-type="float">
            <text:p>0.66</text:p>
          </table:table-cell>
          <table:table-cell table:formula="of:=[.B74]*[.B74]+[.B74]*RAND()/2" office:value-type="float" office:value="0.717759039397711" calcext:value-type="float">
            <text:p>0.72</text:p>
          </table:table-cell>
          <table:table-cell table:formula="of:=[.D73]+1" office:value-type="float" office:value="72" calcext:value-type="float">
            <text:p>72</text:p>
          </table:table-cell>
          <table:table-cell table:formula="of:=COM.MICROSOFT.CONCAT(&quot;AA_BB_CC_&quot;;TEXT([.D74];&quot;0000&quot;))" office:value-type="string" office:string-value="AA_BB_CC_0072" calcext:value-type="string">
            <text:p>AA_BB_CC_0072</text:p>
          </table:table-cell>
        </table:table-row>
        <table:table-row table:style-name="ro1">
          <table:table-cell table:formula="of:=[.A74]+0.01" office:value-type="float" office:value="0.73" calcext:value-type="float">
            <text:p>0.73</text:p>
          </table:table-cell>
          <table:table-cell table:formula="of:=SIN([.A75])" office:value-type="float" office:value="0.666869635003698" calcext:value-type="float">
            <text:p>0.67</text:p>
          </table:table-cell>
          <table:table-cell table:formula="of:=[.B75]*[.B75]+[.B75]*RAND()/2" office:value-type="float" office:value="0.578125790997771" calcext:value-type="float">
            <text:p>0.58</text:p>
          </table:table-cell>
          <table:table-cell table:formula="of:=[.D74]+1" office:value-type="float" office:value="73" calcext:value-type="float">
            <text:p>73</text:p>
          </table:table-cell>
          <table:table-cell table:formula="of:=COM.MICROSOFT.CONCAT(&quot;AA_BB_CC_&quot;;TEXT([.D75];&quot;0000&quot;))" office:value-type="string" office:string-value="AA_BB_CC_0073" calcext:value-type="string">
            <text:p>AA_BB_CC_0073</text:p>
          </table:table-cell>
        </table:table-row>
        <table:table-row table:style-name="ro1">
          <table:table-cell table:formula="of:=[.A75]+0.01" office:value-type="float" office:value="0.74" calcext:value-type="float">
            <text:p>0.74</text:p>
          </table:table-cell>
          <table:table-cell table:formula="of:=SIN([.A76])" office:value-type="float" office:value="0.674287911628145" calcext:value-type="float">
            <text:p>0.67</text:p>
          </table:table-cell>
          <table:table-cell table:formula="of:=[.B76]*[.B76]+[.B76]*RAND()/2" office:value-type="float" office:value="0.688447293830735" calcext:value-type="float">
            <text:p>0.69</text:p>
          </table:table-cell>
          <table:table-cell table:formula="of:=[.D75]+1" office:value-type="float" office:value="74" calcext:value-type="float">
            <text:p>74</text:p>
          </table:table-cell>
          <table:table-cell table:formula="of:=COM.MICROSOFT.CONCAT(&quot;AA_BB_CC_&quot;;TEXT([.D76];&quot;0000&quot;))" office:value-type="string" office:string-value="AA_BB_CC_0074" calcext:value-type="string">
            <text:p>AA_BB_CC_0074</text:p>
          </table:table-cell>
        </table:table-row>
        <table:table-row table:style-name="ro1">
          <table:table-cell table:formula="of:=[.A76]+0.01" office:value-type="float" office:value="0.75" calcext:value-type="float">
            <text:p>0.75</text:p>
          </table:table-cell>
          <table:table-cell table:formula="of:=SIN([.A77])" office:value-type="float" office:value="0.681638760023334" calcext:value-type="float">
            <text:p>0.68</text:p>
          </table:table-cell>
          <table:table-cell table:formula="of:=[.B77]*[.B77]+[.B77]*RAND()/2" office:value-type="float" office:value="0.594963382160844" calcext:value-type="float">
            <text:p>0.59</text:p>
          </table:table-cell>
          <table:table-cell table:formula="of:=[.D76]+1" office:value-type="float" office:value="75" calcext:value-type="float">
            <text:p>75</text:p>
          </table:table-cell>
          <table:table-cell table:formula="of:=COM.MICROSOFT.CONCAT(&quot;AA_BB_CC_&quot;;TEXT([.D77];&quot;0000&quot;))" office:value-type="string" office:string-value="AA_BB_CC_0075" calcext:value-type="string">
            <text:p>AA_BB_CC_0075</text:p>
          </table:table-cell>
        </table:table-row>
        <table:table-row table:style-name="ro1">
          <table:table-cell table:formula="of:=[.A77]+0.01" office:value-type="float" office:value="0.76" calcext:value-type="float">
            <text:p>0.76</text:p>
          </table:table-cell>
          <table:table-cell table:formula="of:=SIN([.A78])" office:value-type="float" office:value="0.688921445110552" calcext:value-type="float">
            <text:p>0.69</text:p>
          </table:table-cell>
          <table:table-cell table:formula="of:=[.B78]*[.B78]+[.B78]*RAND()/2" office:value-type="float" office:value="0.788125399005449" calcext:value-type="float">
            <text:p>0.79</text:p>
          </table:table-cell>
          <table:table-cell table:formula="of:=[.D77]+1" office:value-type="float" office:value="76" calcext:value-type="float">
            <text:p>76</text:p>
          </table:table-cell>
          <table:table-cell table:formula="of:=COM.MICROSOFT.CONCAT(&quot;AA_BB_CC_&quot;;TEXT([.D78];&quot;0000&quot;))" office:value-type="string" office:string-value="AA_BB_CC_0076" calcext:value-type="string">
            <text:p>AA_BB_CC_0076</text:p>
          </table:table-cell>
        </table:table-row>
        <table:table-row table:style-name="ro1">
          <table:table-cell table:formula="of:=[.A78]+0.01" office:value-type="float" office:value="0.77" calcext:value-type="float">
            <text:p>0.77</text:p>
          </table:table-cell>
          <table:table-cell table:formula="of:=SIN([.A79])" office:value-type="float" office:value="0.696135238627357" calcext:value-type="float">
            <text:p>0.70</text:p>
          </table:table-cell>
          <table:table-cell table:formula="of:=[.B79]*[.B79]+[.B79]*RAND()/2" office:value-type="float" office:value="0.531282066244598" calcext:value-type="float">
            <text:p>0.53</text:p>
          </table:table-cell>
          <table:table-cell table:formula="of:=[.D78]+1" office:value-type="float" office:value="77" calcext:value-type="float">
            <text:p>77</text:p>
          </table:table-cell>
          <table:table-cell table:formula="of:=COM.MICROSOFT.CONCAT(&quot;AA_BB_CC_&quot;;TEXT([.D79];&quot;0000&quot;))" office:value-type="string" office:string-value="AA_BB_CC_0077" calcext:value-type="string">
            <text:p>AA_BB_CC_0077</text:p>
          </table:table-cell>
        </table:table-row>
        <table:table-row table:style-name="ro1">
          <table:table-cell table:formula="of:=[.A79]+0.01" office:value-type="float" office:value="0.78" calcext:value-type="float">
            <text:p>0.78</text:p>
          </table:table-cell>
          <table:table-cell table:formula="of:=SIN([.A80])" office:value-type="float" office:value="0.70327941920041" calcext:value-type="float">
            <text:p>0.70</text:p>
          </table:table-cell>
          <table:table-cell table:formula="of:=[.B80]*[.B80]+[.B80]*RAND()/2" office:value-type="float" office:value="0.793435016621995" calcext:value-type="float">
            <text:p>0.79</text:p>
          </table:table-cell>
          <table:table-cell table:formula="of:=[.D79]+1" office:value-type="float" office:value="78" calcext:value-type="float">
            <text:p>78</text:p>
          </table:table-cell>
          <table:table-cell table:formula="of:=COM.MICROSOFT.CONCAT(&quot;AA_BB_CC_&quot;;TEXT([.D80];&quot;0000&quot;))" office:value-type="string" office:string-value="AA_BB_CC_0078" calcext:value-type="string">
            <text:p>AA_BB_CC_0078</text:p>
          </table:table-cell>
        </table:table-row>
        <table:table-row table:style-name="ro1">
          <table:table-cell table:formula="of:=[.A80]+0.01" office:value-type="float" office:value="0.790000000000001" calcext:value-type="float">
            <text:p>0.79</text:p>
          </table:table-cell>
          <table:table-cell table:formula="of:=SIN([.A81])" office:value-type="float" office:value="0.710353272417608" calcext:value-type="float">
            <text:p>0.71</text:p>
          </table:table-cell>
          <table:table-cell table:formula="of:=[.B81]*[.B81]+[.B81]*RAND()/2" office:value-type="float" office:value="0.66632811407042" calcext:value-type="float">
            <text:p>0.67</text:p>
          </table:table-cell>
          <table:table-cell table:formula="of:=[.D80]+1" office:value-type="float" office:value="79" calcext:value-type="float">
            <text:p>79</text:p>
          </table:table-cell>
          <table:table-cell table:formula="of:=COM.MICROSOFT.CONCAT(&quot;AA_BB_CC_&quot;;TEXT([.D81];&quot;0000&quot;))" office:value-type="string" office:string-value="AA_BB_CC_0079" calcext:value-type="string">
            <text:p>AA_BB_CC_0079</text:p>
          </table:table-cell>
        </table:table-row>
        <table:table-row table:style-name="ro1">
          <table:table-cell table:formula="of:=[.A81]+0.01" office:value-type="float" office:value="0.8" calcext:value-type="float">
            <text:p>0.80</text:p>
          </table:table-cell>
          <table:table-cell table:formula="of:=SIN([.A82])" office:value-type="float" office:value="0.717356090899523" calcext:value-type="float">
            <text:p>0.72</text:p>
          </table:table-cell>
          <table:table-cell table:formula="of:=[.B82]*[.B82]+[.B82]*RAND()/2" office:value-type="float" office:value="0.798627829524528" calcext:value-type="float">
            <text:p>0.80</text:p>
          </table:table-cell>
          <table:table-cell table:formula="of:=[.D81]+1" office:value-type="float" office:value="80" calcext:value-type="float">
            <text:p>80</text:p>
          </table:table-cell>
          <table:table-cell table:formula="of:=COM.MICROSOFT.CONCAT(&quot;AA_BB_CC_&quot;;TEXT([.D82];&quot;0000&quot;))" office:value-type="string" office:string-value="AA_BB_CC_0080" calcext:value-type="string">
            <text:p>AA_BB_CC_0080</text:p>
          </table:table-cell>
        </table:table-row>
        <table:table-row table:style-name="ro1">
          <table:table-cell table:formula="of:=[.A82]+0.01" office:value-type="float" office:value="0.810000000000001" calcext:value-type="float">
            <text:p>0.81</text:p>
          </table:table-cell>
          <table:table-cell table:formula="of:=SIN([.A83])" office:value-type="float" office:value="0.724287174370143" calcext:value-type="float">
            <text:p>0.72</text:p>
          </table:table-cell>
          <table:table-cell table:formula="of:=[.B83]*[.B83]+[.B83]*RAND()/2" office:value-type="float" office:value="0.744070689144753" calcext:value-type="float">
            <text:p>0.74</text:p>
          </table:table-cell>
          <table:table-cell table:formula="of:=[.D82]+1" office:value-type="float" office:value="81" calcext:value-type="float">
            <text:p>81</text:p>
          </table:table-cell>
          <table:table-cell table:formula="of:=COM.MICROSOFT.CONCAT(&quot;AA_BB_CC_&quot;;TEXT([.D83];&quot;0000&quot;))" office:value-type="string" office:string-value="AA_BB_CC_0081" calcext:value-type="string">
            <text:p>AA_BB_CC_0081</text:p>
          </table:table-cell>
        </table:table-row>
        <table:table-row table:style-name="ro1">
          <table:table-cell table:formula="of:=[.A83]+0.01" office:value-type="float" office:value="0.82" calcext:value-type="float">
            <text:p>0.82</text:p>
          </table:table-cell>
          <table:table-cell table:formula="of:=SIN([.A84])" office:value-type="float" office:value="0.731145829726896" calcext:value-type="float">
            <text:p>0.73</text:p>
          </table:table-cell>
          <table:table-cell table:formula="of:=[.B84]*[.B84]+[.B84]*RAND()/2" office:value-type="float" office:value="0.735741628032153" calcext:value-type="float">
            <text:p>0.74</text:p>
          </table:table-cell>
          <table:table-cell table:formula="of:=[.D83]+1" office:value-type="float" office:value="82" calcext:value-type="float">
            <text:p>82</text:p>
          </table:table-cell>
          <table:table-cell table:formula="of:=COM.MICROSOFT.CONCAT(&quot;AA_BB_CC_&quot;;TEXT([.D84];&quot;0000&quot;))" office:value-type="string" office:string-value="AA_BB_CC_0082" calcext:value-type="string">
            <text:p>AA_BB_CC_0082</text:p>
          </table:table-cell>
        </table:table-row>
        <table:table-row table:style-name="ro1">
          <table:table-cell table:formula="of:=[.A84]+0.01" office:value-type="float" office:value="0.83" calcext:value-type="float">
            <text:p>0.83</text:p>
          </table:table-cell>
          <table:table-cell table:formula="of:=SIN([.A85])" office:value-type="float" office:value="0.737931371109963" calcext:value-type="float">
            <text:p>0.74</text:p>
          </table:table-cell>
          <table:table-cell table:formula="of:=[.B85]*[.B85]+[.B85]*RAND()/2" office:value-type="float" office:value="0.574688463254931" calcext:value-type="float">
            <text:p>0.57</text:p>
          </table:table-cell>
          <table:table-cell table:formula="of:=[.D84]+1" office:value-type="float" office:value="83" calcext:value-type="float">
            <text:p>83</text:p>
          </table:table-cell>
          <table:table-cell table:formula="of:=COM.MICROSOFT.CONCAT(&quot;AA_BB_CC_&quot;;TEXT([.D85];&quot;0000&quot;))" office:value-type="string" office:string-value="AA_BB_CC_0083" calcext:value-type="string">
            <text:p>AA_BB_CC_0083</text:p>
          </table:table-cell>
        </table:table-row>
        <table:table-row table:style-name="ro1">
          <table:table-cell table:formula="of:=[.A85]+0.01" office:value-type="float" office:value="0.84" calcext:value-type="float">
            <text:p>0.84</text:p>
          </table:table-cell>
          <table:table-cell table:formula="of:=SIN([.A86])" office:value-type="float" office:value="0.74464311997086" calcext:value-type="float">
            <text:p>0.74</text:p>
          </table:table-cell>
          <table:table-cell table:formula="of:=[.B86]*[.B86]+[.B86]*RAND()/2" office:value-type="float" office:value="0.819013789366583" calcext:value-type="float">
            <text:p>0.82</text:p>
          </table:table-cell>
          <table:table-cell table:formula="of:=[.D85]+1" office:value-type="float" office:value="84" calcext:value-type="float">
            <text:p>84</text:p>
          </table:table-cell>
          <table:table-cell table:formula="of:=COM.MICROSOFT.CONCAT(&quot;AA_BB_CC_&quot;;TEXT([.D86];&quot;0000&quot;))" office:value-type="string" office:string-value="AA_BB_CC_0084" calcext:value-type="string">
            <text:p>AA_BB_CC_0084</text:p>
          </table:table-cell>
        </table:table-row>
        <table:table-row table:style-name="ro1">
          <table:table-cell table:formula="of:=[.A86]+0.01" office:value-type="float" office:value="0.850000000000001" calcext:value-type="float">
            <text:p>0.85</text:p>
          </table:table-cell>
          <table:table-cell table:formula="of:=SIN([.A87])" office:value-type="float" office:value="0.751280405140293" calcext:value-type="float">
            <text:p>0.75</text:p>
          </table:table-cell>
          <table:table-cell table:formula="of:=[.B87]*[.B87]+[.B87]*RAND()/2" office:value-type="float" office:value="0.564498190068968" calcext:value-type="float">
            <text:p>0.56</text:p>
          </table:table-cell>
          <table:table-cell table:formula="of:=[.D86]+1" office:value-type="float" office:value="85" calcext:value-type="float">
            <text:p>85</text:p>
          </table:table-cell>
          <table:table-cell table:formula="of:=COM.MICROSOFT.CONCAT(&quot;AA_BB_CC_&quot;;TEXT([.D87];&quot;0000&quot;))" office:value-type="string" office:string-value="AA_BB_CC_0085" calcext:value-type="string">
            <text:p>AA_BB_CC_0085</text:p>
          </table:table-cell>
        </table:table-row>
        <table:table-row table:style-name="ro1">
          <table:table-cell table:formula="of:=[.A87]+0.01" office:value-type="float" office:value="0.860000000000001" calcext:value-type="float">
            <text:p>0.86</text:p>
          </table:table-cell>
          <table:table-cell table:formula="of:=SIN([.A88])" office:value-type="float" office:value="0.757842562895277" calcext:value-type="float">
            <text:p>0.76</text:p>
          </table:table-cell>
          <table:table-cell table:formula="of:=[.B88]*[.B88]+[.B88]*RAND()/2" office:value-type="float" office:value="0.801539772054411" calcext:value-type="float">
            <text:p>0.80</text:p>
          </table:table-cell>
          <table:table-cell table:formula="of:=[.D87]+1" office:value-type="float" office:value="86" calcext:value-type="float">
            <text:p>86</text:p>
          </table:table-cell>
          <table:table-cell table:formula="of:=COM.MICROSOFT.CONCAT(&quot;AA_BB_CC_&quot;;TEXT([.D88];&quot;0000&quot;))" office:value-type="string" office:string-value="AA_BB_CC_0086" calcext:value-type="string">
            <text:p>AA_BB_CC_0086</text:p>
          </table:table-cell>
        </table:table-row>
        <table:table-row table:style-name="ro1">
          <table:table-cell table:formula="of:=[.A88]+0.01" office:value-type="float" office:value="0.87" calcext:value-type="float">
            <text:p>0.87</text:p>
          </table:table-cell>
          <table:table-cell table:formula="of:=SIN([.A89])" office:value-type="float" office:value="0.764328937025505" calcext:value-type="float">
            <text:p>0.76</text:p>
          </table:table-cell>
          <table:table-cell table:formula="of:=[.B89]*[.B89]+[.B89]*RAND()/2" office:value-type="float" office:value="0.834954230592108" calcext:value-type="float">
            <text:p>0.83</text:p>
          </table:table-cell>
          <table:table-cell table:formula="of:=[.D88]+1" office:value-type="float" office:value="87" calcext:value-type="float">
            <text:p>87</text:p>
          </table:table-cell>
          <table:table-cell table:formula="of:=COM.MICROSOFT.CONCAT(&quot;AA_BB_CC_&quot;;TEXT([.D89];&quot;0000&quot;))" office:value-type="string" office:string-value="AA_BB_CC_0087" calcext:value-type="string">
            <text:p>AA_BB_CC_0087</text:p>
          </table:table-cell>
        </table:table-row>
        <table:table-row table:style-name="ro1">
          <table:table-cell table:formula="of:=[.A89]+0.01" office:value-type="float" office:value="0.88" calcext:value-type="float">
            <text:p>0.88</text:p>
          </table:table-cell>
          <table:table-cell table:formula="of:=SIN([.A90])" office:value-type="float" office:value="0.77073887889897" calcext:value-type="float">
            <text:p>0.77</text:p>
          </table:table-cell>
          <table:table-cell table:formula="of:=[.B90]*[.B90]+[.B90]*RAND()/2" office:value-type="float" office:value="0.652023482874195" calcext:value-type="float">
            <text:p>0.65</text:p>
          </table:table-cell>
          <table:table-cell table:formula="of:=[.D89]+1" office:value-type="float" office:value="88" calcext:value-type="float">
            <text:p>88</text:p>
          </table:table-cell>
          <table:table-cell table:formula="of:=COM.MICROSOFT.CONCAT(&quot;AA_BB_CC_&quot;;TEXT([.D90];&quot;0000&quot;))" office:value-type="string" office:string-value="AA_BB_CC_0088" calcext:value-type="string">
            <text:p>AA_BB_CC_0088</text:p>
          </table:table-cell>
        </table:table-row>
        <table:table-row table:style-name="ro1">
          <table:table-cell table:formula="of:=[.A90]+0.01" office:value-type="float" office:value="0.890000000000001" calcext:value-type="float">
            <text:p>0.89</text:p>
          </table:table-cell>
          <table:table-cell table:formula="of:=SIN([.A91])" office:value-type="float" office:value="0.777071747526824" calcext:value-type="float">
            <text:p>0.78</text:p>
          </table:table-cell>
          <table:table-cell table:formula="of:=[.B91]*[.B91]+[.B91]*RAND()/2" office:value-type="float" office:value="0.68568304000806" calcext:value-type="float">
            <text:p>0.69</text:p>
          </table:table-cell>
          <table:table-cell table:formula="of:=[.D90]+1" office:value-type="float" office:value="89" calcext:value-type="float">
            <text:p>89</text:p>
          </table:table-cell>
          <table:table-cell table:formula="of:=COM.MICROSOFT.CONCAT(&quot;AA_BB_CC_&quot;;TEXT([.D91];&quot;0000&quot;))" office:value-type="string" office:string-value="AA_BB_CC_0089" calcext:value-type="string">
            <text:p>AA_BB_CC_0089</text:p>
          </table:table-cell>
        </table:table-row>
        <table:table-row table:style-name="ro1">
          <table:table-cell table:formula="of:=[.A91]+0.01" office:value-type="float" office:value="0.900000000000001" calcext:value-type="float">
            <text:p>0.90</text:p>
          </table:table-cell>
          <table:table-cell table:formula="of:=SIN([.A92])" office:value-type="float" office:value="0.783326909627484" calcext:value-type="float">
            <text:p>0.78</text:p>
          </table:table-cell>
          <table:table-cell table:formula="of:=[.B92]*[.B92]+[.B92]*RAND()/2" office:value-type="float" office:value="0.796606671064071" calcext:value-type="float">
            <text:p>0.80</text:p>
          </table:table-cell>
          <table:table-cell table:formula="of:=[.D91]+1" office:value-type="float" office:value="90" calcext:value-type="float">
            <text:p>90</text:p>
          </table:table-cell>
          <table:table-cell table:formula="of:=COM.MICROSOFT.CONCAT(&quot;AA_BB_CC_&quot;;TEXT([.D92];&quot;0000&quot;))" office:value-type="string" office:string-value="AA_BB_CC_0090" calcext:value-type="string">
            <text:p>AA_BB_CC_0090</text:p>
          </table:table-cell>
        </table:table-row>
        <table:table-row table:style-name="ro1">
          <table:table-cell table:formula="of:=[.A92]+0.01" office:value-type="float" office:value="0.910000000000001" calcext:value-type="float">
            <text:p>0.91</text:p>
          </table:table-cell>
          <table:table-cell table:formula="of:=SIN([.A93])" office:value-type="float" office:value="0.789503739689951" calcext:value-type="float">
            <text:p>0.79</text:p>
          </table:table-cell>
          <table:table-cell table:formula="of:=[.B93]*[.B93]+[.B93]*RAND()/2" office:value-type="float" office:value="0.627814686004624" calcext:value-type="float">
            <text:p>0.63</text:p>
          </table:table-cell>
          <table:table-cell table:formula="of:=[.D92]+1" office:value-type="float" office:value="91" calcext:value-type="float">
            <text:p>91</text:p>
          </table:table-cell>
          <table:table-cell table:formula="of:=COM.MICROSOFT.CONCAT(&quot;AA_BB_CC_&quot;;TEXT([.D93];&quot;0000&quot;))" office:value-type="string" office:string-value="AA_BB_CC_0091" calcext:value-type="string">
            <text:p>AA_BB_CC_0091</text:p>
          </table:table-cell>
        </table:table-row>
        <table:table-row table:style-name="ro1">
          <table:table-cell table:formula="of:=[.A93]+0.01" office:value-type="float" office:value="0.92" calcext:value-type="float">
            <text:p>0.92</text:p>
          </table:table-cell>
          <table:table-cell table:formula="of:=SIN([.A94])" office:value-type="float" office:value="0.795601620036366" calcext:value-type="float">
            <text:p>0.80</text:p>
          </table:table-cell>
          <table:table-cell table:formula="of:=[.B94]*[.B94]+[.B94]*RAND()/2" office:value-type="float" office:value="0.713824765604405" calcext:value-type="float">
            <text:p>0.71</text:p>
          </table:table-cell>
          <table:table-cell table:formula="of:=[.D93]+1" office:value-type="float" office:value="92" calcext:value-type="float">
            <text:p>92</text:p>
          </table:table-cell>
          <table:table-cell table:formula="of:=COM.MICROSOFT.CONCAT(&quot;AA_BB_CC_&quot;;TEXT([.D94];&quot;0000&quot;))" office:value-type="string" office:string-value="AA_BB_CC_0092" calcext:value-type="string">
            <text:p>AA_BB_CC_0092</text:p>
          </table:table-cell>
        </table:table-row>
        <table:table-row table:style-name="ro1">
          <table:table-cell table:formula="of:=[.A94]+0.01" office:value-type="float" office:value="0.930000000000001" calcext:value-type="float">
            <text:p>0.93</text:p>
          </table:table-cell>
          <table:table-cell table:formula="of:=SIN([.A95])" office:value-type="float" office:value="0.801619940883777" calcext:value-type="float">
            <text:p>0.80</text:p>
          </table:table-cell>
          <table:table-cell table:formula="of:=[.B95]*[.B95]+[.B95]*RAND()/2" office:value-type="float" office:value="0.95383476489463" calcext:value-type="float">
            <text:p>0.95</text:p>
          </table:table-cell>
          <table:table-cell table:formula="of:=[.D94]+1" office:value-type="float" office:value="93" calcext:value-type="float">
            <text:p>93</text:p>
          </table:table-cell>
          <table:table-cell table:formula="of:=COM.MICROSOFT.CONCAT(&quot;AA_BB_CC_&quot;;TEXT([.D95];&quot;0000&quot;))" office:value-type="string" office:string-value="AA_BB_CC_0093" calcext:value-type="string">
            <text:p>AA_BB_CC_0093</text:p>
          </table:table-cell>
        </table:table-row>
        <table:table-row table:style-name="ro1">
          <table:table-cell table:formula="of:=[.A95]+0.01" office:value-type="float" office:value="0.940000000000001" calcext:value-type="float">
            <text:p>0.94</text:p>
          </table:table-cell>
          <table:table-cell table:formula="of:=SIN([.A96])" office:value-type="float" office:value="0.807558100405115" calcext:value-type="float">
            <text:p>0.81</text:p>
          </table:table-cell>
          <table:table-cell table:formula="of:=[.B96]*[.B96]+[.B96]*RAND()/2" office:value-type="float" office:value="0.838270532013635" calcext:value-type="float">
            <text:p>0.84</text:p>
          </table:table-cell>
          <table:table-cell table:formula="of:=[.D95]+1" office:value-type="float" office:value="94" calcext:value-type="float">
            <text:p>94</text:p>
          </table:table-cell>
          <table:table-cell table:formula="of:=COM.MICROSOFT.CONCAT(&quot;AA_BB_CC_&quot;;TEXT([.D96];&quot;0000&quot;))" office:value-type="string" office:string-value="AA_BB_CC_0094" calcext:value-type="string">
            <text:p>AA_BB_CC_0094</text:p>
          </table:table-cell>
        </table:table-row>
        <table:table-row table:style-name="ro1">
          <table:table-cell table:formula="of:=[.A96]+0.01" office:value-type="float" office:value="0.950000000000001" calcext:value-type="float">
            <text:p>0.95</text:p>
          </table:table-cell>
          <table:table-cell table:formula="of:=SIN([.A97])" office:value-type="float" office:value="0.813415504789374" calcext:value-type="float">
            <text:p>0.81</text:p>
          </table:table-cell>
          <table:table-cell table:formula="of:=[.B97]*[.B97]+[.B97]*RAND()/2" office:value-type="float" office:value="0.854796076321415" calcext:value-type="float">
            <text:p>0.85</text:p>
          </table:table-cell>
          <table:table-cell table:formula="of:=[.D96]+1" office:value-type="float" office:value="95" calcext:value-type="float">
            <text:p>95</text:p>
          </table:table-cell>
          <table:table-cell table:formula="of:=COM.MICROSOFT.CONCAT(&quot;AA_BB_CC_&quot;;TEXT([.D97];&quot;0000&quot;))" office:value-type="string" office:string-value="AA_BB_CC_0095" calcext:value-type="string">
            <text:p>AA_BB_CC_0095</text:p>
          </table:table-cell>
        </table:table-row>
        <table:table-row table:style-name="ro1">
          <table:table-cell table:formula="of:=[.A97]+0.01" office:value-type="float" office:value="0.960000000000001" calcext:value-type="float">
            <text:p>0.96</text:p>
          </table:table-cell>
          <table:table-cell table:formula="of:=SIN([.A98])" office:value-type="float" office:value="0.819191568300999" calcext:value-type="float">
            <text:p>0.82</text:p>
          </table:table-cell>
          <table:table-cell table:formula="of:=[.B98]*[.B98]+[.B98]*RAND()/2" office:value-type="float" office:value="1.06345981649734" calcext:value-type="float">
            <text:p>1.06</text:p>
          </table:table-cell>
          <table:table-cell table:formula="of:=[.D97]+1" office:value-type="float" office:value="96" calcext:value-type="float">
            <text:p>96</text:p>
          </table:table-cell>
          <table:table-cell table:formula="of:=COM.MICROSOFT.CONCAT(&quot;AA_BB_CC_&quot;;TEXT([.D98];&quot;0000&quot;))" office:value-type="string" office:string-value="AA_BB_CC_0096" calcext:value-type="string">
            <text:p>AA_BB_CC_0096</text:p>
          </table:table-cell>
        </table:table-row>
        <table:table-row table:style-name="ro1">
          <table:table-cell table:formula="of:=[.A98]+0.01" office:value-type="float" office:value="0.970000000000001" calcext:value-type="float">
            <text:p>0.97</text:p>
          </table:table-cell>
          <table:table-cell table:formula="of:=SIN([.A99])" office:value-type="float" office:value="0.82488571333845" calcext:value-type="float">
            <text:p>0.82</text:p>
          </table:table-cell>
          <table:table-cell table:formula="of:=[.B99]*[.B99]+[.B99]*RAND()/2" office:value-type="float" office:value="0.967781215241828" calcext:value-type="float">
            <text:p>0.97</text:p>
          </table:table-cell>
          <table:table-cell table:formula="of:=[.D98]+1" office:value-type="float" office:value="97" calcext:value-type="float">
            <text:p>97</text:p>
          </table:table-cell>
          <table:table-cell table:formula="of:=COM.MICROSOFT.CONCAT(&quot;AA_BB_CC_&quot;;TEXT([.D99];&quot;0000&quot;))" office:value-type="string" office:string-value="AA_BB_CC_0097" calcext:value-type="string">
            <text:p>AA_BB_CC_0097</text:p>
          </table:table-cell>
        </table:table-row>
        <table:table-row table:style-name="ro1">
          <table:table-cell table:formula="of:=[.A99]+0.01" office:value-type="float" office:value="0.980000000000001" calcext:value-type="float">
            <text:p>0.98</text:p>
          </table:table-cell>
          <table:table-cell table:formula="of:=SIN([.A100])" office:value-type="float" office:value="0.830497370491971" calcext:value-type="float">
            <text:p>0.83</text:p>
          </table:table-cell>
          <table:table-cell table:formula="of:=[.B100]*[.B100]+[.B100]*RAND()/2" office:value-type="float" office:value="0.803994871173255" calcext:value-type="float">
            <text:p>0.80</text:p>
          </table:table-cell>
          <table:table-cell table:formula="of:=[.D99]+1" office:value-type="float" office:value="98" calcext:value-type="float">
            <text:p>98</text:p>
          </table:table-cell>
          <table:table-cell table:formula="of:=COM.MICROSOFT.CONCAT(&quot;AA_BB_CC_&quot;;TEXT([.D100];&quot;0000&quot;))" office:value-type="string" office:string-value="AA_BB_CC_0098" calcext:value-type="string">
            <text:p>AA_BB_CC_0098</text:p>
          </table:table-cell>
        </table:table-row>
        <table:table-row table:style-name="ro1">
          <table:table-cell table:formula="of:=[.A100]+0.01" office:value-type="float" office:value="0.990000000000001" calcext:value-type="float">
            <text:p>0.99</text:p>
          </table:table-cell>
          <table:table-cell table:formula="of:=SIN([.A101])" office:value-type="float" office:value="0.836025978600521" calcext:value-type="float">
            <text:p>0.84</text:p>
          </table:table-cell>
          <table:table-cell table:formula="of:=[.B101]*[.B101]+[.B101]*RAND()/2" office:value-type="float" office:value="1.10178073687354" calcext:value-type="float">
            <text:p>1.10</text:p>
          </table:table-cell>
          <table:table-cell table:formula="of:=[.D100]+1" office:value-type="float" office:value="99" calcext:value-type="float">
            <text:p>99</text:p>
          </table:table-cell>
          <table:table-cell table:formula="of:=COM.MICROSOFT.CONCAT(&quot;AA_BB_CC_&quot;;TEXT([.D101];&quot;0000&quot;))" office:value-type="string" office:string-value="AA_BB_CC_0099" calcext:value-type="string">
            <text:p>AA_BB_CC_0099</text:p>
          </table:table-cell>
        </table:table-row>
        <table:table-row table:style-name="ro1">
          <table:table-cell table:formula="of:=[.A101]+0.01" office:value-type="float" office:value="1" calcext:value-type="float">
            <text:p>1.00</text:p>
          </table:table-cell>
          <table:table-cell table:formula="of:=SIN([.A102])" office:value-type="float" office:value="0.841470984807897" calcext:value-type="float">
            <text:p>0.84</text:p>
          </table:table-cell>
          <table:table-cell table:formula="of:=[.B102]*[.B102]+[.B102]*RAND()/2" office:value-type="float" office:value="1.09376219250084" calcext:value-type="float">
            <text:p>1.09</text:p>
          </table:table-cell>
          <table:table-cell table:formula="of:=[.D101]+1" office:value-type="float" office:value="100" calcext:value-type="float">
            <text:p>100</text:p>
          </table:table-cell>
          <table:table-cell table:formula="of:=COM.MICROSOFT.CONCAT(&quot;AA_BB_CC_&quot;;TEXT([.D102];&quot;0000&quot;))" office:value-type="string" office:string-value="AA_BB_CC_0100" calcext:value-type="string">
            <text:p>AA_BB_CC_0100</text:p>
          </table:table-cell>
        </table:table-row>
        <table:table-row table:style-name="ro1">
          <table:table-cell table:formula="of:=[.A2]+RAND()/10" office:value-type="float" office:value="0.0727881440378728" calcext:value-type="float">
            <text:p>0.07</text:p>
          </table:table-cell>
          <table:table-cell table:formula="of:=SIN([.A103])" office:value-type="float" office:value="0.0727238877489934" calcext:value-type="float">
            <text:p>0.07</text:p>
          </table:table-cell>
          <table:table-cell table:formula="of:=[.B103]*[.B103]+[.B103]*RAND()/2" office:value-type="float" office:value="0.0350164979069669" calcext:value-type="float">
            <text:p>0.04</text:p>
          </table:table-cell>
          <table:table-cell table:formula="of:=[.D102]+1" office:value-type="float" office:value="101" calcext:value-type="float">
            <text:p>101</text:p>
          </table:table-cell>
          <table:table-cell table:formula="of:=COM.MICROSOFT.CONCAT(&quot;AA_BB_CC_&quot;;TEXT([.D103];&quot;0000&quot;))" office:value-type="string" office:string-value="AA_BB_CC_0101" calcext:value-type="string">
            <text:p>AA_BB_CC_0101</text:p>
          </table:table-cell>
        </table:table-row>
        <table:table-row table:style-name="ro1">
          <table:table-cell table:formula="of:=[.A3]+RAND()/10" office:value-type="float" office:value="0.0874842446669332" calcext:value-type="float">
            <text:p>0.09</text:p>
          </table:table-cell>
          <table:table-cell table:formula="of:=SIN([.A104])" office:value-type="float" office:value="0.0873726940197878" calcext:value-type="float">
            <text:p>0.09</text:p>
          </table:table-cell>
          <table:table-cell table:formula="of:=[.B104]*[.B104]+[.B104]*RAND()/2" office:value-type="float" office:value="0.0183580691764601" calcext:value-type="float">
            <text:p>0.02</text:p>
          </table:table-cell>
          <table:table-cell table:formula="of:=[.D103]+1" office:value-type="float" office:value="102" calcext:value-type="float">
            <text:p>102</text:p>
          </table:table-cell>
          <table:table-cell table:formula="of:=COM.MICROSOFT.CONCAT(&quot;AA_BB_CC_&quot;;TEXT([.D104];&quot;0000&quot;))" office:value-type="string" office:string-value="AA_BB_CC_0102" calcext:value-type="string">
            <text:p>AA_BB_CC_0102</text:p>
          </table:table-cell>
        </table:table-row>
        <table:table-row table:style-name="ro1">
          <table:table-cell table:formula="of:=[.A4]+RAND()/10" office:value-type="float" office:value="0.0659497043598918" calcext:value-type="float">
            <text:p>0.07</text:p>
          </table:table-cell>
          <table:table-cell table:formula="of:=SIN([.A105])" office:value-type="float" office:value="0.0659019082156631" calcext:value-type="float">
            <text:p>0.07</text:p>
          </table:table-cell>
          <table:table-cell table:formula="of:=[.B105]*[.B105]+[.B105]*RAND()/2" office:value-type="float" office:value="0.0265754849090053" calcext:value-type="float">
            <text:p>0.03</text:p>
          </table:table-cell>
          <table:table-cell table:formula="of:=[.D104]+1" office:value-type="float" office:value="103" calcext:value-type="float">
            <text:p>103</text:p>
          </table:table-cell>
          <table:table-cell table:formula="of:=COM.MICROSOFT.CONCAT(&quot;AA_BB_CC_&quot;;TEXT([.D105];&quot;0000&quot;))" office:value-type="string" office:string-value="AA_BB_CC_0103" calcext:value-type="string">
            <text:p>AA_BB_CC_0103</text:p>
          </table:table-cell>
        </table:table-row>
        <table:table-row table:style-name="ro1">
          <table:table-cell table:formula="of:=[.A5]+RAND()/10" office:value-type="float" office:value="0.076362233464962" calcext:value-type="float">
            <text:p>0.08</text:p>
          </table:table-cell>
          <table:table-cell table:formula="of:=SIN([.A106])" office:value-type="float" office:value="0.0762880413087643" calcext:value-type="float">
            <text:p>0.08</text:p>
          </table:table-cell>
          <table:table-cell table:formula="of:=[.B106]*[.B106]+[.B106]*RAND()/2" office:value-type="float" office:value="0.0180597432889455" calcext:value-type="float">
            <text:p>0.02</text:p>
          </table:table-cell>
          <table:table-cell table:formula="of:=[.D105]+1" office:value-type="float" office:value="104" calcext:value-type="float">
            <text:p>104</text:p>
          </table:table-cell>
          <table:table-cell table:formula="of:=COM.MICROSOFT.CONCAT(&quot;AA_BB_CC_&quot;;TEXT([.D106];&quot;0000&quot;))" office:value-type="string" office:string-value="AA_BB_CC_0104" calcext:value-type="string">
            <text:p>AA_BB_CC_0104</text:p>
          </table:table-cell>
        </table:table-row>
        <table:table-row table:style-name="ro1">
          <table:table-cell table:formula="of:=[.A6]+RAND()/10" office:value-type="float" office:value="0.0579003996419322" calcext:value-type="float">
            <text:p>0.06</text:p>
          </table:table-cell>
          <table:table-cell table:formula="of:=SIN([.A107])" office:value-type="float" office:value="0.05786805363795" calcext:value-type="float">
            <text:p>0.06</text:p>
          </table:table-cell>
          <table:table-cell table:formula="of:=[.B107]*[.B107]+[.B107]*RAND()/2" office:value-type="float" office:value="0.0192026322974112" calcext:value-type="float">
            <text:p>0.02</text:p>
          </table:table-cell>
          <table:table-cell table:formula="of:=[.D106]+1" office:value-type="float" office:value="105" calcext:value-type="float">
            <text:p>105</text:p>
          </table:table-cell>
          <table:table-cell table:formula="of:=COM.MICROSOFT.CONCAT(&quot;AA_BB_CC_&quot;;TEXT([.D107];&quot;0000&quot;))" office:value-type="string" office:string-value="AA_BB_CC_0105" calcext:value-type="string">
            <text:p>AA_BB_CC_0105</text:p>
          </table:table-cell>
        </table:table-row>
        <table:table-row table:style-name="ro1">
          <table:table-cell table:formula="of:=[.A7]+RAND()/10" office:value-type="float" office:value="0.0688730906523963" calcext:value-type="float">
            <text:p>0.07</text:p>
          </table:table-cell>
          <table:table-cell table:formula="of:=SIN([.A108])" office:value-type="float" office:value="0.0688186536174975" calcext:value-type="float">
            <text:p>0.07</text:p>
          </table:table-cell>
          <table:table-cell table:formula="of:=[.B108]*[.B108]+[.B108]*RAND()/2" office:value-type="float" office:value="0.028170944468113" calcext:value-type="float">
            <text:p>0.03</text:p>
          </table:table-cell>
          <table:table-cell table:formula="of:=[.D107]+1" office:value-type="float" office:value="106" calcext:value-type="float">
            <text:p>106</text:p>
          </table:table-cell>
          <table:table-cell table:formula="of:=COM.MICROSOFT.CONCAT(&quot;AA_BB_CC_&quot;;TEXT([.D108];&quot;0000&quot;))" office:value-type="string" office:string-value="AA_BB_CC_0106" calcext:value-type="string">
            <text:p>AA_BB_CC_0106</text:p>
          </table:table-cell>
        </table:table-row>
        <table:table-row table:style-name="ro1">
          <table:table-cell table:formula="of:=[.A8]+RAND()/10" office:value-type="float" office:value="0.109280582324624" calcext:value-type="float">
            <text:p>0.11</text:p>
          </table:table-cell>
          <table:table-cell table:formula="of:=SIN([.A109])" office:value-type="float" office:value="0.109063202904913" calcext:value-type="float">
            <text:p>0.11</text:p>
          </table:table-cell>
          <table:table-cell table:formula="of:=[.B109]*[.B109]+[.B109]*RAND()/2" office:value-type="float" office:value="0.0371180505066154" calcext:value-type="float">
            <text:p>0.04</text:p>
          </table:table-cell>
          <table:table-cell table:formula="of:=[.D108]+1" office:value-type="float" office:value="107" calcext:value-type="float">
            <text:p>107</text:p>
          </table:table-cell>
          <table:table-cell table:formula="of:=COM.MICROSOFT.CONCAT(&quot;AA_BB_CC_&quot;;TEXT([.D109];&quot;0000&quot;))" office:value-type="string" office:string-value="AA_BB_CC_0107" calcext:value-type="string">
            <text:p>AA_BB_CC_0107</text:p>
          </table:table-cell>
        </table:table-row>
        <table:table-row table:style-name="ro1">
          <table:table-cell table:formula="of:=[.A9]+RAND()/10" office:value-type="float" office:value="0.0730967696211378" calcext:value-type="float">
            <text:p>0.07</text:p>
          </table:table-cell>
          <table:table-cell table:formula="of:=SIN([.A110])" office:value-type="float" office:value="0.0730316926580575" calcext:value-type="float">
            <text:p>0.07</text:p>
          </table:table-cell>
          <table:table-cell table:formula="of:=[.B110]*[.B110]+[.B110]*RAND()/2" office:value-type="float" office:value="0.0404658946696717" calcext:value-type="float">
            <text:p>0.04</text:p>
          </table:table-cell>
          <table:table-cell table:formula="of:=[.D109]+1" office:value-type="float" office:value="108" calcext:value-type="float">
            <text:p>108</text:p>
          </table:table-cell>
          <table:table-cell table:formula="of:=COM.MICROSOFT.CONCAT(&quot;AA_BB_CC_&quot;;TEXT([.D110];&quot;0000&quot;))" office:value-type="string" office:string-value="AA_BB_CC_0108" calcext:value-type="string">
            <text:p>AA_BB_CC_0108</text:p>
          </table:table-cell>
        </table:table-row>
        <table:table-row table:style-name="ro1">
          <table:table-cell table:formula="of:=[.A10]+RAND()/10" office:value-type="float" office:value="0.14505830100851" calcext:value-type="float">
            <text:p>0.15</text:p>
          </table:table-cell>
          <table:table-cell table:formula="of:=SIN([.A111])" office:value-type="float" office:value="0.144550118657167" calcext:value-type="float">
            <text:p>0.14</text:p>
          </table:table-cell>
          <table:table-cell table:formula="of:=[.B111]*[.B111]+[.B111]*RAND()/2" office:value-type="float" office:value="0.0504477216622883" calcext:value-type="float">
            <text:p>0.05</text:p>
          </table:table-cell>
          <table:table-cell table:formula="of:=[.D110]+1" office:value-type="float" office:value="109" calcext:value-type="float">
            <text:p>109</text:p>
          </table:table-cell>
          <table:table-cell table:formula="of:=COM.MICROSOFT.CONCAT(&quot;AA_BB_CC_&quot;;TEXT([.D111];&quot;0000&quot;))" office:value-type="string" office:string-value="AA_BB_CC_0109" calcext:value-type="string">
            <text:p>AA_BB_CC_0109</text:p>
          </table:table-cell>
        </table:table-row>
        <table:table-row table:style-name="ro1">
          <table:table-cell table:formula="of:=[.A11]+RAND()/10" office:value-type="float" office:value="0.184947046568664" calcext:value-type="float">
            <text:p>0.18</text:p>
          </table:table-cell>
          <table:table-cell table:formula="of:=SIN([.A112])" office:value-type="float" office:value="0.183894483422911" calcext:value-type="float">
            <text:p>0.18</text:p>
          </table:table-cell>
          <table:table-cell table:formula="of:=[.B112]*[.B112]+[.B112]*RAND()/2" office:value-type="float" office:value="0.047882891010098" calcext:value-type="float">
            <text:p>0.05</text:p>
          </table:table-cell>
          <table:table-cell table:formula="of:=[.D111]+1" office:value-type="float" office:value="110" calcext:value-type="float">
            <text:p>110</text:p>
          </table:table-cell>
          <table:table-cell table:formula="of:=COM.MICROSOFT.CONCAT(&quot;AA_BB_CC_&quot;;TEXT([.D112];&quot;0000&quot;))" office:value-type="string" office:string-value="AA_BB_CC_0110" calcext:value-type="string">
            <text:p>AA_BB_CC_0110</text:p>
          </table:table-cell>
        </table:table-row>
        <table:table-row table:style-name="ro1">
          <table:table-cell table:formula="of:=[.A12]+RAND()/10" office:value-type="float" office:value="0.137861661696386" calcext:value-type="float">
            <text:p>0.14</text:p>
          </table:table-cell>
          <table:table-cell table:formula="of:=SIN([.A113])" office:value-type="float" office:value="0.137425380434653" calcext:value-type="float">
            <text:p>0.14</text:p>
          </table:table-cell>
          <table:table-cell table:formula="of:=[.B113]*[.B113]+[.B113]*RAND()/2" office:value-type="float" office:value="0.0828953431632661" calcext:value-type="float">
            <text:p>0.08</text:p>
          </table:table-cell>
          <table:table-cell table:formula="of:=[.D112]+1" office:value-type="float" office:value="111" calcext:value-type="float">
            <text:p>111</text:p>
          </table:table-cell>
          <table:table-cell table:formula="of:=COM.MICROSOFT.CONCAT(&quot;AA_BB_CC_&quot;;TEXT([.D113];&quot;0000&quot;))" office:value-type="string" office:string-value="AA_BB_CC_0111" calcext:value-type="string">
            <text:p>AA_BB_CC_0111</text:p>
          </table:table-cell>
        </table:table-row>
        <table:table-row table:style-name="ro1">
          <table:table-cell table:formula="of:=[.A13]+RAND()/10" office:value-type="float" office:value="0.194514057885137" calcext:value-type="float">
            <text:p>0.19</text:p>
          </table:table-cell>
          <table:table-cell table:formula="of:=SIN([.A114])" office:value-type="float" office:value="0.193289779723873" calcext:value-type="float">
            <text:p>0.19</text:p>
          </table:table-cell>
          <table:table-cell table:formula="of:=[.B114]*[.B114]+[.B114]*RAND()/2" office:value-type="float" office:value="0.0841105102148892" calcext:value-type="float">
            <text:p>0.08</text:p>
          </table:table-cell>
          <table:table-cell table:formula="of:=[.D113]+1" office:value-type="float" office:value="112" calcext:value-type="float">
            <text:p>112</text:p>
          </table:table-cell>
          <table:table-cell table:formula="of:=COM.MICROSOFT.CONCAT(&quot;AA_BB_CC_&quot;;TEXT([.D114];&quot;0000&quot;))" office:value-type="string" office:string-value="AA_BB_CC_0112" calcext:value-type="string">
            <text:p>AA_BB_CC_0112</text:p>
          </table:table-cell>
        </table:table-row>
        <table:table-row table:style-name="ro1">
          <table:table-cell table:formula="of:=[.A14]+RAND()/10" office:value-type="float" office:value="0.126747919625791" calcext:value-type="float">
            <text:p>0.13</text:p>
          </table:table-cell>
          <table:table-cell table:formula="of:=SIN([.A115])" office:value-type="float" office:value="0.12640882382283" calcext:value-type="float">
            <text:p>0.13</text:p>
          </table:table-cell>
          <table:table-cell table:formula="of:=[.B115]*[.B115]+[.B115]*RAND()/2" office:value-type="float" office:value="0.0169356426283476" calcext:value-type="float">
            <text:p>0.02</text:p>
          </table:table-cell>
          <table:table-cell table:formula="of:=[.D114]+1" office:value-type="float" office:value="113" calcext:value-type="float">
            <text:p>113</text:p>
          </table:table-cell>
          <table:table-cell table:formula="of:=COM.MICROSOFT.CONCAT(&quot;AA_BB_CC_&quot;;TEXT([.D115];&quot;0000&quot;))" office:value-type="string" office:string-value="AA_BB_CC_0113" calcext:value-type="string">
            <text:p>AA_BB_CC_0113</text:p>
          </table:table-cell>
        </table:table-row>
        <table:table-row table:style-name="ro1">
          <table:table-cell table:formula="of:=[.A15]+RAND()/10" office:value-type="float" office:value="0.193866187879531" calcext:value-type="float">
            <text:p>0.19</text:p>
          </table:table-cell>
          <table:table-cell table:formula="of:=SIN([.A116])" office:value-type="float" office:value="0.192654086915924" calcext:value-type="float">
            <text:p>0.19</text:p>
          </table:table-cell>
          <table:table-cell table:formula="of:=[.B116]*[.B116]+[.B116]*RAND()/2" office:value-type="float" office:value="0.120080150774947" calcext:value-type="float">
            <text:p>0.12</text:p>
          </table:table-cell>
          <table:table-cell table:formula="of:=[.D115]+1" office:value-type="float" office:value="114" calcext:value-type="float">
            <text:p>114</text:p>
          </table:table-cell>
          <table:table-cell table:formula="of:=COM.MICROSOFT.CONCAT(&quot;AA_BB_CC_&quot;;TEXT([.D116];&quot;0000&quot;))" office:value-type="string" office:string-value="AA_BB_CC_0114" calcext:value-type="string">
            <text:p>AA_BB_CC_0114</text:p>
          </table:table-cell>
        </table:table-row>
        <table:table-row table:style-name="ro1">
          <table:table-cell table:formula="of:=[.A16]+RAND()/10" office:value-type="float" office:value="0.227015320309184" calcext:value-type="float">
            <text:p>0.23</text:p>
          </table:table-cell>
          <table:table-cell table:formula="of:=SIN([.A117])" office:value-type="float" office:value="0.225070430088301" calcext:value-type="float">
            <text:p>0.23</text:p>
          </table:table-cell>
          <table:table-cell table:formula="of:=[.B117]*[.B117]+[.B117]*RAND()/2" office:value-type="float" office:value="0.117402524955711" calcext:value-type="float">
            <text:p>0.12</text:p>
          </table:table-cell>
          <table:table-cell table:formula="of:=[.D116]+1" office:value-type="float" office:value="115" calcext:value-type="float">
            <text:p>115</text:p>
          </table:table-cell>
          <table:table-cell table:formula="of:=COM.MICROSOFT.CONCAT(&quot;AA_BB_CC_&quot;;TEXT([.D117];&quot;0000&quot;))" office:value-type="string" office:string-value="AA_BB_CC_0115" calcext:value-type="string">
            <text:p>AA_BB_CC_0115</text:p>
          </table:table-cell>
        </table:table-row>
        <table:table-row table:style-name="ro1">
          <table:table-cell table:formula="of:=[.A17]+RAND()/10" office:value-type="float" office:value="0.207091445642018" calcext:value-type="float">
            <text:p>0.21</text:p>
          </table:table-cell>
          <table:table-cell table:formula="of:=SIN([.A118])" office:value-type="float" office:value="0.205614366025371" calcext:value-type="float">
            <text:p>0.21</text:p>
          </table:table-cell>
          <table:table-cell table:formula="of:=[.B118]*[.B118]+[.B118]*RAND()/2" office:value-type="float" office:value="0.0963141975296308" calcext:value-type="float">
            <text:p>0.10</text:p>
          </table:table-cell>
          <table:table-cell table:formula="of:=[.D117]+1" office:value-type="float" office:value="116" calcext:value-type="float">
            <text:p>116</text:p>
          </table:table-cell>
          <table:table-cell table:formula="of:=COM.MICROSOFT.CONCAT(&quot;AA_BB_CC_&quot;;TEXT([.D118];&quot;0000&quot;))" office:value-type="string" office:string-value="AA_BB_CC_0116" calcext:value-type="string">
            <text:p>AA_BB_CC_0116</text:p>
          </table:table-cell>
        </table:table-row>
        <table:table-row table:style-name="ro1">
          <table:table-cell table:formula="of:=[.A18]+RAND()/10" office:value-type="float" office:value="0.20478251325475" calcext:value-type="float">
            <text:p>0.20</text:p>
          </table:table-cell>
          <table:table-cell table:formula="of:=SIN([.A119])" office:value-type="float" office:value="0.20335422230512" calcext:value-type="float">
            <text:p>0.20</text:p>
          </table:table-cell>
          <table:table-cell table:formula="of:=[.B119]*[.B119]+[.B119]*RAND()/2" office:value-type="float" office:value="0.141349472398584" calcext:value-type="float">
            <text:p>0.14</text:p>
          </table:table-cell>
          <table:table-cell table:formula="of:=[.D118]+1" office:value-type="float" office:value="117" calcext:value-type="float">
            <text:p>117</text:p>
          </table:table-cell>
          <table:table-cell table:formula="of:=COM.MICROSOFT.CONCAT(&quot;AA_BB_CC_&quot;;TEXT([.D119];&quot;0000&quot;))" office:value-type="string" office:string-value="AA_BB_CC_0117" calcext:value-type="string">
            <text:p>AA_BB_CC_0117</text:p>
          </table:table-cell>
        </table:table-row>
        <table:table-row table:style-name="ro1">
          <table:table-cell table:formula="of:=[.A19]+RAND()/10" office:value-type="float" office:value="0.222012412739928" calcext:value-type="float">
            <text:p>0.22</text:p>
          </table:table-cell>
          <table:table-cell table:formula="of:=SIN([.A120])" office:value-type="float" office:value="0.220193088321627" calcext:value-type="float">
            <text:p>0.22</text:p>
          </table:table-cell>
          <table:table-cell table:formula="of:=[.B120]*[.B120]+[.B120]*RAND()/2" office:value-type="float" office:value="0.0615339653613391" calcext:value-type="float">
            <text:p>0.06</text:p>
          </table:table-cell>
          <table:table-cell table:formula="of:=[.D119]+1" office:value-type="float" office:value="118" calcext:value-type="float">
            <text:p>118</text:p>
          </table:table-cell>
          <table:table-cell table:formula="of:=COM.MICROSOFT.CONCAT(&quot;AA_BB_CC_&quot;;TEXT([.D120];&quot;0000&quot;))" office:value-type="string" office:string-value="AA_BB_CC_0118" calcext:value-type="string">
            <text:p>AA_BB_CC_0118</text:p>
          </table:table-cell>
        </table:table-row>
        <table:table-row table:style-name="ro1">
          <table:table-cell table:formula="of:=[.A20]+RAND()/10" office:value-type="float" office:value="0.236360713339397" calcext:value-type="float">
            <text:p>0.24</text:p>
          </table:table-cell>
          <table:table-cell table:formula="of:=SIN([.A121])" office:value-type="float" office:value="0.234166082781952" calcext:value-type="float">
            <text:p>0.23</text:p>
          </table:table-cell>
          <table:table-cell table:formula="of:=[.B121]*[.B121]+[.B121]*RAND()/2" office:value-type="float" office:value="0.0913347817330604" calcext:value-type="float">
            <text:p>0.09</text:p>
          </table:table-cell>
          <table:table-cell table:formula="of:=[.D120]+1" office:value-type="float" office:value="119" calcext:value-type="float">
            <text:p>119</text:p>
          </table:table-cell>
          <table:table-cell table:formula="of:=COM.MICROSOFT.CONCAT(&quot;AA_BB_CC_&quot;;TEXT([.D121];&quot;0000&quot;))" office:value-type="string" office:string-value="AA_BB_CC_0119" calcext:value-type="string">
            <text:p>AA_BB_CC_0119</text:p>
          </table:table-cell>
        </table:table-row>
        <table:table-row table:style-name="ro1">
          <table:table-cell table:formula="of:=[.A21]+RAND()/10" office:value-type="float" office:value="0.27798018998537" calcext:value-type="float">
            <text:p>0.28</text:p>
          </table:table-cell>
          <table:table-cell table:formula="of:=SIN([.A122])" office:value-type="float" office:value="0.274413936770511" calcext:value-type="float">
            <text:p>0.27</text:p>
          </table:table-cell>
          <table:table-cell table:formula="of:=[.B122]*[.B122]+[.B122]*RAND()/2" office:value-type="float" office:value="0.189684333432067" calcext:value-type="float">
            <text:p>0.19</text:p>
          </table:table-cell>
          <table:table-cell table:formula="of:=[.D121]+1" office:value-type="float" office:value="120" calcext:value-type="float">
            <text:p>120</text:p>
          </table:table-cell>
          <table:table-cell table:formula="of:=COM.MICROSOFT.CONCAT(&quot;AA_BB_CC_&quot;;TEXT([.D122];&quot;0000&quot;))" office:value-type="string" office:string-value="AA_BB_CC_0120" calcext:value-type="string">
            <text:p>AA_BB_CC_0120</text:p>
          </table:table-cell>
        </table:table-row>
        <table:table-row table:style-name="ro1">
          <table:table-cell table:formula="of:=[.A22]+RAND()/10" office:value-type="float" office:value="0.235669282219006" calcext:value-type="float">
            <text:p>0.24</text:p>
          </table:table-cell>
          <table:table-cell table:formula="of:=SIN([.A123])" office:value-type="float" office:value="0.233493819870518" calcext:value-type="float">
            <text:p>0.23</text:p>
          </table:table-cell>
          <table:table-cell table:formula="of:=[.B123]*[.B123]+[.B123]*RAND()/2" office:value-type="float" office:value="0.125849019557595" calcext:value-type="float">
            <text:p>0.13</text:p>
          </table:table-cell>
          <table:table-cell table:formula="of:=[.D122]+1" office:value-type="float" office:value="121" calcext:value-type="float">
            <text:p>121</text:p>
          </table:table-cell>
          <table:table-cell table:formula="of:=COM.MICROSOFT.CONCAT(&quot;AA_BB_CC_&quot;;TEXT([.D123];&quot;0000&quot;))" office:value-type="string" office:string-value="AA_BB_CC_0121" calcext:value-type="string">
            <text:p>AA_BB_CC_0121</text:p>
          </table:table-cell>
        </table:table-row>
        <table:table-row table:style-name="ro1">
          <table:table-cell table:formula="of:=[.A23]+RAND()/10" office:value-type="float" office:value="0.248730547950735" calcext:value-type="float">
            <text:p>0.25</text:p>
          </table:table-cell>
          <table:table-cell table:formula="of:=SIN([.A124])" office:value-type="float" office:value="0.246173772378815" calcext:value-type="float">
            <text:p>0.25</text:p>
          </table:table-cell>
          <table:table-cell table:formula="of:=[.B124]*[.B124]+[.B124]*RAND()/2" office:value-type="float" office:value="0.176854369112749" calcext:value-type="float">
            <text:p>0.18</text:p>
          </table:table-cell>
          <table:table-cell table:formula="of:=[.D123]+1" office:value-type="float" office:value="122" calcext:value-type="float">
            <text:p>122</text:p>
          </table:table-cell>
          <table:table-cell table:formula="of:=COM.MICROSOFT.CONCAT(&quot;AA_BB_CC_&quot;;TEXT([.D124];&quot;0000&quot;))" office:value-type="string" office:string-value="AA_BB_CC_0122" calcext:value-type="string">
            <text:p>AA_BB_CC_0122</text:p>
          </table:table-cell>
        </table:table-row>
        <table:table-row table:style-name="ro1">
          <table:table-cell table:formula="of:=[.A24]+RAND()/10" office:value-type="float" office:value="0.271494691907765" calcext:value-type="float">
            <text:p>0.27</text:p>
          </table:table-cell>
          <table:table-cell table:formula="of:=SIN([.A125])" office:value-type="float" office:value="0.268171678759367" calcext:value-type="float">
            <text:p>0.27</text:p>
          </table:table-cell>
          <table:table-cell table:formula="of:=[.B125]*[.B125]+[.B125]*RAND()/2" office:value-type="float" office:value="0.125332343930961" calcext:value-type="float">
            <text:p>0.13</text:p>
          </table:table-cell>
          <table:table-cell table:formula="of:=[.D124]+1" office:value-type="float" office:value="123" calcext:value-type="float">
            <text:p>123</text:p>
          </table:table-cell>
          <table:table-cell table:formula="of:=COM.MICROSOFT.CONCAT(&quot;AA_BB_CC_&quot;;TEXT([.D125];&quot;0000&quot;))" office:value-type="string" office:string-value="AA_BB_CC_0123" calcext:value-type="string">
            <text:p>AA_BB_CC_0123</text:p>
          </table:table-cell>
        </table:table-row>
        <table:table-row table:style-name="ro1">
          <table:table-cell table:formula="of:=[.A25]+RAND()/10" office:value-type="float" office:value="0.260113659938242" calcext:value-type="float">
            <text:p>0.26</text:p>
          </table:table-cell>
          <table:table-cell table:formula="of:=SIN([.A126])" office:value-type="float" office:value="0.257190390056593" calcext:value-type="float">
            <text:p>0.26</text:p>
          </table:table-cell>
          <table:table-cell table:formula="of:=[.B126]*[.B126]+[.B126]*RAND()/2" office:value-type="float" office:value="0.09277734379969" calcext:value-type="float">
            <text:p>0.09</text:p>
          </table:table-cell>
          <table:table-cell table:formula="of:=[.D125]+1" office:value-type="float" office:value="124" calcext:value-type="float">
            <text:p>124</text:p>
          </table:table-cell>
          <table:table-cell table:formula="of:=COM.MICROSOFT.CONCAT(&quot;AA_BB_CC_&quot;;TEXT([.D126];&quot;0000&quot;))" office:value-type="string" office:string-value="AA_BB_CC_0124" calcext:value-type="string">
            <text:p>AA_BB_CC_0124</text:p>
          </table:table-cell>
        </table:table-row>
        <table:table-row table:style-name="ro1">
          <table:table-cell table:formula="of:=[.A26]+RAND()/10" office:value-type="float" office:value="0.245767239665885" calcext:value-type="float">
            <text:p>0.25</text:p>
          </table:table-cell>
          <table:table-cell table:formula="of:=SIN([.A127])" office:value-type="float" office:value="0.243300581161421" calcext:value-type="float">
            <text:p>0.24</text:p>
          </table:table-cell>
          <table:table-cell table:formula="of:=[.B127]*[.B127]+[.B127]*RAND()/2" office:value-type="float" office:value="0.121977501433882" calcext:value-type="float">
            <text:p>0.12</text:p>
          </table:table-cell>
          <table:table-cell table:formula="of:=[.D126]+1" office:value-type="float" office:value="125" calcext:value-type="float">
            <text:p>125</text:p>
          </table:table-cell>
          <table:table-cell table:formula="of:=COM.MICROSOFT.CONCAT(&quot;AA_BB_CC_&quot;;TEXT([.D127];&quot;0000&quot;))" office:value-type="string" office:string-value="AA_BB_CC_0125" calcext:value-type="string">
            <text:p>AA_BB_CC_0125</text:p>
          </table:table-cell>
        </table:table-row>
        <table:table-row table:style-name="ro1">
          <table:table-cell table:formula="of:=[.A27]+RAND()/10" office:value-type="float" office:value="0.259008083822468" calcext:value-type="float">
            <text:p>0.26</text:p>
          </table:table-cell>
          <table:table-cell table:formula="of:=SIN([.A128])" office:value-type="float" office:value="0.256121847725757" calcext:value-type="float">
            <text:p>0.26</text:p>
          </table:table-cell>
          <table:table-cell table:formula="of:=[.B128]*[.B128]+[.B128]*RAND()/2" office:value-type="float" office:value="0.154906521523148" calcext:value-type="float">
            <text:p>0.15</text:p>
          </table:table-cell>
          <table:table-cell table:formula="of:=[.D127]+1" office:value-type="float" office:value="126" calcext:value-type="float">
            <text:p>126</text:p>
          </table:table-cell>
          <table:table-cell table:formula="of:=COM.MICROSOFT.CONCAT(&quot;AA_BB_CC_&quot;;TEXT([.D128];&quot;0000&quot;))" office:value-type="string" office:string-value="AA_BB_CC_0126" calcext:value-type="string">
            <text:p>AA_BB_CC_0126</text:p>
          </table:table-cell>
        </table:table-row>
        <table:table-row table:style-name="ro1">
          <table:table-cell table:formula="of:=[.A28]+RAND()/10" office:value-type="float" office:value="0.266195407079033" calcext:value-type="float">
            <text:p>0.27</text:p>
          </table:table-cell>
          <table:table-cell table:formula="of:=SIN([.A129])" office:value-type="float" office:value="0.263062759148333" calcext:value-type="float">
            <text:p>0.26</text:p>
          </table:table-cell>
          <table:table-cell table:formula="of:=[.B129]*[.B129]+[.B129]*RAND()/2" office:value-type="float" office:value="0.179765223908934" calcext:value-type="float">
            <text:p>0.18</text:p>
          </table:table-cell>
          <table:table-cell table:formula="of:=[.D128]+1" office:value-type="float" office:value="127" calcext:value-type="float">
            <text:p>127</text:p>
          </table:table-cell>
          <table:table-cell table:formula="of:=COM.MICROSOFT.CONCAT(&quot;AA_BB_CC_&quot;;TEXT([.D129];&quot;0000&quot;))" office:value-type="string" office:string-value="AA_BB_CC_0127" calcext:value-type="string">
            <text:p>AA_BB_CC_0127</text:p>
          </table:table-cell>
        </table:table-row>
        <table:table-row table:style-name="ro1">
          <table:table-cell table:formula="of:=[.A29]+RAND()/10" office:value-type="float" office:value="0.338253176796427" calcext:value-type="float">
            <text:p>0.34</text:p>
          </table:table-cell>
          <table:table-cell table:formula="of:=SIN([.A130])" office:value-type="float" office:value="0.331839758453634" calcext:value-type="float">
            <text:p>0.33</text:p>
          </table:table-cell>
          <table:table-cell table:formula="of:=[.B130]*[.B130]+[.B130]*RAND()/2" office:value-type="float" office:value="0.170768053023852" calcext:value-type="float">
            <text:p>0.17</text:p>
          </table:table-cell>
          <table:table-cell table:formula="of:=[.D129]+1" office:value-type="float" office:value="128" calcext:value-type="float">
            <text:p>128</text:p>
          </table:table-cell>
          <table:table-cell table:formula="of:=COM.MICROSOFT.CONCAT(&quot;AA_BB_CC_&quot;;TEXT([.D130];&quot;0000&quot;))" office:value-type="string" office:string-value="AA_BB_CC_0128" calcext:value-type="string">
            <text:p>AA_BB_CC_0128</text:p>
          </table:table-cell>
        </table:table-row>
        <table:table-row table:style-name="ro1">
          <table:table-cell table:formula="of:=[.A30]+RAND()/10" office:value-type="float" office:value="0.309128197517578" calcext:value-type="float">
            <text:p>0.31</text:p>
          </table:table-cell>
          <table:table-cell table:formula="of:=SIN([.A131])" office:value-type="float" office:value="0.304228273849983" calcext:value-type="float">
            <text:p>0.30</text:p>
          </table:table-cell>
          <table:table-cell table:formula="of:=[.B131]*[.B131]+[.B131]*RAND()/2" office:value-type="float" office:value="0.225490527153222" calcext:value-type="float">
            <text:p>0.23</text:p>
          </table:table-cell>
          <table:table-cell table:formula="of:=[.D130]+1" office:value-type="float" office:value="129" calcext:value-type="float">
            <text:p>129</text:p>
          </table:table-cell>
          <table:table-cell table:formula="of:=COM.MICROSOFT.CONCAT(&quot;AA_BB_CC_&quot;;TEXT([.D131];&quot;0000&quot;))" office:value-type="string" office:string-value="AA_BB_CC_0129" calcext:value-type="string">
            <text:p>AA_BB_CC_0129</text:p>
          </table:table-cell>
        </table:table-row>
        <table:table-row table:style-name="ro1">
          <table:table-cell table:formula="of:=[.A31]+RAND()/10" office:value-type="float" office:value="0.378199767465501" calcext:value-type="float">
            <text:p>0.38</text:p>
          </table:table-cell>
          <table:table-cell table:formula="of:=SIN([.A132])" office:value-type="float" office:value="0.36924805697913" calcext:value-type="float">
            <text:p>0.37</text:p>
          </table:table-cell>
          <table:table-cell table:formula="of:=[.B132]*[.B132]+[.B132]*RAND()/2" office:value-type="float" office:value="0.240615229323657" calcext:value-type="float">
            <text:p>0.24</text:p>
          </table:table-cell>
          <table:table-cell table:formula="of:=[.D131]+1" office:value-type="float" office:value="130" calcext:value-type="float">
            <text:p>130</text:p>
          </table:table-cell>
          <table:table-cell table:formula="of:=COM.MICROSOFT.CONCAT(&quot;AA_BB_CC_&quot;;TEXT([.D132];&quot;0000&quot;))" office:value-type="string" office:string-value="AA_BB_CC_0130" calcext:value-type="string">
            <text:p>AA_BB_CC_0130</text:p>
          </table:table-cell>
        </table:table-row>
        <table:table-row table:style-name="ro1">
          <table:table-cell table:formula="of:=[.A32]+RAND()/10" office:value-type="float" office:value="0.338934500288581" calcext:value-type="float">
            <text:p>0.34</text:p>
          </table:table-cell>
          <table:table-cell table:formula="of:=SIN([.A133])" office:value-type="float" office:value="0.33248239820462" calcext:value-type="float">
            <text:p>0.33</text:p>
          </table:table-cell>
          <table:table-cell table:formula="of:=[.B133]*[.B133]+[.B133]*RAND()/2" office:value-type="float" office:value="0.180369745450478" calcext:value-type="float">
            <text:p>0.18</text:p>
          </table:table-cell>
          <table:table-cell table:formula="of:=[.D132]+1" office:value-type="float" office:value="131" calcext:value-type="float">
            <text:p>131</text:p>
          </table:table-cell>
          <table:table-cell table:formula="of:=COM.MICROSOFT.CONCAT(&quot;AA_BB_CC_&quot;;TEXT([.D133];&quot;0000&quot;))" office:value-type="string" office:string-value="AA_BB_CC_0131" calcext:value-type="string">
            <text:p>AA_BB_CC_0131</text:p>
          </table:table-cell>
        </table:table-row>
        <table:table-row table:style-name="ro1">
          <table:table-cell table:formula="of:=[.A33]+RAND()/10" office:value-type="float" office:value="0.402816910493693" calcext:value-type="float">
            <text:p>0.40</text:p>
          </table:table-cell>
          <table:table-cell table:formula="of:=SIN([.A134])" office:value-type="float" office:value="0.392011340243431" calcext:value-type="float">
            <text:p>0.39</text:p>
          </table:table-cell>
          <table:table-cell table:formula="of:=[.B134]*[.B134]+[.B134]*RAND()/2" office:value-type="float" office:value="0.25174687706472" calcext:value-type="float">
            <text:p>0.25</text:p>
          </table:table-cell>
          <table:table-cell table:formula="of:=[.D133]+1" office:value-type="float" office:value="132" calcext:value-type="float">
            <text:p>132</text:p>
          </table:table-cell>
          <table:table-cell table:formula="of:=COM.MICROSOFT.CONCAT(&quot;AA_BB_CC_&quot;;TEXT([.D134];&quot;0000&quot;))" office:value-type="string" office:string-value="AA_BB_CC_0132" calcext:value-type="string">
            <text:p>AA_BB_CC_0132</text:p>
          </table:table-cell>
        </table:table-row>
        <table:table-row table:style-name="ro1">
          <table:table-cell table:formula="of:=[.A34]+RAND()/10" office:value-type="float" office:value="0.351090523285249" calcext:value-type="float">
            <text:p>0.35</text:p>
          </table:table-cell>
          <table:table-cell table:formula="of:=SIN([.A135])" office:value-type="float" office:value="0.343922011175243" calcext:value-type="float">
            <text:p>0.34</text:p>
          </table:table-cell>
          <table:table-cell table:formula="of:=[.B135]*[.B135]+[.B135]*RAND()/2" office:value-type="float" office:value="0.171111617791946" calcext:value-type="float">
            <text:p>0.17</text:p>
          </table:table-cell>
          <table:table-cell table:formula="of:=[.D134]+1" office:value-type="float" office:value="133" calcext:value-type="float">
            <text:p>133</text:p>
          </table:table-cell>
          <table:table-cell table:formula="of:=COM.MICROSOFT.CONCAT(&quot;AA_BB_CC_&quot;;TEXT([.D135];&quot;0000&quot;))" office:value-type="string" office:string-value="AA_BB_CC_0133" calcext:value-type="string">
            <text:p>AA_BB_CC_0133</text:p>
          </table:table-cell>
        </table:table-row>
        <table:table-row table:style-name="ro1">
          <table:table-cell table:formula="of:=[.A35]+RAND()/10" office:value-type="float" office:value="0.383000749683253" calcext:value-type="float">
            <text:p>0.38</text:p>
          </table:table-cell>
          <table:table-cell table:formula="of:=SIN([.A136])" office:value-type="float" office:value="0.373705485366733" calcext:value-type="float">
            <text:p>0.37</text:p>
          </table:table-cell>
          <table:table-cell table:formula="of:=[.B136]*[.B136]+[.B136]*RAND()/2" office:value-type="float" office:value="0.210546732636801" calcext:value-type="float">
            <text:p>0.21</text:p>
          </table:table-cell>
          <table:table-cell table:formula="of:=[.D135]+1" office:value-type="float" office:value="134" calcext:value-type="float">
            <text:p>134</text:p>
          </table:table-cell>
          <table:table-cell table:formula="of:=COM.MICROSOFT.CONCAT(&quot;AA_BB_CC_&quot;;TEXT([.D136];&quot;0000&quot;))" office:value-type="string" office:string-value="AA_BB_CC_0134" calcext:value-type="string">
            <text:p>AA_BB_CC_0134</text:p>
          </table:table-cell>
        </table:table-row>
        <table:table-row table:style-name="ro1">
          <table:table-cell table:formula="of:=[.A36]+RAND()/10" office:value-type="float" office:value="0.397326311168464" calcext:value-type="float">
            <text:p>0.40</text:p>
          </table:table-cell>
          <table:table-cell table:formula="of:=SIN([.A137])" office:value-type="float" office:value="0.386954322850404" calcext:value-type="float">
            <text:p>0.39</text:p>
          </table:table-cell>
          <table:table-cell table:formula="of:=[.B137]*[.B137]+[.B137]*RAND()/2" office:value-type="float" office:value="0.195809320349914" calcext:value-type="float">
            <text:p>0.20</text:p>
          </table:table-cell>
          <table:table-cell table:formula="of:=[.D136]+1" office:value-type="float" office:value="135" calcext:value-type="float">
            <text:p>135</text:p>
          </table:table-cell>
          <table:table-cell table:formula="of:=COM.MICROSOFT.CONCAT(&quot;AA_BB_CC_&quot;;TEXT([.D137];&quot;0000&quot;))" office:value-type="string" office:string-value="AA_BB_CC_0135" calcext:value-type="string">
            <text:p>AA_BB_CC_0135</text:p>
          </table:table-cell>
        </table:table-row>
        <table:table-row table:style-name="ro1">
          <table:table-cell table:formula="of:=[.A37]+RAND()/10" office:value-type="float" office:value="0.361217218359828" calcext:value-type="float">
            <text:p>0.36</text:p>
          </table:table-cell>
          <table:table-cell table:formula="of:=SIN([.A138])" office:value-type="float" office:value="0.353413162822131" calcext:value-type="float">
            <text:p>0.35</text:p>
          </table:table-cell>
          <table:table-cell table:formula="of:=[.B138]*[.B138]+[.B138]*RAND()/2" office:value-type="float" office:value="0.249816056879151" calcext:value-type="float">
            <text:p>0.25</text:p>
          </table:table-cell>
          <table:table-cell table:formula="of:=[.D137]+1" office:value-type="float" office:value="136" calcext:value-type="float">
            <text:p>136</text:p>
          </table:table-cell>
          <table:table-cell table:formula="of:=COM.MICROSOFT.CONCAT(&quot;AA_BB_CC_&quot;;TEXT([.D138];&quot;0000&quot;))" office:value-type="string" office:string-value="AA_BB_CC_0136" calcext:value-type="string">
            <text:p>AA_BB_CC_0136</text:p>
          </table:table-cell>
        </table:table-row>
        <table:table-row table:style-name="ro1">
          <table:table-cell table:formula="of:=[.A38]+RAND()/10" office:value-type="float" office:value="0.428152570934996" calcext:value-type="float">
            <text:p>0.43</text:p>
          </table:table-cell>
          <table:table-cell table:formula="of:=SIN([.A139])" office:value-type="float" office:value="0.415190842250777" calcext:value-type="float">
            <text:p>0.42</text:p>
          </table:table-cell>
          <table:table-cell table:formula="of:=[.B139]*[.B139]+[.B139]*RAND()/2" office:value-type="float" office:value="0.260832385635928" calcext:value-type="float">
            <text:p>0.26</text:p>
          </table:table-cell>
          <table:table-cell table:formula="of:=[.D138]+1" office:value-type="float" office:value="137" calcext:value-type="float">
            <text:p>137</text:p>
          </table:table-cell>
          <table:table-cell table:formula="of:=COM.MICROSOFT.CONCAT(&quot;AA_BB_CC_&quot;;TEXT([.D139];&quot;0000&quot;))" office:value-type="string" office:string-value="AA_BB_CC_0137" calcext:value-type="string">
            <text:p>AA_BB_CC_0137</text:p>
          </table:table-cell>
        </table:table-row>
        <table:table-row table:style-name="ro1">
          <table:table-cell table:formula="of:=[.A39]+RAND()/10" office:value-type="float" office:value="0.391194946495639" calcext:value-type="float">
            <text:p>0.39</text:p>
          </table:table-cell>
          <table:table-cell table:formula="of:=SIN([.A140])" office:value-type="float" office:value="0.381293360265059" calcext:value-type="float">
            <text:p>0.38</text:p>
          </table:table-cell>
          <table:table-cell table:formula="of:=[.B140]*[.B140]+[.B140]*RAND()/2" office:value-type="float" office:value="0.152514725383489" calcext:value-type="float">
            <text:p>0.15</text:p>
          </table:table-cell>
          <table:table-cell table:formula="of:=[.D139]+1" office:value-type="float" office:value="138" calcext:value-type="float">
            <text:p>138</text:p>
          </table:table-cell>
          <table:table-cell table:formula="of:=COM.MICROSOFT.CONCAT(&quot;AA_BB_CC_&quot;;TEXT([.D140];&quot;0000&quot;))" office:value-type="string" office:string-value="AA_BB_CC_0138" calcext:value-type="string">
            <text:p>AA_BB_CC_0138</text:p>
          </table:table-cell>
        </table:table-row>
        <table:table-row table:style-name="ro1">
          <table:table-cell table:formula="of:=[.A40]+RAND()/10" office:value-type="float" office:value="0.439845054669681" calcext:value-type="float">
            <text:p>0.44</text:p>
          </table:table-cell>
          <table:table-cell table:formula="of:=SIN([.A141])" office:value-type="float" office:value="0.425799272908257" calcext:value-type="float">
            <text:p>0.43</text:p>
          </table:table-cell>
          <table:table-cell table:formula="of:=[.B141]*[.B141]+[.B141]*RAND()/2" office:value-type="float" office:value="0.368660104189043" calcext:value-type="float">
            <text:p>0.37</text:p>
          </table:table-cell>
          <table:table-cell table:formula="of:=[.D140]+1" office:value-type="float" office:value="139" calcext:value-type="float">
            <text:p>139</text:p>
          </table:table-cell>
          <table:table-cell table:formula="of:=COM.MICROSOFT.CONCAT(&quot;AA_BB_CC_&quot;;TEXT([.D141];&quot;0000&quot;))" office:value-type="string" office:string-value="AA_BB_CC_0139" calcext:value-type="string">
            <text:p>AA_BB_CC_0139</text:p>
          </table:table-cell>
        </table:table-row>
        <table:table-row table:style-name="ro1">
          <table:table-cell table:formula="of:=[.A41]+RAND()/10" office:value-type="float" office:value="0.438484685731631" calcext:value-type="float">
            <text:p>0.44</text:p>
          </table:table-cell>
          <table:table-cell table:formula="of:=SIN([.A142])" office:value-type="float" office:value="0.424567993469883" calcext:value-type="float">
            <text:p>0.42</text:p>
          </table:table-cell>
          <table:table-cell table:formula="of:=[.B142]*[.B142]+[.B142]*RAND()/2" office:value-type="float" office:value="0.276695732701145" calcext:value-type="float">
            <text:p>0.28</text:p>
          </table:table-cell>
          <table:table-cell table:formula="of:=[.D141]+1" office:value-type="float" office:value="140" calcext:value-type="float">
            <text:p>140</text:p>
          </table:table-cell>
          <table:table-cell table:formula="of:=COM.MICROSOFT.CONCAT(&quot;AA_BB_CC_&quot;;TEXT([.D142];&quot;0000&quot;))" office:value-type="string" office:string-value="AA_BB_CC_0140" calcext:value-type="string">
            <text:p>AA_BB_CC_0140</text:p>
          </table:table-cell>
        </table:table-row>
        <table:table-row table:style-name="ro1">
          <table:table-cell table:formula="of:=[.A42]+RAND()/10" office:value-type="float" office:value="0.492071575740718" calcext:value-type="float">
            <text:p>0.49</text:p>
          </table:table-cell>
          <table:table-cell table:formula="of:=SIN([.A143])" office:value-type="float" office:value="0.472452696381231" calcext:value-type="float">
            <text:p>0.47</text:p>
          </table:table-cell>
          <table:table-cell table:formula="of:=[.B143]*[.B143]+[.B143]*RAND()/2" office:value-type="float" office:value="0.388596777906221" calcext:value-type="float">
            <text:p>0.39</text:p>
          </table:table-cell>
          <table:table-cell table:formula="of:=[.D142]+1" office:value-type="float" office:value="141" calcext:value-type="float">
            <text:p>141</text:p>
          </table:table-cell>
          <table:table-cell table:formula="of:=COM.MICROSOFT.CONCAT(&quot;AA_BB_CC_&quot;;TEXT([.D143];&quot;0000&quot;))" office:value-type="string" office:string-value="AA_BB_CC_0141" calcext:value-type="string">
            <text:p>AA_BB_CC_0141</text:p>
          </table:table-cell>
        </table:table-row>
        <table:table-row table:style-name="ro1">
          <table:table-cell table:formula="of:=[.A43]+RAND()/10" office:value-type="float" office:value="0.472891539533936" calcext:value-type="float">
            <text:p>0.47</text:p>
          </table:table-cell>
          <table:table-cell table:formula="of:=SIN([.A144])" office:value-type="float" office:value="0.455462393449144" calcext:value-type="float">
            <text:p>0.46</text:p>
          </table:table-cell>
          <table:table-cell table:formula="of:=[.B144]*[.B144]+[.B144]*RAND()/2" office:value-type="float" office:value="0.30476146113644" calcext:value-type="float">
            <text:p>0.30</text:p>
          </table:table-cell>
          <table:table-cell table:formula="of:=[.D143]+1" office:value-type="float" office:value="142" calcext:value-type="float">
            <text:p>142</text:p>
          </table:table-cell>
          <table:table-cell table:formula="of:=COM.MICROSOFT.CONCAT(&quot;AA_BB_CC_&quot;;TEXT([.D144];&quot;0000&quot;))" office:value-type="string" office:string-value="AA_BB_CC_0142" calcext:value-type="string">
            <text:p>AA_BB_CC_0142</text:p>
          </table:table-cell>
        </table:table-row>
        <table:table-row table:style-name="ro1">
          <table:table-cell table:formula="of:=[.A44]+RAND()/10" office:value-type="float" office:value="0.494797840042019" calcext:value-type="float">
            <text:p>0.49</text:p>
          </table:table-cell>
          <table:table-cell table:formula="of:=SIN([.A145])" office:value-type="float" office:value="0.474853747127807" calcext:value-type="float">
            <text:p>0.47</text:p>
          </table:table-cell>
          <table:table-cell table:formula="of:=[.B145]*[.B145]+[.B145]*RAND()/2" office:value-type="float" office:value="0.374069450238514" calcext:value-type="float">
            <text:p>0.37</text:p>
          </table:table-cell>
          <table:table-cell table:formula="of:=[.D144]+1" office:value-type="float" office:value="143" calcext:value-type="float">
            <text:p>143</text:p>
          </table:table-cell>
          <table:table-cell table:formula="of:=COM.MICROSOFT.CONCAT(&quot;AA_BB_CC_&quot;;TEXT([.D145];&quot;0000&quot;))" office:value-type="string" office:string-value="AA_BB_CC_0143" calcext:value-type="string">
            <text:p>AA_BB_CC_0143</text:p>
          </table:table-cell>
        </table:table-row>
        <table:table-row table:style-name="ro1">
          <table:table-cell table:formula="of:=[.A45]+RAND()/10" office:value-type="float" office:value="0.444874094527605" calcext:value-type="float">
            <text:p>0.44</text:p>
          </table:table-cell>
          <table:table-cell table:formula="of:=SIN([.A146])" office:value-type="float" office:value="0.430344233267144" calcext:value-type="float">
            <text:p>0.43</text:p>
          </table:table-cell>
          <table:table-cell table:formula="of:=[.B146]*[.B146]+[.B146]*RAND()/2" office:value-type="float" office:value="0.399656492191859" calcext:value-type="float">
            <text:p>0.40</text:p>
          </table:table-cell>
          <table:table-cell table:formula="of:=[.D145]+1" office:value-type="float" office:value="144" calcext:value-type="float">
            <text:p>144</text:p>
          </table:table-cell>
          <table:table-cell table:formula="of:=COM.MICROSOFT.CONCAT(&quot;AA_BB_CC_&quot;;TEXT([.D146];&quot;0000&quot;))" office:value-type="string" office:string-value="AA_BB_CC_0144" calcext:value-type="string">
            <text:p>AA_BB_CC_0144</text:p>
          </table:table-cell>
        </table:table-row>
        <table:table-row table:style-name="ro1">
          <table:table-cell table:formula="of:=[.A46]+RAND()/10" office:value-type="float" office:value="0.469271711317073" calcext:value-type="float">
            <text:p>0.47</text:p>
          </table:table-cell>
          <table:table-cell table:formula="of:=SIN([.A147])" office:value-type="float" office:value="0.452236846235684" calcext:value-type="float">
            <text:p>0.45</text:p>
          </table:table-cell>
          <table:table-cell table:formula="of:=[.B147]*[.B147]+[.B147]*RAND()/2" office:value-type="float" office:value="0.381750235918819" calcext:value-type="float">
            <text:p>0.38</text:p>
          </table:table-cell>
          <table:table-cell table:formula="of:=[.D146]+1" office:value-type="float" office:value="145" calcext:value-type="float">
            <text:p>145</text:p>
          </table:table-cell>
          <table:table-cell table:formula="of:=COM.MICROSOFT.CONCAT(&quot;AA_BB_CC_&quot;;TEXT([.D147];&quot;0000&quot;))" office:value-type="string" office:string-value="AA_BB_CC_0145" calcext:value-type="string">
            <text:p>AA_BB_CC_0145</text:p>
          </table:table-cell>
        </table:table-row>
        <table:table-row table:style-name="ro1">
          <table:table-cell table:formula="of:=[.A47]+RAND()/10" office:value-type="float" office:value="0.496760680317612" calcext:value-type="float">
            <text:p>0.50</text:p>
          </table:table-cell>
          <table:table-cell table:formula="of:=SIN([.A148])" office:value-type="float" office:value="0.476580257760256" calcext:value-type="float">
            <text:p>0.48</text:p>
          </table:table-cell>
          <table:table-cell table:formula="of:=[.B148]*[.B148]+[.B148]*RAND()/2" office:value-type="float" office:value="0.236789965296515" calcext:value-type="float">
            <text:p>0.24</text:p>
          </table:table-cell>
          <table:table-cell table:formula="of:=[.D147]+1" office:value-type="float" office:value="146" calcext:value-type="float">
            <text:p>146</text:p>
          </table:table-cell>
          <table:table-cell table:formula="of:=COM.MICROSOFT.CONCAT(&quot;AA_BB_CC_&quot;;TEXT([.D148];&quot;0000&quot;))" office:value-type="string" office:string-value="AA_BB_CC_0146" calcext:value-type="string">
            <text:p>AA_BB_CC_0146</text:p>
          </table:table-cell>
        </table:table-row>
        <table:table-row table:style-name="ro1">
          <table:table-cell table:formula="of:=[.A48]+RAND()/10" office:value-type="float" office:value="0.47263713642052" calcext:value-type="float">
            <text:p>0.47</text:p>
          </table:table-cell>
          <table:table-cell table:formula="of:=SIN([.A149])" office:value-type="float" office:value="0.455235895062713" calcext:value-type="float">
            <text:p>0.46</text:p>
          </table:table-cell>
          <table:table-cell table:formula="of:=[.B149]*[.B149]+[.B149]*RAND()/2" office:value-type="float" office:value="0.412398472777832" calcext:value-type="float">
            <text:p>0.41</text:p>
          </table:table-cell>
          <table:table-cell table:formula="of:=[.D148]+1" office:value-type="float" office:value="147" calcext:value-type="float">
            <text:p>147</text:p>
          </table:table-cell>
          <table:table-cell table:formula="of:=COM.MICROSOFT.CONCAT(&quot;AA_BB_CC_&quot;;TEXT([.D149];&quot;0000&quot;))" office:value-type="string" office:string-value="AA_BB_CC_0147" calcext:value-type="string">
            <text:p>AA_BB_CC_0147</text:p>
          </table:table-cell>
        </table:table-row>
        <table:table-row table:style-name="ro1">
          <table:table-cell table:formula="of:=[.A49]+RAND()/10" office:value-type="float" office:value="0.539727223474783" calcext:value-type="float">
            <text:p>0.54</text:p>
          </table:table-cell>
          <table:table-cell table:formula="of:=SIN([.A150])" office:value-type="float" office:value="0.513902009734597" calcext:value-type="float">
            <text:p>0.51</text:p>
          </table:table-cell>
          <table:table-cell table:formula="of:=[.B150]*[.B150]+[.B150]*RAND()/2" office:value-type="float" office:value="0.453038252791711" calcext:value-type="float">
            <text:p>0.45</text:p>
          </table:table-cell>
          <table:table-cell table:formula="of:=[.D149]+1" office:value-type="float" office:value="148" calcext:value-type="float">
            <text:p>148</text:p>
          </table:table-cell>
          <table:table-cell table:formula="of:=COM.MICROSOFT.CONCAT(&quot;AA_BB_CC_&quot;;TEXT([.D150];&quot;0000&quot;))" office:value-type="string" office:string-value="AA_BB_CC_0148" calcext:value-type="string">
            <text:p>AA_BB_CC_0148</text:p>
          </table:table-cell>
        </table:table-row>
        <table:table-row table:style-name="ro1">
          <table:table-cell table:formula="of:=[.A50]+RAND()/10" office:value-type="float" office:value="0.484164491859414" calcext:value-type="float">
            <text:p>0.48</text:p>
          </table:table-cell>
          <table:table-cell table:formula="of:=SIN([.A151])" office:value-type="float" office:value="0.465469043688994" calcext:value-type="float">
            <text:p>0.47</text:p>
          </table:table-cell>
          <table:table-cell table:formula="of:=[.B151]*[.B151]+[.B151]*RAND()/2" office:value-type="float" office:value="0.318777674832346" calcext:value-type="float">
            <text:p>0.32</text:p>
          </table:table-cell>
          <table:table-cell table:formula="of:=[.D150]+1" office:value-type="float" office:value="149" calcext:value-type="float">
            <text:p>149</text:p>
          </table:table-cell>
          <table:table-cell table:formula="of:=COM.MICROSOFT.CONCAT(&quot;AA_BB_CC_&quot;;TEXT([.D151];&quot;0000&quot;))" office:value-type="string" office:string-value="AA_BB_CC_0149" calcext:value-type="string">
            <text:p>AA_BB_CC_0149</text:p>
          </table:table-cell>
        </table:table-row>
        <table:table-row table:style-name="ro1">
          <table:table-cell table:formula="of:=[.A51]+RAND()/10" office:value-type="float" office:value="0.492811593778703" calcext:value-type="float">
            <text:p>0.49</text:p>
          </table:table-cell>
          <table:table-cell table:formula="of:=SIN([.A152])" office:value-type="float" office:value="0.473104786317128" calcext:value-type="float">
            <text:p>0.47</text:p>
          </table:table-cell>
          <table:table-cell table:formula="of:=[.B152]*[.B152]+[.B152]*RAND()/2" office:value-type="float" office:value="0.453305005389037" calcext:value-type="float">
            <text:p>0.45</text:p>
          </table:table-cell>
          <table:table-cell table:formula="of:=[.D151]+1" office:value-type="float" office:value="150" calcext:value-type="float">
            <text:p>150</text:p>
          </table:table-cell>
          <table:table-cell table:formula="of:=COM.MICROSOFT.CONCAT(&quot;AA_BB_CC_&quot;;TEXT([.D152];&quot;0000&quot;))" office:value-type="string" office:string-value="AA_BB_CC_0150" calcext:value-type="string">
            <text:p>AA_BB_CC_0150</text:p>
          </table:table-cell>
        </table:table-row>
        <table:table-row table:style-name="ro1">
          <table:table-cell table:formula="of:=[.A52]+RAND()/10" office:value-type="float" office:value="0.505863985948791" calcext:value-type="float">
            <text:p>0.51</text:p>
          </table:table-cell>
          <table:table-cell table:formula="of:=SIN([.A153])" office:value-type="float" office:value="0.484563398104257" calcext:value-type="float">
            <text:p>0.48</text:p>
          </table:table-cell>
          <table:table-cell table:formula="of:=[.B153]*[.B153]+[.B153]*RAND()/2" office:value-type="float" office:value="0.236307760841563" calcext:value-type="float">
            <text:p>0.24</text:p>
          </table:table-cell>
          <table:table-cell table:formula="of:=[.D152]+1" office:value-type="float" office:value="151" calcext:value-type="float">
            <text:p>151</text:p>
          </table:table-cell>
          <table:table-cell table:formula="of:=COM.MICROSOFT.CONCAT(&quot;AA_BB_CC_&quot;;TEXT([.D153];&quot;0000&quot;))" office:value-type="string" office:string-value="AA_BB_CC_0151" calcext:value-type="string">
            <text:p>AA_BB_CC_0151</text:p>
          </table:table-cell>
        </table:table-row>
        <table:table-row table:style-name="ro1">
          <table:table-cell table:formula="of:=[.A53]+RAND()/10" office:value-type="float" office:value="0.512079992876147" calcext:value-type="float">
            <text:p>0.51</text:p>
          </table:table-cell>
          <table:table-cell table:formula="of:=SIN([.A154])" office:value-type="float" office:value="0.489991491915156" calcext:value-type="float">
            <text:p>0.49</text:p>
          </table:table-cell>
          <table:table-cell table:formula="of:=[.B154]*[.B154]+[.B154]*RAND()/2" office:value-type="float" office:value="0.465995992213221" calcext:value-type="float">
            <text:p>0.47</text:p>
          </table:table-cell>
          <table:table-cell table:formula="of:=[.D153]+1" office:value-type="float" office:value="152" calcext:value-type="float">
            <text:p>152</text:p>
          </table:table-cell>
          <table:table-cell table:formula="of:=COM.MICROSOFT.CONCAT(&quot;AA_BB_CC_&quot;;TEXT([.D154];&quot;0000&quot;))" office:value-type="string" office:string-value="AA_BB_CC_0152" calcext:value-type="string">
            <text:p>AA_BB_CC_0152</text:p>
          </table:table-cell>
        </table:table-row>
        <table:table-row table:style-name="ro1">
          <table:table-cell table:formula="of:=[.A54]+RAND()/10" office:value-type="float" office:value="0.535602259961893" calcext:value-type="float">
            <text:p>0.54</text:p>
          </table:table-cell>
          <table:table-cell table:formula="of:=SIN([.A155])" office:value-type="float" office:value="0.510359052285241" calcext:value-type="float">
            <text:p>0.51</text:p>
          </table:table-cell>
          <table:table-cell table:formula="of:=[.B155]*[.B155]+[.B155]*RAND()/2" office:value-type="float" office:value="0.263926548403082" calcext:value-type="float">
            <text:p>0.26</text:p>
          </table:table-cell>
          <table:table-cell table:formula="of:=[.D154]+1" office:value-type="float" office:value="153" calcext:value-type="float">
            <text:p>153</text:p>
          </table:table-cell>
          <table:table-cell table:formula="of:=COM.MICROSOFT.CONCAT(&quot;AA_BB_CC_&quot;;TEXT([.D155];&quot;0000&quot;))" office:value-type="string" office:string-value="AA_BB_CC_0153" calcext:value-type="string">
            <text:p>AA_BB_CC_0153</text:p>
          </table:table-cell>
        </table:table-row>
        <table:table-row table:style-name="ro1">
          <table:table-cell table:formula="of:=[.A55]+RAND()/10" office:value-type="float" office:value="0.552284783189593" calcext:value-type="float">
            <text:p>0.55</text:p>
          </table:table-cell>
          <table:table-cell table:formula="of:=SIN([.A156])" office:value-type="float" office:value="0.524633696658399" calcext:value-type="float">
            <text:p>0.52</text:p>
          </table:table-cell>
          <table:table-cell table:formula="of:=[.B156]*[.B156]+[.B156]*RAND()/2" office:value-type="float" office:value="0.306681686006532" calcext:value-type="float">
            <text:p>0.31</text:p>
          </table:table-cell>
          <table:table-cell table:formula="of:=[.D155]+1" office:value-type="float" office:value="154" calcext:value-type="float">
            <text:p>154</text:p>
          </table:table-cell>
          <table:table-cell table:formula="of:=COM.MICROSOFT.CONCAT(&quot;AA_BB_CC_&quot;;TEXT([.D156];&quot;0000&quot;))" office:value-type="string" office:string-value="AA_BB_CC_0154" calcext:value-type="string">
            <text:p>AA_BB_CC_0154</text:p>
          </table:table-cell>
        </table:table-row>
        <table:table-row table:style-name="ro1">
          <table:table-cell table:formula="of:=[.A56]+RAND()/10" office:value-type="float" office:value="0.610551747999597" calcext:value-type="float">
            <text:p>0.61</text:p>
          </table:table-cell>
          <table:table-cell table:formula="of:=SIN([.A157])" office:value-type="float" office:value="0.573319612033925" calcext:value-type="float">
            <text:p>0.57</text:p>
          </table:table-cell>
          <table:table-cell table:formula="of:=[.B157]*[.B157]+[.B157]*RAND()/2" office:value-type="float" office:value="0.439787512998227" calcext:value-type="float">
            <text:p>0.44</text:p>
          </table:table-cell>
          <table:table-cell table:formula="of:=[.D156]+1" office:value-type="float" office:value="155" calcext:value-type="float">
            <text:p>155</text:p>
          </table:table-cell>
          <table:table-cell table:formula="of:=COM.MICROSOFT.CONCAT(&quot;AA_BB_CC_&quot;;TEXT([.D157];&quot;0000&quot;))" office:value-type="string" office:string-value="AA_BB_CC_0155" calcext:value-type="string">
            <text:p>AA_BB_CC_0155</text:p>
          </table:table-cell>
        </table:table-row>
        <table:table-row table:style-name="ro1">
          <table:table-cell table:formula="of:=[.A57]+RAND()/10" office:value-type="float" office:value="0.554474775445822" calcext:value-type="float">
            <text:p>0.55</text:p>
          </table:table-cell>
          <table:table-cell table:formula="of:=SIN([.A158])" office:value-type="float" office:value="0.526496838962482" calcext:value-type="float">
            <text:p>0.53</text:p>
          </table:table-cell>
          <table:table-cell table:formula="of:=[.B158]*[.B158]+[.B158]*RAND()/2" office:value-type="float" office:value="0.34818455059196" calcext:value-type="float">
            <text:p>0.35</text:p>
          </table:table-cell>
          <table:table-cell table:formula="of:=[.D157]+1" office:value-type="float" office:value="156" calcext:value-type="float">
            <text:p>156</text:p>
          </table:table-cell>
          <table:table-cell table:formula="of:=COM.MICROSOFT.CONCAT(&quot;AA_BB_CC_&quot;;TEXT([.D158];&quot;0000&quot;))" office:value-type="string" office:string-value="AA_BB_CC_0156" calcext:value-type="string">
            <text:p>AA_BB_CC_0156</text:p>
          </table:table-cell>
        </table:table-row>
        <table:table-row table:style-name="ro1">
          <table:table-cell table:formula="of:=[.A58]+RAND()/10" office:value-type="float" office:value="0.61356387269073" calcext:value-type="float">
            <text:p>0.61</text:p>
          </table:table-cell>
          <table:table-cell table:formula="of:=SIN([.A159])" office:value-type="float" office:value="0.575784937058714" calcext:value-type="float">
            <text:p>0.58</text:p>
          </table:table-cell>
          <table:table-cell table:formula="of:=[.B159]*[.B159]+[.B159]*RAND()/2" office:value-type="float" office:value="0.388217567579744" calcext:value-type="float">
            <text:p>0.39</text:p>
          </table:table-cell>
          <table:table-cell table:formula="of:=[.D158]+1" office:value-type="float" office:value="157" calcext:value-type="float">
            <text:p>157</text:p>
          </table:table-cell>
          <table:table-cell table:formula="of:=COM.MICROSOFT.CONCAT(&quot;AA_BB_CC_&quot;;TEXT([.D159];&quot;0000&quot;))" office:value-type="string" office:string-value="AA_BB_CC_0157" calcext:value-type="string">
            <text:p>AA_BB_CC_0157</text:p>
          </table:table-cell>
        </table:table-row>
        <table:table-row table:style-name="ro1">
          <table:table-cell table:formula="of:=[.A59]+RAND()/10" office:value-type="float" office:value="0.60799213768004" calcext:value-type="float">
            <text:p>0.61</text:p>
          </table:table-cell>
          <table:table-cell table:formula="of:=SIN([.A160])" office:value-type="float" office:value="0.571220566075249" calcext:value-type="float">
            <text:p>0.57</text:p>
          </table:table-cell>
          <table:table-cell table:formula="of:=[.B160]*[.B160]+[.B160]*RAND()/2" office:value-type="float" office:value="0.386432367549439" calcext:value-type="float">
            <text:p>0.39</text:p>
          </table:table-cell>
          <table:table-cell table:formula="of:=[.D159]+1" office:value-type="float" office:value="158" calcext:value-type="float">
            <text:p>158</text:p>
          </table:table-cell>
          <table:table-cell table:formula="of:=COM.MICROSOFT.CONCAT(&quot;AA_BB_CC_&quot;;TEXT([.D160];&quot;0000&quot;))" office:value-type="string" office:string-value="AA_BB_CC_0158" calcext:value-type="string">
            <text:p>AA_BB_CC_0158</text:p>
          </table:table-cell>
        </table:table-row>
        <table:table-row table:style-name="ro1">
          <table:table-cell table:formula="of:=[.A60]+RAND()/10" office:value-type="float" office:value="0.601057076607386" calcext:value-type="float">
            <text:p>0.60</text:p>
          </table:table-cell>
          <table:table-cell table:formula="of:=SIN([.A161])" office:value-type="float" office:value="0.565514600735507" calcext:value-type="float">
            <text:p>0.57</text:p>
          </table:table-cell>
          <table:table-cell table:formula="of:=[.B161]*[.B161]+[.B161]*RAND()/2" office:value-type="float" office:value="0.490884353905446" calcext:value-type="float">
            <text:p>0.49</text:p>
          </table:table-cell>
          <table:table-cell table:formula="of:=[.D160]+1" office:value-type="float" office:value="159" calcext:value-type="float">
            <text:p>159</text:p>
          </table:table-cell>
          <table:table-cell table:formula="of:=COM.MICROSOFT.CONCAT(&quot;AA_BB_CC_&quot;;TEXT([.D161];&quot;0000&quot;))" office:value-type="string" office:string-value="AA_BB_CC_0159" calcext:value-type="string">
            <text:p>AA_BB_CC_0159</text:p>
          </table:table-cell>
        </table:table-row>
        <table:table-row table:style-name="ro1">
          <table:table-cell table:formula="of:=[.A61]+RAND()/10" office:value-type="float" office:value="0.66311208121876" calcext:value-type="float">
            <text:p>0.66</text:p>
          </table:table-cell>
          <table:table-cell table:formula="of:=SIN([.A162])" office:value-type="float" office:value="0.615572398960426" calcext:value-type="float">
            <text:p>0.62</text:p>
          </table:table-cell>
          <table:table-cell table:formula="of:=[.B162]*[.B162]+[.B162]*RAND()/2" office:value-type="float" office:value="0.544621066653156" calcext:value-type="float">
            <text:p>0.54</text:p>
          </table:table-cell>
          <table:table-cell table:formula="of:=[.D161]+1" office:value-type="float" office:value="160" calcext:value-type="float">
            <text:p>160</text:p>
          </table:table-cell>
          <table:table-cell table:formula="of:=COM.MICROSOFT.CONCAT(&quot;AA_BB_CC_&quot;;TEXT([.D162];&quot;0000&quot;))" office:value-type="string" office:string-value="AA_BB_CC_0160" calcext:value-type="string">
            <text:p>AA_BB_CC_0160</text:p>
          </table:table-cell>
        </table:table-row>
        <table:table-row table:style-name="ro1">
          <table:table-cell table:formula="of:=[.A62]+RAND()/10" office:value-type="float" office:value="0.697542733883857" calcext:value-type="float">
            <text:p>0.70</text:p>
          </table:table-cell>
          <table:table-cell table:formula="of:=SIN([.A163])" office:value-type="float" office:value="0.642336323395338" calcext:value-type="float">
            <text:p>0.64</text:p>
          </table:table-cell>
          <table:table-cell table:formula="of:=[.B163]*[.B163]+[.B163]*RAND()/2" office:value-type="float" office:value="0.67195477114627" calcext:value-type="float">
            <text:p>0.67</text:p>
          </table:table-cell>
          <table:table-cell table:formula="of:=[.D162]+1" office:value-type="float" office:value="161" calcext:value-type="float">
            <text:p>161</text:p>
          </table:table-cell>
          <table:table-cell table:formula="of:=COM.MICROSOFT.CONCAT(&quot;AA_BB_CC_&quot;;TEXT([.D163];&quot;0000&quot;))" office:value-type="string" office:string-value="AA_BB_CC_0161" calcext:value-type="string">
            <text:p>AA_BB_CC_0161</text:p>
          </table:table-cell>
        </table:table-row>
        <table:table-row table:style-name="ro1">
          <table:table-cell table:formula="of:=[.A63]+RAND()/10" office:value-type="float" office:value="0.630506444135158" calcext:value-type="float">
            <text:p>0.63</text:p>
          </table:table-cell>
          <table:table-cell table:formula="of:=SIN([.A164])" office:value-type="float" office:value="0.589553903163817" calcext:value-type="float">
            <text:p>0.59</text:p>
          </table:table-cell>
          <table:table-cell table:formula="of:=[.B164]*[.B164]+[.B164]*RAND()/2" office:value-type="float" office:value="0.406199579935225" calcext:value-type="float">
            <text:p>0.41</text:p>
          </table:table-cell>
          <table:table-cell table:formula="of:=[.D163]+1" office:value-type="float" office:value="162" calcext:value-type="float">
            <text:p>162</text:p>
          </table:table-cell>
          <table:table-cell table:formula="of:=COM.MICROSOFT.CONCAT(&quot;AA_BB_CC_&quot;;TEXT([.D164];&quot;0000&quot;))" office:value-type="string" office:string-value="AA_BB_CC_0162" calcext:value-type="string">
            <text:p>AA_BB_CC_0162</text:p>
          </table:table-cell>
        </table:table-row>
        <table:table-row table:style-name="ro1">
          <table:table-cell table:formula="of:=[.A64]+RAND()/10" office:value-type="float" office:value="0.666732714866012" calcext:value-type="float">
            <text:p>0.67</text:p>
          </table:table-cell>
          <table:table-cell table:formula="of:=SIN([.A165])" office:value-type="float" office:value="0.618421708159385" calcext:value-type="float">
            <text:p>0.62</text:p>
          </table:table-cell>
          <table:table-cell table:formula="of:=[.B165]*[.B165]+[.B165]*RAND()/2" office:value-type="float" office:value="0.629388894405895" calcext:value-type="float">
            <text:p>0.63</text:p>
          </table:table-cell>
          <table:table-cell table:formula="of:=[.D164]+1" office:value-type="float" office:value="163" calcext:value-type="float">
            <text:p>163</text:p>
          </table:table-cell>
          <table:table-cell table:formula="of:=COM.MICROSOFT.CONCAT(&quot;AA_BB_CC_&quot;;TEXT([.D165];&quot;0000&quot;))" office:value-type="string" office:string-value="AA_BB_CC_0163" calcext:value-type="string">
            <text:p>AA_BB_CC_0163</text:p>
          </table:table-cell>
        </table:table-row>
        <table:table-row table:style-name="ro1">
          <table:table-cell table:formula="of:=[.A65]+RAND()/10" office:value-type="float" office:value="0.656806718647685" calcext:value-type="float">
            <text:p>0.66</text:p>
          </table:table-cell>
          <table:table-cell table:formula="of:=SIN([.A166])" office:value-type="float" office:value="0.610591062811757" calcext:value-type="float">
            <text:p>0.61</text:p>
          </table:table-cell>
          <table:table-cell table:formula="of:=[.B166]*[.B166]+[.B166]*RAND()/2" office:value-type="float" office:value="0.55303081889938" calcext:value-type="float">
            <text:p>0.55</text:p>
          </table:table-cell>
          <table:table-cell table:formula="of:=[.D165]+1" office:value-type="float" office:value="164" calcext:value-type="float">
            <text:p>164</text:p>
          </table:table-cell>
          <table:table-cell table:formula="of:=COM.MICROSOFT.CONCAT(&quot;AA_BB_CC_&quot;;TEXT([.D166];&quot;0000&quot;))" office:value-type="string" office:string-value="AA_BB_CC_0164" calcext:value-type="string">
            <text:p>AA_BB_CC_0164</text:p>
          </table:table-cell>
        </table:table-row>
        <table:table-row table:style-name="ro1">
          <table:table-cell table:formula="of:=[.A66]+RAND()/10" office:value-type="float" office:value="0.705363282884899" calcext:value-type="float">
            <text:p>0.71</text:p>
          </table:table-cell>
          <table:table-cell table:formula="of:=SIN([.A167])" office:value-type="float" office:value="0.648310467209263" calcext:value-type="float">
            <text:p>0.65</text:p>
          </table:table-cell>
          <table:table-cell table:formula="of:=[.B167]*[.B167]+[.B167]*RAND()/2" office:value-type="float" office:value="0.688653249784637" calcext:value-type="float">
            <text:p>0.69</text:p>
          </table:table-cell>
          <table:table-cell table:formula="of:=[.D166]+1" office:value-type="float" office:value="165" calcext:value-type="float">
            <text:p>165</text:p>
          </table:table-cell>
          <table:table-cell table:formula="of:=COM.MICROSOFT.CONCAT(&quot;AA_BB_CC_&quot;;TEXT([.D167];&quot;0000&quot;))" office:value-type="string" office:string-value="AA_BB_CC_0165" calcext:value-type="string">
            <text:p>AA_BB_CC_0165</text:p>
          </table:table-cell>
        </table:table-row>
        <table:table-row table:style-name="ro1">
          <table:table-cell table:formula="of:=[.A67]+RAND()/10" office:value-type="float" office:value="0.650182606617026" calcext:value-type="float">
            <text:p>0.65</text:p>
          </table:table-cell>
          <table:table-cell table:formula="of:=SIN([.A168])" office:value-type="float" office:value="0.60533176581453" calcext:value-type="float">
            <text:p>0.61</text:p>
          </table:table-cell>
          <table:table-cell table:formula="of:=[.B168]*[.B168]+[.B168]*RAND()/2" office:value-type="float" office:value="0.385946904480794" calcext:value-type="float">
            <text:p>0.39</text:p>
          </table:table-cell>
          <table:table-cell table:formula="of:=[.D167]+1" office:value-type="float" office:value="166" calcext:value-type="float">
            <text:p>166</text:p>
          </table:table-cell>
          <table:table-cell table:formula="of:=COM.MICROSOFT.CONCAT(&quot;AA_BB_CC_&quot;;TEXT([.D168];&quot;0000&quot;))" office:value-type="string" office:string-value="AA_BB_CC_0166" calcext:value-type="string">
            <text:p>AA_BB_CC_0166</text:p>
          </table:table-cell>
        </table:table-row>
        <table:table-row table:style-name="ro1">
          <table:table-cell table:formula="of:=[.A68]+RAND()/10" office:value-type="float" office:value="0.743812596234576" calcext:value-type="float">
            <text:p>0.74</text:p>
          </table:table-cell>
          <table:table-cell table:formula="of:=SIN([.A169])" office:value-type="float" office:value="0.677098486572056" calcext:value-type="float">
            <text:p>0.68</text:p>
          </table:table-cell>
          <table:table-cell table:formula="of:=[.B169]*[.B169]+[.B169]*RAND()/2" office:value-type="float" office:value="0.631296590495368" calcext:value-type="float">
            <text:p>0.63</text:p>
          </table:table-cell>
          <table:table-cell table:formula="of:=[.D168]+1" office:value-type="float" office:value="167" calcext:value-type="float">
            <text:p>167</text:p>
          </table:table-cell>
          <table:table-cell table:formula="of:=COM.MICROSOFT.CONCAT(&quot;AA_BB_CC_&quot;;TEXT([.D169];&quot;0000&quot;))" office:value-type="string" office:string-value="AA_BB_CC_0167" calcext:value-type="string">
            <text:p>AA_BB_CC_0167</text:p>
          </table:table-cell>
        </table:table-row>
        <table:table-row table:style-name="ro1">
          <table:table-cell table:formula="of:=[.A69]+RAND()/10" office:value-type="float" office:value="0.678836953646706" calcext:value-type="float">
            <text:p>0.68</text:p>
          </table:table-cell>
          <table:table-cell table:formula="of:=SIN([.A170])" office:value-type="float" office:value="0.627888245830561" calcext:value-type="float">
            <text:p>0.63</text:p>
          </table:table-cell>
          <table:table-cell table:formula="of:=[.B170]*[.B170]+[.B170]*RAND()/2" office:value-type="float" office:value="0.573702496361837" calcext:value-type="float">
            <text:p>0.57</text:p>
          </table:table-cell>
          <table:table-cell table:formula="of:=[.D169]+1" office:value-type="float" office:value="168" calcext:value-type="float">
            <text:p>168</text:p>
          </table:table-cell>
          <table:table-cell table:formula="of:=COM.MICROSOFT.CONCAT(&quot;AA_BB_CC_&quot;;TEXT([.D170];&quot;0000&quot;))" office:value-type="string" office:string-value="AA_BB_CC_0168" calcext:value-type="string">
            <text:p>AA_BB_CC_0168</text:p>
          </table:table-cell>
        </table:table-row>
        <table:table-row table:style-name="ro1">
          <table:table-cell table:formula="of:=[.A70]+RAND()/10" office:value-type="float" office:value="0.725089623710348" calcext:value-type="float">
            <text:p>0.73</text:p>
          </table:table-cell>
          <table:table-cell table:formula="of:=SIN([.A171])" office:value-type="float" office:value="0.663202523295362" calcext:value-type="float">
            <text:p>0.66</text:p>
          </table:table-cell>
          <table:table-cell table:formula="of:=[.B171]*[.B171]+[.B171]*RAND()/2" office:value-type="float" office:value="0.654500044390472" calcext:value-type="float">
            <text:p>0.65</text:p>
          </table:table-cell>
          <table:table-cell table:formula="of:=[.D170]+1" office:value-type="float" office:value="169" calcext:value-type="float">
            <text:p>169</text:p>
          </table:table-cell>
          <table:table-cell table:formula="of:=COM.MICROSOFT.CONCAT(&quot;AA_BB_CC_&quot;;TEXT([.D171];&quot;0000&quot;))" office:value-type="string" office:string-value="AA_BB_CC_0169" calcext:value-type="string">
            <text:p>AA_BB_CC_0169</text:p>
          </table:table-cell>
        </table:table-row>
        <table:table-row table:style-name="ro1">
          <table:table-cell table:formula="of:=[.A71]+RAND()/10" office:value-type="float" office:value="0.706132829493538" calcext:value-type="float">
            <text:p>0.71</text:p>
          </table:table-cell>
          <table:table-cell table:formula="of:=SIN([.A172])" office:value-type="float" office:value="0.648896189567804" calcext:value-type="float">
            <text:p>0.65</text:p>
          </table:table-cell>
          <table:table-cell table:formula="of:=[.B172]*[.B172]+[.B172]*RAND()/2" office:value-type="float" office:value="0.605499987625161" calcext:value-type="float">
            <text:p>0.61</text:p>
          </table:table-cell>
          <table:table-cell table:formula="of:=[.D171]+1" office:value-type="float" office:value="170" calcext:value-type="float">
            <text:p>170</text:p>
          </table:table-cell>
          <table:table-cell table:formula="of:=COM.MICROSOFT.CONCAT(&quot;AA_BB_CC_&quot;;TEXT([.D172];&quot;0000&quot;))" office:value-type="string" office:string-value="AA_BB_CC_0170" calcext:value-type="string">
            <text:p>AA_BB_CC_0170</text:p>
          </table:table-cell>
        </table:table-row>
        <table:table-row table:style-name="ro1">
          <table:table-cell table:formula="of:=[.A72]+RAND()/10" office:value-type="float" office:value="0.726852009629374" calcext:value-type="float">
            <text:p>0.73</text:p>
          </table:table-cell>
          <table:table-cell table:formula="of:=SIN([.A173])" office:value-type="float" office:value="0.664520532751011" calcext:value-type="float">
            <text:p>0.66</text:p>
          </table:table-cell>
          <table:table-cell table:formula="of:=[.B173]*[.B173]+[.B173]*RAND()/2" office:value-type="float" office:value="0.644901295771982" calcext:value-type="float">
            <text:p>0.64</text:p>
          </table:table-cell>
          <table:table-cell table:formula="of:=[.D172]+1" office:value-type="float" office:value="171" calcext:value-type="float">
            <text:p>171</text:p>
          </table:table-cell>
          <table:table-cell table:formula="of:=COM.MICROSOFT.CONCAT(&quot;AA_BB_CC_&quot;;TEXT([.D173];&quot;0000&quot;))" office:value-type="string" office:string-value="AA_BB_CC_0171" calcext:value-type="string">
            <text:p>AA_BB_CC_0171</text:p>
          </table:table-cell>
        </table:table-row>
        <table:table-row table:style-name="ro1">
          <table:table-cell table:formula="of:=[.A73]+RAND()/10" office:value-type="float" office:value="0.804740470963678" calcext:value-type="float">
            <text:p>0.80</text:p>
          </table:table-cell>
          <table:table-cell table:formula="of:=SIN([.A174])" office:value-type="float" office:value="0.720650736234339" calcext:value-type="float">
            <text:p>0.72</text:p>
          </table:table-cell>
          <table:table-cell table:formula="of:=[.B174]*[.B174]+[.B174]*RAND()/2" office:value-type="float" office:value="0.69302897187618" calcext:value-type="float">
            <text:p>0.69</text:p>
          </table:table-cell>
          <table:table-cell table:formula="of:=[.D173]+1" office:value-type="float" office:value="172" calcext:value-type="float">
            <text:p>172</text:p>
          </table:table-cell>
          <table:table-cell table:formula="of:=COM.MICROSOFT.CONCAT(&quot;AA_BB_CC_&quot;;TEXT([.D174];&quot;0000&quot;))" office:value-type="string" office:string-value="AA_BB_CC_0172" calcext:value-type="string">
            <text:p>AA_BB_CC_0172</text:p>
          </table:table-cell>
        </table:table-row>
        <table:table-row table:style-name="ro1">
          <table:table-cell table:formula="of:=[.A74]+RAND()/10" office:value-type="float" office:value="0.727429074730345" calcext:value-type="float">
            <text:p>0.73</text:p>
          </table:table-cell>
          <table:table-cell table:formula="of:=SIN([.A175])" office:value-type="float" office:value="0.664951645524383" calcext:value-type="float">
            <text:p>0.66</text:p>
          </table:table-cell>
          <table:table-cell table:formula="of:=[.B175]*[.B175]+[.B175]*RAND()/2" office:value-type="float" office:value="0.608083801946807" calcext:value-type="float">
            <text:p>0.61</text:p>
          </table:table-cell>
          <table:table-cell table:formula="of:=[.D174]+1" office:value-type="float" office:value="173" calcext:value-type="float">
            <text:p>173</text:p>
          </table:table-cell>
          <table:table-cell table:formula="of:=COM.MICROSOFT.CONCAT(&quot;AA_BB_CC_&quot;;TEXT([.D175];&quot;0000&quot;))" office:value-type="string" office:string-value="AA_BB_CC_0173" calcext:value-type="string">
            <text:p>AA_BB_CC_0173</text:p>
          </table:table-cell>
        </table:table-row>
        <table:table-row table:style-name="ro1">
          <table:table-cell table:formula="of:=[.A75]+RAND()/10" office:value-type="float" office:value="0.77766187232571" calcext:value-type="float">
            <text:p>0.78</text:p>
          </table:table-cell>
          <table:table-cell table:formula="of:=SIN([.A176])" office:value-type="float" office:value="0.701615291740146" calcext:value-type="float">
            <text:p>0.70</text:p>
          </table:table-cell>
          <table:table-cell table:formula="of:=[.B176]*[.B176]+[.B176]*RAND()/2" office:value-type="float" office:value="0.683647377634268" calcext:value-type="float">
            <text:p>0.68</text:p>
          </table:table-cell>
          <table:table-cell table:formula="of:=[.D175]+1" office:value-type="float" office:value="174" calcext:value-type="float">
            <text:p>174</text:p>
          </table:table-cell>
          <table:table-cell table:formula="of:=COM.MICROSOFT.CONCAT(&quot;AA_BB_CC_&quot;;TEXT([.D176];&quot;0000&quot;))" office:value-type="string" office:string-value="AA_BB_CC_0174" calcext:value-type="string">
            <text:p>AA_BB_CC_0174</text:p>
          </table:table-cell>
        </table:table-row>
        <table:table-row table:style-name="ro1">
          <table:table-cell table:formula="of:=[.A76]+RAND()/10" office:value-type="float" office:value="0.834308820340444" calcext:value-type="float">
            <text:p>0.83</text:p>
          </table:table-cell>
          <table:table-cell table:formula="of:=SIN([.A177])" office:value-type="float" office:value="0.740832430332705" calcext:value-type="float">
            <text:p>0.74</text:p>
          </table:table-cell>
          <table:table-cell table:formula="of:=[.B177]*[.B177]+[.B177]*RAND()/2" office:value-type="float" office:value="0.67786801872129" calcext:value-type="float">
            <text:p>0.68</text:p>
          </table:table-cell>
          <table:table-cell table:formula="of:=[.D176]+1" office:value-type="float" office:value="175" calcext:value-type="float">
            <text:p>175</text:p>
          </table:table-cell>
          <table:table-cell table:formula="of:=COM.MICROSOFT.CONCAT(&quot;AA_BB_CC_&quot;;TEXT([.D177];&quot;0000&quot;))" office:value-type="string" office:string-value="AA_BB_CC_0175" calcext:value-type="string">
            <text:p>AA_BB_CC_0175</text:p>
          </table:table-cell>
        </table:table-row>
        <table:table-row table:style-name="ro1">
          <table:table-cell table:formula="of:=[.A77]+RAND()/10" office:value-type="float" office:value="0.756451970518739" calcext:value-type="float">
            <text:p>0.76</text:p>
          </table:table-cell>
          <table:table-cell table:formula="of:=SIN([.A178])" office:value-type="float" office:value="0.686345374727285" calcext:value-type="float">
            <text:p>0.69</text:p>
          </table:table-cell>
          <table:table-cell table:formula="of:=[.B178]*[.B178]+[.B178]*RAND()/2" office:value-type="float" office:value="0.763578985903956" calcext:value-type="float">
            <text:p>0.76</text:p>
          </table:table-cell>
          <table:table-cell table:formula="of:=[.D177]+1" office:value-type="float" office:value="176" calcext:value-type="float">
            <text:p>176</text:p>
          </table:table-cell>
          <table:table-cell table:formula="of:=COM.MICROSOFT.CONCAT(&quot;AA_BB_CC_&quot;;TEXT([.D178];&quot;0000&quot;))" office:value-type="string" office:string-value="AA_BB_CC_0176" calcext:value-type="string">
            <text:p>AA_BB_CC_0176</text:p>
          </table:table-cell>
        </table:table-row>
        <table:table-row table:style-name="ro1">
          <table:table-cell table:formula="of:=[.A78]+RAND()/10" office:value-type="float" office:value="0.822122268730777" calcext:value-type="float">
            <text:p>0.82</text:p>
          </table:table-cell>
          <table:table-cell table:formula="of:=SIN([.A179])" office:value-type="float" office:value="0.732592038826961" calcext:value-type="float">
            <text:p>0.73</text:p>
          </table:table-cell>
          <table:table-cell table:formula="of:=[.B179]*[.B179]+[.B179]*RAND()/2" office:value-type="float" office:value="0.66853036395524" calcext:value-type="float">
            <text:p>0.67</text:p>
          </table:table-cell>
          <table:table-cell table:formula="of:=[.D178]+1" office:value-type="float" office:value="177" calcext:value-type="float">
            <text:p>177</text:p>
          </table:table-cell>
          <table:table-cell table:formula="of:=COM.MICROSOFT.CONCAT(&quot;AA_BB_CC_&quot;;TEXT([.D179];&quot;0000&quot;))" office:value-type="string" office:string-value="AA_BB_CC_0177" calcext:value-type="string">
            <text:p>AA_BB_CC_0177</text:p>
          </table:table-cell>
        </table:table-row>
        <table:table-row table:style-name="ro1">
          <table:table-cell table:formula="of:=[.A79]+RAND()/10" office:value-type="float" office:value="0.865752916291814" calcext:value-type="float">
            <text:p>0.87</text:p>
          </table:table-cell>
          <table:table-cell table:formula="of:=SIN([.A180])" office:value-type="float" office:value="0.761583419569898" calcext:value-type="float">
            <text:p>0.76</text:p>
          </table:table-cell>
          <table:table-cell table:formula="of:=[.B180]*[.B180]+[.B180]*RAND()/2" office:value-type="float" office:value="0.796142619165631" calcext:value-type="float">
            <text:p>0.80</text:p>
          </table:table-cell>
          <table:table-cell table:formula="of:=[.D179]+1" office:value-type="float" office:value="178" calcext:value-type="float">
            <text:p>178</text:p>
          </table:table-cell>
          <table:table-cell table:formula="of:=COM.MICROSOFT.CONCAT(&quot;AA_BB_CC_&quot;;TEXT([.D180];&quot;0000&quot;))" office:value-type="string" office:string-value="AA_BB_CC_0178" calcext:value-type="string">
            <text:p>AA_BB_CC_0178</text:p>
          </table:table-cell>
        </table:table-row>
        <table:table-row table:style-name="ro1">
          <table:table-cell table:formula="of:=[.A80]+RAND()/10" office:value-type="float" office:value="0.823799289834977" calcext:value-type="float">
            <text:p>0.82</text:p>
          </table:table-cell>
          <table:table-cell table:formula="of:=SIN([.A181])" office:value-type="float" office:value="0.733732502695673" calcext:value-type="float">
            <text:p>0.73</text:p>
          </table:table-cell>
          <table:table-cell table:formula="of:=[.B181]*[.B181]+[.B181]*RAND()/2" office:value-type="float" office:value="0.903692716454067" calcext:value-type="float">
            <text:p>0.90</text:p>
          </table:table-cell>
          <table:table-cell table:formula="of:=[.D180]+1" office:value-type="float" office:value="179" calcext:value-type="float">
            <text:p>179</text:p>
          </table:table-cell>
          <table:table-cell table:formula="of:=COM.MICROSOFT.CONCAT(&quot;AA_BB_CC_&quot;;TEXT([.D181];&quot;0000&quot;))" office:value-type="string" office:string-value="AA_BB_CC_0179" calcext:value-type="string">
            <text:p>AA_BB_CC_0179</text:p>
          </table:table-cell>
        </table:table-row>
        <table:table-row table:style-name="ro1">
          <table:table-cell table:formula="of:=[.A81]+RAND()/10" office:value-type="float" office:value="0.833189435700689" calcext:value-type="float">
            <text:p>0.83</text:p>
          </table:table-cell>
          <table:table-cell table:formula="of:=SIN([.A182])" office:value-type="float" office:value="0.74008008700304" calcext:value-type="float">
            <text:p>0.74</text:p>
          </table:table-cell>
          <table:table-cell table:formula="of:=[.B182]*[.B182]+[.B182]*RAND()/2" office:value-type="float" office:value="0.590992131360133" calcext:value-type="float">
            <text:p>0.59</text:p>
          </table:table-cell>
          <table:table-cell table:formula="of:=[.D181]+1" office:value-type="float" office:value="180" calcext:value-type="float">
            <text:p>180</text:p>
          </table:table-cell>
          <table:table-cell table:formula="of:=COM.MICROSOFT.CONCAT(&quot;AA_BB_CC_&quot;;TEXT([.D182];&quot;0000&quot;))" office:value-type="string" office:string-value="AA_BB_CC_0180" calcext:value-type="string">
            <text:p>AA_BB_CC_0180</text:p>
          </table:table-cell>
        </table:table-row>
        <table:table-row table:style-name="ro1">
          <table:table-cell table:formula="of:=[.A82]+RAND()/10" office:value-type="float" office:value="0.828341888380336" calcext:value-type="float">
            <text:p>0.83</text:p>
          </table:table-cell>
          <table:table-cell table:formula="of:=SIN([.A183])" office:value-type="float" office:value="0.736811337873394" calcext:value-type="float">
            <text:p>0.74</text:p>
          </table:table-cell>
          <table:table-cell table:formula="of:=[.B183]*[.B183]+[.B183]*RAND()/2" office:value-type="float" office:value="0.70950752086098" calcext:value-type="float">
            <text:p>0.71</text:p>
          </table:table-cell>
          <table:table-cell table:formula="of:=[.D182]+1" office:value-type="float" office:value="181" calcext:value-type="float">
            <text:p>181</text:p>
          </table:table-cell>
          <table:table-cell table:formula="of:=COM.MICROSOFT.CONCAT(&quot;AA_BB_CC_&quot;;TEXT([.D183];&quot;0000&quot;))" office:value-type="string" office:string-value="AA_BB_CC_0181" calcext:value-type="string">
            <text:p>AA_BB_CC_0181</text:p>
          </table:table-cell>
        </table:table-row>
        <table:table-row table:style-name="ro1">
          <table:table-cell table:formula="of:=[.A83]+RAND()/10" office:value-type="float" office:value="0.845456691181993" calcext:value-type="float">
            <text:p>0.85</text:p>
          </table:table-cell>
          <table:table-cell table:formula="of:=SIN([.A184])" office:value-type="float" office:value="0.748274154387405" calcext:value-type="float">
            <text:p>0.75</text:p>
          </table:table-cell>
          <table:table-cell table:formula="of:=[.B184]*[.B184]+[.B184]*RAND()/2" office:value-type="float" office:value="0.736896587351474" calcext:value-type="float">
            <text:p>0.74</text:p>
          </table:table-cell>
          <table:table-cell table:formula="of:=[.D183]+1" office:value-type="float" office:value="182" calcext:value-type="float">
            <text:p>182</text:p>
          </table:table-cell>
          <table:table-cell table:formula="of:=COM.MICROSOFT.CONCAT(&quot;AA_BB_CC_&quot;;TEXT([.D184];&quot;0000&quot;))" office:value-type="string" office:string-value="AA_BB_CC_0182" calcext:value-type="string">
            <text:p>AA_BB_CC_0182</text:p>
          </table:table-cell>
        </table:table-row>
        <table:table-row table:style-name="ro1">
          <table:table-cell table:formula="of:=[.A84]+RAND()/10" office:value-type="float" office:value="0.851677017513132" calcext:value-type="float">
            <text:p>0.85</text:p>
          </table:table-cell>
          <table:table-cell table:formula="of:=SIN([.A185])" office:value-type="float" office:value="0.752386151469868" calcext:value-type="float">
            <text:p>0.75</text:p>
          </table:table-cell>
          <table:table-cell table:formula="of:=[.B185]*[.B185]+[.B185]*RAND()/2" office:value-type="float" office:value="0.780138529940456" calcext:value-type="float">
            <text:p>0.78</text:p>
          </table:table-cell>
          <table:table-cell table:formula="of:=[.D184]+1" office:value-type="float" office:value="183" calcext:value-type="float">
            <text:p>183</text:p>
          </table:table-cell>
          <table:table-cell table:formula="of:=COM.MICROSOFT.CONCAT(&quot;AA_BB_CC_&quot;;TEXT([.D185];&quot;0000&quot;))" office:value-type="string" office:string-value="AA_BB_CC_0183" calcext:value-type="string">
            <text:p>AA_BB_CC_0183</text:p>
          </table:table-cell>
        </table:table-row>
        <table:table-row table:style-name="ro1">
          <table:table-cell table:formula="of:=[.A85]+RAND()/10" office:value-type="float" office:value="0.926142981594247" calcext:value-type="float">
            <text:p>0.93</text:p>
          </table:table-cell>
          <table:table-cell table:formula="of:=SIN([.A186])" office:value-type="float" office:value="0.799308127249121" calcext:value-type="float">
            <text:p>0.80</text:p>
          </table:table-cell>
          <table:table-cell table:formula="of:=[.B186]*[.B186]+[.B186]*RAND()/2" office:value-type="float" office:value="0.816381774593953" calcext:value-type="float">
            <text:p>0.82</text:p>
          </table:table-cell>
          <table:table-cell table:formula="of:=[.D185]+1" office:value-type="float" office:value="184" calcext:value-type="float">
            <text:p>184</text:p>
          </table:table-cell>
          <table:table-cell table:formula="of:=COM.MICROSOFT.CONCAT(&quot;AA_BB_CC_&quot;;TEXT([.D186];&quot;0000&quot;))" office:value-type="string" office:string-value="AA_BB_CC_0184" calcext:value-type="string">
            <text:p>AA_BB_CC_0184</text:p>
          </table:table-cell>
        </table:table-row>
        <table:table-row table:style-name="ro1">
          <table:table-cell table:formula="of:=[.A86]+RAND()/10" office:value-type="float" office:value="0.854079081510564" calcext:value-type="float">
            <text:p>0.85</text:p>
          </table:table-cell>
          <table:table-cell table:formula="of:=SIN([.A187])" office:value-type="float" office:value="0.753966272488951" calcext:value-type="float">
            <text:p>0.75</text:p>
          </table:table-cell>
          <table:table-cell table:formula="of:=[.B187]*[.B187]+[.B187]*RAND()/2" office:value-type="float" office:value="0.930573706431935" calcext:value-type="float">
            <text:p>0.93</text:p>
          </table:table-cell>
          <table:table-cell table:formula="of:=[.D186]+1" office:value-type="float" office:value="185" calcext:value-type="float">
            <text:p>185</text:p>
          </table:table-cell>
          <table:table-cell table:formula="of:=COM.MICROSOFT.CONCAT(&quot;AA_BB_CC_&quot;;TEXT([.D187];&quot;0000&quot;))" office:value-type="string" office:string-value="AA_BB_CC_0185" calcext:value-type="string">
            <text:p>AA_BB_CC_0185</text:p>
          </table:table-cell>
        </table:table-row>
        <table:table-row table:style-name="ro1">
          <table:table-cell table:formula="of:=[.A87]+RAND()/10" office:value-type="float" office:value="0.886373477174085" calcext:value-type="float">
            <text:p>0.89</text:p>
          </table:table-cell>
          <table:table-cell table:formula="of:=SIN([.A188])" office:value-type="float" office:value="0.774784065559686" calcext:value-type="float">
            <text:p>0.77</text:p>
          </table:table-cell>
          <table:table-cell table:formula="of:=[.B188]*[.B188]+[.B188]*RAND()/2" office:value-type="float" office:value="0.858838059992496" calcext:value-type="float">
            <text:p>0.86</text:p>
          </table:table-cell>
          <table:table-cell table:formula="of:=[.D187]+1" office:value-type="float" office:value="186" calcext:value-type="float">
            <text:p>186</text:p>
          </table:table-cell>
          <table:table-cell table:formula="of:=COM.MICROSOFT.CONCAT(&quot;AA_BB_CC_&quot;;TEXT([.D188];&quot;0000&quot;))" office:value-type="string" office:string-value="AA_BB_CC_0186" calcext:value-type="string">
            <text:p>AA_BB_CC_0186</text:p>
          </table:table-cell>
        </table:table-row>
        <table:table-row table:style-name="ro1">
          <table:table-cell table:formula="of:=[.A88]+RAND()/10" office:value-type="float" office:value="0.921517379855279" calcext:value-type="float">
            <text:p>0.92</text:p>
          </table:table-cell>
          <table:table-cell table:formula="of:=SIN([.A189])" office:value-type="float" office:value="0.796519963072254" calcext:value-type="float">
            <text:p>0.80</text:p>
          </table:table-cell>
          <table:table-cell table:formula="of:=[.B189]*[.B189]+[.B189]*RAND()/2" office:value-type="float" office:value="0.764439804273557" calcext:value-type="float">
            <text:p>0.76</text:p>
          </table:table-cell>
          <table:table-cell table:formula="of:=[.D188]+1" office:value-type="float" office:value="187" calcext:value-type="float">
            <text:p>187</text:p>
          </table:table-cell>
          <table:table-cell table:formula="of:=COM.MICROSOFT.CONCAT(&quot;AA_BB_CC_&quot;;TEXT([.D189];&quot;0000&quot;))" office:value-type="string" office:string-value="AA_BB_CC_0187" calcext:value-type="string">
            <text:p>AA_BB_CC_0187</text:p>
          </table:table-cell>
        </table:table-row>
        <table:table-row table:style-name="ro1">
          <table:table-cell table:formula="of:=[.A89]+RAND()/10" office:value-type="float" office:value="0.942198438244799" calcext:value-type="float">
            <text:p>0.94</text:p>
          </table:table-cell>
          <table:table-cell table:formula="of:=SIN([.A190])" office:value-type="float" office:value="0.808852760395074" calcext:value-type="float">
            <text:p>0.81</text:p>
          </table:table-cell>
          <table:table-cell table:formula="of:=[.B190]*[.B190]+[.B190]*RAND()/2" office:value-type="float" office:value="0.708627401808515" calcext:value-type="float">
            <text:p>0.71</text:p>
          </table:table-cell>
          <table:table-cell table:formula="of:=[.D189]+1" office:value-type="float" office:value="188" calcext:value-type="float">
            <text:p>188</text:p>
          </table:table-cell>
          <table:table-cell table:formula="of:=COM.MICROSOFT.CONCAT(&quot;AA_BB_CC_&quot;;TEXT([.D190];&quot;0000&quot;))" office:value-type="string" office:string-value="AA_BB_CC_0188" calcext:value-type="string">
            <text:p>AA_BB_CC_0188</text:p>
          </table:table-cell>
        </table:table-row>
        <table:table-row table:style-name="ro1">
          <table:table-cell table:formula="of:=[.A90]+RAND()/10" office:value-type="float" office:value="0.914503513058706" calcext:value-type="float">
            <text:p>0.91</text:p>
          </table:table-cell>
          <table:table-cell table:formula="of:=SIN([.A191])" office:value-type="float" office:value="0.792259736146613" calcext:value-type="float">
            <text:p>0.79</text:p>
          </table:table-cell>
          <table:table-cell table:formula="of:=[.B191]*[.B191]+[.B191]*RAND()/2" office:value-type="float" office:value="0.664272969667797" calcext:value-type="float">
            <text:p>0.66</text:p>
          </table:table-cell>
          <table:table-cell table:formula="of:=[.D190]+1" office:value-type="float" office:value="189" calcext:value-type="float">
            <text:p>189</text:p>
          </table:table-cell>
          <table:table-cell table:formula="of:=COM.MICROSOFT.CONCAT(&quot;AA_BB_CC_&quot;;TEXT([.D191];&quot;0000&quot;))" office:value-type="string" office:string-value="AA_BB_CC_0189" calcext:value-type="string">
            <text:p>AA_BB_CC_0189</text:p>
          </table:table-cell>
        </table:table-row>
        <table:table-row table:style-name="ro1">
          <table:table-cell table:formula="of:=[.A91]+RAND()/10" office:value-type="float" office:value="0.960047879878039" calcext:value-type="float">
            <text:p>0.96</text:p>
          </table:table-cell>
          <table:table-cell table:formula="of:=SIN([.A192])" office:value-type="float" office:value="0.819219027428983" calcext:value-type="float">
            <text:p>0.82</text:p>
          </table:table-cell>
          <table:table-cell table:formula="of:=[.B192]*[.B192]+[.B192]*RAND()/2" office:value-type="float" office:value="0.911252788135526" calcext:value-type="float">
            <text:p>0.91</text:p>
          </table:table-cell>
          <table:table-cell table:formula="of:=[.D191]+1" office:value-type="float" office:value="190" calcext:value-type="float">
            <text:p>190</text:p>
          </table:table-cell>
          <table:table-cell table:formula="of:=COM.MICROSOFT.CONCAT(&quot;AA_BB_CC_&quot;;TEXT([.D192];&quot;0000&quot;))" office:value-type="string" office:string-value="AA_BB_CC_0190" calcext:value-type="string">
            <text:p>AA_BB_CC_0190</text:p>
          </table:table-cell>
        </table:table-row>
        <table:table-row table:style-name="ro1">
          <table:table-cell table:formula="of:=[.A92]+RAND()/10" office:value-type="float" office:value="0.998982025643188" calcext:value-type="float">
            <text:p>1.00</text:p>
          </table:table-cell>
          <table:table-cell table:formula="of:=SIN([.A193])" office:value-type="float" office:value="0.840920535014305" calcext:value-type="float">
            <text:p>0.84</text:p>
          </table:table-cell>
          <table:table-cell table:formula="of:=[.B193]*[.B193]+[.B193]*RAND()/2" office:value-type="float" office:value="0.839079568498948" calcext:value-type="float">
            <text:p>0.84</text:p>
          </table:table-cell>
          <table:table-cell table:formula="of:=[.D192]+1" office:value-type="float" office:value="191" calcext:value-type="float">
            <text:p>191</text:p>
          </table:table-cell>
          <table:table-cell table:formula="of:=COM.MICROSOFT.CONCAT(&quot;AA_BB_CC_&quot;;TEXT([.D193];&quot;0000&quot;))" office:value-type="string" office:string-value="AA_BB_CC_0191" calcext:value-type="string">
            <text:p>AA_BB_CC_0191</text:p>
          </table:table-cell>
        </table:table-row>
        <table:table-row table:style-name="ro1">
          <table:table-cell table:formula="of:=[.A93]+RAND()/10" office:value-type="float" office:value="0.953799613058801" calcext:value-type="float">
            <text:p>0.95</text:p>
          </table:table-cell>
          <table:table-cell table:formula="of:=SIN([.A194])" office:value-type="float" office:value="0.815619798477213" calcext:value-type="float">
            <text:p>0.82</text:p>
          </table:table-cell>
          <table:table-cell table:formula="of:=[.B194]*[.B194]+[.B194]*RAND()/2" office:value-type="float" office:value="0.710730315712723" calcext:value-type="float">
            <text:p>0.71</text:p>
          </table:table-cell>
          <table:table-cell table:formula="of:=[.D193]+1" office:value-type="float" office:value="192" calcext:value-type="float">
            <text:p>192</text:p>
          </table:table-cell>
          <table:table-cell table:formula="of:=COM.MICROSOFT.CONCAT(&quot;AA_BB_CC_&quot;;TEXT([.D194];&quot;0000&quot;))" office:value-type="string" office:string-value="AA_BB_CC_0192" calcext:value-type="string">
            <text:p>AA_BB_CC_0192</text:p>
          </table:table-cell>
        </table:table-row>
        <table:table-row table:style-name="ro1">
          <table:table-cell table:formula="of:=[.A94]+RAND()/10" office:value-type="float" office:value="0.933857655836595" calcext:value-type="float">
            <text:p>0.93</text:p>
          </table:table-cell>
          <table:table-cell table:formula="of:=SIN([.A195])" office:value-type="float" office:value="0.803920208265211" calcext:value-type="float">
            <text:p>0.80</text:p>
          </table:table-cell>
          <table:table-cell table:formula="of:=[.B195]*[.B195]+[.B195]*RAND()/2" office:value-type="float" office:value="0.726887583315201" calcext:value-type="float">
            <text:p>0.73</text:p>
          </table:table-cell>
          <table:table-cell table:formula="of:=[.D194]+1" office:value-type="float" office:value="193" calcext:value-type="float">
            <text:p>193</text:p>
          </table:table-cell>
          <table:table-cell table:formula="of:=COM.MICROSOFT.CONCAT(&quot;AA_BB_CC_&quot;;TEXT([.D195];&quot;0000&quot;))" office:value-type="string" office:string-value="AA_BB_CC_0193" calcext:value-type="string">
            <text:p>AA_BB_CC_0193</text:p>
          </table:table-cell>
        </table:table-row>
        <table:table-row table:style-name="ro1">
          <table:table-cell table:formula="of:=[.A95]+RAND()/10" office:value-type="float" office:value="1.01793144054868" calcext:value-type="float">
            <text:p>1.02</text:p>
          </table:table-cell>
          <table:table-cell table:formula="of:=SIN([.A196])" office:value-type="float" office:value="0.85102358607834" calcext:value-type="float">
            <text:p>0.85</text:p>
          </table:table-cell>
          <table:table-cell table:formula="of:=[.B196]*[.B196]+[.B196]*RAND()/2" office:value-type="float" office:value="0.811169656059787" calcext:value-type="float">
            <text:p>0.81</text:p>
          </table:table-cell>
          <table:table-cell table:formula="of:=[.D195]+1" office:value-type="float" office:value="194" calcext:value-type="float">
            <text:p>194</text:p>
          </table:table-cell>
          <table:table-cell table:formula="of:=COM.MICROSOFT.CONCAT(&quot;AA_BB_CC_&quot;;TEXT([.D196];&quot;0000&quot;))" office:value-type="string" office:string-value="AA_BB_CC_0194" calcext:value-type="string">
            <text:p>AA_BB_CC_0194</text:p>
          </table:table-cell>
        </table:table-row>
        <table:table-row table:style-name="ro1">
          <table:table-cell table:formula="of:=[.A96]+RAND()/10" office:value-type="float" office:value="1.01406732539166" calcext:value-type="float">
            <text:p>1.01</text:p>
          </table:table-cell>
          <table:table-cell table:formula="of:=SIN([.A197])" office:value-type="float" office:value="0.848988084652939" calcext:value-type="float">
            <text:p>0.85</text:p>
          </table:table-cell>
          <table:table-cell table:formula="of:=[.B197]*[.B197]+[.B197]*RAND()/2" office:value-type="float" office:value="0.92312588089325" calcext:value-type="float">
            <text:p>0.92</text:p>
          </table:table-cell>
          <table:table-cell table:formula="of:=[.D196]+1" office:value-type="float" office:value="195" calcext:value-type="float">
            <text:p>195</text:p>
          </table:table-cell>
          <table:table-cell table:formula="of:=COM.MICROSOFT.CONCAT(&quot;AA_BB_CC_&quot;;TEXT([.D197];&quot;0000&quot;))" office:value-type="string" office:string-value="AA_BB_CC_0195" calcext:value-type="string">
            <text:p>AA_BB_CC_0195</text:p>
          </table:table-cell>
        </table:table-row>
        <table:table-row table:style-name="ro1">
          <table:table-cell table:formula="of:=[.A97]+RAND()/10" office:value-type="float" office:value="0.976646375160672" calcext:value-type="float">
            <text:p>0.98</text:p>
          </table:table-cell>
          <table:table-cell table:formula="of:=SIN([.A198])" office:value-type="float" office:value="0.8286246591303" calcext:value-type="float">
            <text:p>0.83</text:p>
          </table:table-cell>
          <table:table-cell table:formula="of:=[.B198]*[.B198]+[.B198]*RAND()/2" office:value-type="float" office:value="0.962995619550869" calcext:value-type="float">
            <text:p>0.96</text:p>
          </table:table-cell>
          <table:table-cell table:formula="of:=[.D197]+1" office:value-type="float" office:value="196" calcext:value-type="float">
            <text:p>196</text:p>
          </table:table-cell>
          <table:table-cell table:formula="of:=COM.MICROSOFT.CONCAT(&quot;AA_BB_CC_&quot;;TEXT([.D198];&quot;0000&quot;))" office:value-type="string" office:string-value="AA_BB_CC_0196" calcext:value-type="string">
            <text:p>AA_BB_CC_0196</text:p>
          </table:table-cell>
        </table:table-row>
        <table:table-row table:style-name="ro1">
          <table:table-cell table:formula="of:=[.A98]+RAND()/10" office:value-type="float" office:value="1.00242539557742" calcext:value-type="float">
            <text:p>1.00</text:p>
          </table:table-cell>
          <table:table-cell table:formula="of:=SIN([.A199])" office:value-type="float" office:value="0.842778955352517" calcext:value-type="float">
            <text:p>0.84</text:p>
          </table:table-cell>
          <table:table-cell table:formula="of:=[.B199]*[.B199]+[.B199]*RAND()/2" office:value-type="float" office:value="0.849989004734002" calcext:value-type="float">
            <text:p>0.85</text:p>
          </table:table-cell>
          <table:table-cell table:formula="of:=[.D198]+1" office:value-type="float" office:value="197" calcext:value-type="float">
            <text:p>197</text:p>
          </table:table-cell>
          <table:table-cell table:formula="of:=COM.MICROSOFT.CONCAT(&quot;AA_BB_CC_&quot;;TEXT([.D199];&quot;0000&quot;))" office:value-type="string" office:string-value="AA_BB_CC_0197" calcext:value-type="string">
            <text:p>AA_BB_CC_0197</text:p>
          </table:table-cell>
        </table:table-row>
        <table:table-row table:style-name="ro1">
          <table:table-cell table:formula="of:=[.A99]+RAND()/10" office:value-type="float" office:value="1.01658721467617" calcext:value-type="float">
            <text:p>1.02</text:p>
          </table:table-cell>
          <table:table-cell table:formula="of:=SIN([.A200])" office:value-type="float" office:value="0.850316927488736" calcext:value-type="float">
            <text:p>0.85</text:p>
          </table:table-cell>
          <table:table-cell table:formula="of:=[.B200]*[.B200]+[.B200]*RAND()/2" office:value-type="float" office:value="0.862107156191169" calcext:value-type="float">
            <text:p>0.86</text:p>
          </table:table-cell>
          <table:table-cell table:formula="of:=[.D199]+1" office:value-type="float" office:value="198" calcext:value-type="float">
            <text:p>198</text:p>
          </table:table-cell>
          <table:table-cell table:formula="of:=COM.MICROSOFT.CONCAT(&quot;AA_BB_CC_&quot;;TEXT([.D200];&quot;0000&quot;))" office:value-type="string" office:string-value="AA_BB_CC_0198" calcext:value-type="string">
            <text:p>AA_BB_CC_01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 style:data-style-name="N2" text:time-value="12:45:01.957858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se Cappelletto</meta:initial-creator>
    <meta:creation-date>2021-01-13T17:32:57.423649731</meta:creation-date>
    <dc:date>2021-01-14T12:45:53.312453837</dc:date>
    <dc:creator>Jose Cappelletto</dc:creator>
    <meta:editing-duration>PT23M32S</meta:editing-duration>
    <meta:editing-cycles>3</meta:editing-cycles>
    <meta:generator>LibreOffice/6.4.6.2$Linux_X86_64 LibreOffice_project/40$Build-2</meta:generator>
    <meta:document-statistic meta:table-count="1" meta:cell-count="100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68cm" svg:height="13.313cm" xlink:href=".." xlink:type="simple" chart:class="chart:scatter" chart:style-name="ch1">
        <chart:legend chart:legend-position="end" svg:x="21.722cm" svg:y="6.357cm" style:legend-expansion="high" chart:style-name="ch2"/>
        <chart:plot-area chart:style-name="ch3" table:cell-range-address="Sheet1.A2:Sheet1.A200 Sheet1.C1:Sheet1.C200" chart:data-source-has-labels="row" svg:x="0.473cm" svg:y="0.266cm" svg:width="20.776cm" svg:height="12.781cm">
          <chartooo:coordinate-region svg:x="1.385cm" svg:y="0.466cm" svg:width="19.532cm" svg:height="11.93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200" chart:label-cell-address="Sheet1.C1:Sheet1.C1" chart:class="chart:scatter">
            <chart:domain table:cell-range-address="Sheet1.A2:Sheet1.A200"/>
            <chart:data-point chart:repeated="1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_nois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00</svg:desc>
                </draw:g>
              </table:table-cell>
              <table:table-cell office:value-type="float" office:value="0">
                <text:p>0</text:p>
                <draw:g>
                  <svg:desc>Sheet1.C2:Sheet1.C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123291374638621">
                <text:p>0.001232913746386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730466380729893">
                <text:p>0.00730466380729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945713659859811">
                <text:p>0.009457136598598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11014496091517">
                <text:p>0.0110144960915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217708246881474">
                <text:p>0.0217708246881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243676757462216">
                <text:p>0.0243676757462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393493965725892">
                <text:p>0.03934939657258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434321627148847">
                <text:p>0.0434321627148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140362055186057">
                <text:p>0.01403620551860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333142051853856">
                <text:p>0.03331420518538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517778875218314">
                <text:p>0.05177788752183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616335047038717">
                <text:p>0.06163350470387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695819603170384">
                <text:p>0.06958196031703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78496076763262">
                <text:p>0.0784960767632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694876180886755">
                <text:p>0.06948761808867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982750931563421">
                <text:p>0.09827509315634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79576198767472">
                <text:p>0.0795761987674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980536528450094">
                <text:p>0.09805365284500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876473659062196">
                <text:p>0.08764736590621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937103714321207">
                <text:p>0.09371037143212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101889871206222">
                <text:p>0.1018898712062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126426716746727">
                <text:p>0.1264267167467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123855991933867">
                <text:p>0.1238559919338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11418900916448">
                <text:p>0.114189009164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144985436696194">
                <text:p>0.1449854366961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103102093453066">
                <text:p>0.1031020934530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196115299268882">
                <text:p>0.1961152992688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781616668525566">
                <text:p>0.07816166685255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143553956208393">
                <text:p>0.1435539562083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214925632161111">
                <text:p>0.2149256321611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114395574776832">
                <text:p>0.1143955747768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221477177812258">
                <text:p>0.2214771778122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227646897620905">
                <text:p>0.2276468976209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272600275061544">
                <text:p>0.2726002750615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269126314811477">
                <text:p>0.2691263148114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190961091395568">
                <text:p>0.1909610913955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229028939938345">
                <text:p>0.2290289399383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149328442731385">
                <text:p>0.1493284427313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199331318345967">
                <text:p>0.1993313183459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275058014475119">
                <text:p>0.2750580144751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244306249796622">
                <text:p>0.2443062497966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314235141692731">
                <text:p>0.3142351416927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30297437964946">
                <text:p>0.302974379649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296668664259838">
                <text:p>0.2966686642598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278864951056312">
                <text:p>0.2788649510563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302239124229682">
                <text:p>0.3022391242296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30026715728043">
                <text:p>0.300267157280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272485337795904">
                <text:p>0.2724853377959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258917672530066">
                <text:p>0.2589176725300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360141130067124">
                <text:p>0.3601411300671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283947186694975">
                <text:p>0.2839471866949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340586701465223">
                <text:p>0.3405867014652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302710668702814">
                <text:p>0.3027106687028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426087220357346">
                <text:p>0.4260872203573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483132739636244">
                <text:p>0.4831327396362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292845495349281">
                <text:p>0.2928454953492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366593828994577">
                <text:p>0.3665938289945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434567882349885">
                <text:p>0.4345678823498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515738564970561">
                <text:p>0.5157385649705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350875176917934">
                <text:p>0.3508751769179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442245333257539">
                <text:p>0.4422453332575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431188828398669">
                <text:p>0.4311888283986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396269789520114">
                <text:p>0.3962697895201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402691163430495">
                <text:p>0.4026911634304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469632937768518">
                <text:p>0.4696329377685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444751019591493">
                <text:p>0.4447510195914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454613622784931">
                <text:p>0.4546136227849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50427558742056">
                <text:p>0.504275587420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611975351406961">
                <text:p>0.6119753514069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582780276325877">
                <text:p>0.5827802763258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426983084304069">
                <text:p>0.4269830843040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717759039397711">
                <text:p>0.7177590393977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578125790997771">
                <text:p>0.5781257909977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688447293830735">
                <text:p>0.6884472938307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594963382160844">
                <text:p>0.5949633821608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788125399005449">
                <text:p>0.7881253990054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531282066244598">
                <text:p>0.5312820662445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793435016621995">
                <text:p>0.7934350166219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66632811407042">
                <text:p>0.666328114070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798627829524528">
                <text:p>0.7986278295245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744070689144753">
                <text:p>0.7440706891447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735741628032153">
                <text:p>0.735741628032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574688463254931">
                <text:p>0.5746884632549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819013789366583">
                <text:p>0.8190137893665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564498190068968">
                <text:p>0.5644981900689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801539772054411">
                <text:p>0.8015397720544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834954230592108">
                <text:p>0.8349542305921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652023482874195">
                <text:p>0.6520234828741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68568304000806">
                <text:p>0.685683040008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796606671064071">
                <text:p>0.7966066710640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627814686004624">
                <text:p>0.6278146860046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713824765604405">
                <text:p>0.7138247656044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95383476489463">
                <text:p>0.953834764894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838270532013635">
                <text:p>0.8382705320136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854796076321415">
                <text:p>0.8547960763214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1.06345981649734">
                <text:p>1.063459816497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967781215241828">
                <text:p>0.9677812152418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803994871173255">
                <text:p>0.803994871173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1.10178073687354">
                <text:p>1.101780736873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.09376219250084">
                <text:p>1.093762192500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727881440378728">
                <text:p>0.0727881440378728</text:p>
              </table:table-cell>
              <table:table-cell office:value-type="float" office:value="0.0350164979069669">
                <text:p>0.03501649790696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874842446669332">
                <text:p>0.0874842446669332</text:p>
              </table:table-cell>
              <table:table-cell office:value-type="float" office:value="0.0183580691764601">
                <text:p>0.01835806917646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659497043598918">
                <text:p>0.0659497043598918</text:p>
              </table:table-cell>
              <table:table-cell office:value-type="float" office:value="0.0265754849090053">
                <text:p>0.02657548490900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76362233464962">
                <text:p>0.076362233464962</text:p>
              </table:table-cell>
              <table:table-cell office:value-type="float" office:value="0.0180597432889455">
                <text:p>0.01805974328894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79003996419322">
                <text:p>0.0579003996419322</text:p>
              </table:table-cell>
              <table:table-cell office:value-type="float" office:value="0.0192026322974112">
                <text:p>0.01920263229741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88730906523963">
                <text:p>0.0688730906523963</text:p>
              </table:table-cell>
              <table:table-cell office:value-type="float" office:value="0.028170944468113">
                <text:p>0.0281709444681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9280582324624">
                <text:p>0.109280582324624</text:p>
              </table:table-cell>
              <table:table-cell office:value-type="float" office:value="0.0371180505066154">
                <text:p>0.03711805050661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730967696211378">
                <text:p>0.0730967696211378</text:p>
              </table:table-cell>
              <table:table-cell office:value-type="float" office:value="0.0404658946696717">
                <text:p>0.04046589466967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4505830100851">
                <text:p>0.14505830100851</text:p>
              </table:table-cell>
              <table:table-cell office:value-type="float" office:value="0.0504477216622883">
                <text:p>0.05044772166228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84947046568664">
                <text:p>0.184947046568664</text:p>
              </table:table-cell>
              <table:table-cell office:value-type="float" office:value="0.047882891010098">
                <text:p>0.0478828910100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37861661696386">
                <text:p>0.137861661696386</text:p>
              </table:table-cell>
              <table:table-cell office:value-type="float" office:value="0.0828953431632661">
                <text:p>0.08289534316326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94514057885137">
                <text:p>0.194514057885137</text:p>
              </table:table-cell>
              <table:table-cell office:value-type="float" office:value="0.0841105102148892">
                <text:p>0.08411051021488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26747919625791">
                <text:p>0.126747919625791</text:p>
              </table:table-cell>
              <table:table-cell office:value-type="float" office:value="0.0169356426283476">
                <text:p>0.01693564262834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93866187879531">
                <text:p>0.193866187879531</text:p>
              </table:table-cell>
              <table:table-cell office:value-type="float" office:value="0.120080150774947">
                <text:p>0.1200801507749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27015320309184">
                <text:p>0.227015320309184</text:p>
              </table:table-cell>
              <table:table-cell office:value-type="float" office:value="0.117402524955711">
                <text:p>0.1174025249557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07091445642018">
                <text:p>0.207091445642018</text:p>
              </table:table-cell>
              <table:table-cell office:value-type="float" office:value="0.0963141975296308">
                <text:p>0.09631419752963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0478251325475">
                <text:p>0.20478251325475</text:p>
              </table:table-cell>
              <table:table-cell office:value-type="float" office:value="0.141349472398584">
                <text:p>0.1413494723985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22012412739928">
                <text:p>0.222012412739928</text:p>
              </table:table-cell>
              <table:table-cell office:value-type="float" office:value="0.0615339653613391">
                <text:p>0.06153396536133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36360713339397">
                <text:p>0.236360713339397</text:p>
              </table:table-cell>
              <table:table-cell office:value-type="float" office:value="0.0913347817330604">
                <text:p>0.09133478173306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7798018998537">
                <text:p>0.27798018998537</text:p>
              </table:table-cell>
              <table:table-cell office:value-type="float" office:value="0.189684333432067">
                <text:p>0.1896843334320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35669282219006">
                <text:p>0.235669282219006</text:p>
              </table:table-cell>
              <table:table-cell office:value-type="float" office:value="0.125849019557595">
                <text:p>0.1258490195575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48730547950735">
                <text:p>0.248730547950735</text:p>
              </table:table-cell>
              <table:table-cell office:value-type="float" office:value="0.176854369112749">
                <text:p>0.1768543691127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71494691907765">
                <text:p>0.271494691907765</text:p>
              </table:table-cell>
              <table:table-cell office:value-type="float" office:value="0.125332343930961">
                <text:p>0.1253323439309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60113659938242">
                <text:p>0.260113659938242</text:p>
              </table:table-cell>
              <table:table-cell office:value-type="float" office:value="0.09277734379969">
                <text:p>0.092777343799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45767239665885">
                <text:p>0.245767239665885</text:p>
              </table:table-cell>
              <table:table-cell office:value-type="float" office:value="0.121977501433882">
                <text:p>0.1219775014338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59008083822468">
                <text:p>0.259008083822468</text:p>
              </table:table-cell>
              <table:table-cell office:value-type="float" office:value="0.154906521523148">
                <text:p>0.1549065215231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66195407079033">
                <text:p>0.266195407079033</text:p>
              </table:table-cell>
              <table:table-cell office:value-type="float" office:value="0.179765223908934">
                <text:p>0.1797652239089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38253176796427">
                <text:p>0.338253176796427</text:p>
              </table:table-cell>
              <table:table-cell office:value-type="float" office:value="0.170768053023852">
                <text:p>0.1707680530238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09128197517578">
                <text:p>0.309128197517578</text:p>
              </table:table-cell>
              <table:table-cell office:value-type="float" office:value="0.225490527153222">
                <text:p>0.2254905271532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78199767465501">
                <text:p>0.378199767465501</text:p>
              </table:table-cell>
              <table:table-cell office:value-type="float" office:value="0.240615229323657">
                <text:p>0.2406152293236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38934500288581">
                <text:p>0.338934500288581</text:p>
              </table:table-cell>
              <table:table-cell office:value-type="float" office:value="0.180369745450478">
                <text:p>0.1803697454504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02816910493693">
                <text:p>0.402816910493693</text:p>
              </table:table-cell>
              <table:table-cell office:value-type="float" office:value="0.25174687706472">
                <text:p>0.251746877064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51090523285249">
                <text:p>0.351090523285249</text:p>
              </table:table-cell>
              <table:table-cell office:value-type="float" office:value="0.171111617791946">
                <text:p>0.1711116177919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83000749683253">
                <text:p>0.383000749683253</text:p>
              </table:table-cell>
              <table:table-cell office:value-type="float" office:value="0.210546732636801">
                <text:p>0.2105467326368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97326311168464">
                <text:p>0.397326311168464</text:p>
              </table:table-cell>
              <table:table-cell office:value-type="float" office:value="0.195809320349914">
                <text:p>0.1958093203499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1217218359828">
                <text:p>0.361217218359828</text:p>
              </table:table-cell>
              <table:table-cell office:value-type="float" office:value="0.249816056879151">
                <text:p>0.2498160568791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28152570934996">
                <text:p>0.428152570934996</text:p>
              </table:table-cell>
              <table:table-cell office:value-type="float" office:value="0.260832385635928">
                <text:p>0.2608323856359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91194946495639">
                <text:p>0.391194946495639</text:p>
              </table:table-cell>
              <table:table-cell office:value-type="float" office:value="0.152514725383489">
                <text:p>0.1525147253834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39845054669681">
                <text:p>0.439845054669681</text:p>
              </table:table-cell>
              <table:table-cell office:value-type="float" office:value="0.368660104189043">
                <text:p>0.3686601041890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38484685731631">
                <text:p>0.438484685731631</text:p>
              </table:table-cell>
              <table:table-cell office:value-type="float" office:value="0.276695732701145">
                <text:p>0.2766957327011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92071575740718">
                <text:p>0.492071575740718</text:p>
              </table:table-cell>
              <table:table-cell office:value-type="float" office:value="0.388596777906221">
                <text:p>0.3885967779062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72891539533936">
                <text:p>0.472891539533936</text:p>
              </table:table-cell>
              <table:table-cell office:value-type="float" office:value="0.30476146113644">
                <text:p>0.304761461136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94797840042019">
                <text:p>0.494797840042019</text:p>
              </table:table-cell>
              <table:table-cell office:value-type="float" office:value="0.374069450238514">
                <text:p>0.3740694502385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4874094527605">
                <text:p>0.444874094527605</text:p>
              </table:table-cell>
              <table:table-cell office:value-type="float" office:value="0.399656492191859">
                <text:p>0.3996564921918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69271711317073">
                <text:p>0.469271711317073</text:p>
              </table:table-cell>
              <table:table-cell office:value-type="float" office:value="0.381750235918819">
                <text:p>0.3817502359188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96760680317612">
                <text:p>0.496760680317612</text:p>
              </table:table-cell>
              <table:table-cell office:value-type="float" office:value="0.236789965296515">
                <text:p>0.2367899652965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263713642052">
                <text:p>0.47263713642052</text:p>
              </table:table-cell>
              <table:table-cell office:value-type="float" office:value="0.412398472777832">
                <text:p>0.4123984727778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39727223474783">
                <text:p>0.539727223474783</text:p>
              </table:table-cell>
              <table:table-cell office:value-type="float" office:value="0.453038252791711">
                <text:p>0.4530382527917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84164491859414">
                <text:p>0.484164491859414</text:p>
              </table:table-cell>
              <table:table-cell office:value-type="float" office:value="0.318777674832346">
                <text:p>0.3187776748323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92811593778703">
                <text:p>0.492811593778703</text:p>
              </table:table-cell>
              <table:table-cell office:value-type="float" office:value="0.453305005389037">
                <text:p>0.4533050053890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05863985948791">
                <text:p>0.505863985948791</text:p>
              </table:table-cell>
              <table:table-cell office:value-type="float" office:value="0.236307760841563">
                <text:p>0.2363077608415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12079992876147">
                <text:p>0.512079992876147</text:p>
              </table:table-cell>
              <table:table-cell office:value-type="float" office:value="0.465995992213221">
                <text:p>0.4659959922132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5602259961893">
                <text:p>0.535602259961893</text:p>
              </table:table-cell>
              <table:table-cell office:value-type="float" office:value="0.263926548403082">
                <text:p>0.2639265484030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52284783189593">
                <text:p>0.552284783189593</text:p>
              </table:table-cell>
              <table:table-cell office:value-type="float" office:value="0.306681686006532">
                <text:p>0.3066816860065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10551747999597">
                <text:p>0.610551747999597</text:p>
              </table:table-cell>
              <table:table-cell office:value-type="float" office:value="0.439787512998227">
                <text:p>0.4397875129982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54474775445822">
                <text:p>0.554474775445822</text:p>
              </table:table-cell>
              <table:table-cell office:value-type="float" office:value="0.34818455059196">
                <text:p>0.348184550591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1356387269073">
                <text:p>0.61356387269073</text:p>
              </table:table-cell>
              <table:table-cell office:value-type="float" office:value="0.388217567579744">
                <text:p>0.3882175675797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0799213768004">
                <text:p>0.60799213768004</text:p>
              </table:table-cell>
              <table:table-cell office:value-type="float" office:value="0.386432367549439">
                <text:p>0.3864323675494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01057076607386">
                <text:p>0.601057076607386</text:p>
              </table:table-cell>
              <table:table-cell office:value-type="float" office:value="0.490884353905446">
                <text:p>0.4908843539054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6311208121876">
                <text:p>0.66311208121876</text:p>
              </table:table-cell>
              <table:table-cell office:value-type="float" office:value="0.544621066653156">
                <text:p>0.5446210666531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97542733883857">
                <text:p>0.697542733883857</text:p>
              </table:table-cell>
              <table:table-cell office:value-type="float" office:value="0.67195477114627">
                <text:p>0.671954771146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30506444135158">
                <text:p>0.630506444135158</text:p>
              </table:table-cell>
              <table:table-cell office:value-type="float" office:value="0.406199579935225">
                <text:p>0.4061995799352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66732714866012">
                <text:p>0.666732714866012</text:p>
              </table:table-cell>
              <table:table-cell office:value-type="float" office:value="0.629388894405895">
                <text:p>0.6293888944058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56806718647685">
                <text:p>0.656806718647685</text:p>
              </table:table-cell>
              <table:table-cell office:value-type="float" office:value="0.55303081889938">
                <text:p>0.553030818899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05363282884899">
                <text:p>0.705363282884899</text:p>
              </table:table-cell>
              <table:table-cell office:value-type="float" office:value="0.688653249784637">
                <text:p>0.6886532497846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50182606617026">
                <text:p>0.650182606617026</text:p>
              </table:table-cell>
              <table:table-cell office:value-type="float" office:value="0.385946904480794">
                <text:p>0.3859469044807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43812596234576">
                <text:p>0.743812596234576</text:p>
              </table:table-cell>
              <table:table-cell office:value-type="float" office:value="0.631296590495368">
                <text:p>0.6312965904953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78836953646706">
                <text:p>0.678836953646706</text:p>
              </table:table-cell>
              <table:table-cell office:value-type="float" office:value="0.573702496361837">
                <text:p>0.5737024963618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25089623710348">
                <text:p>0.725089623710348</text:p>
              </table:table-cell>
              <table:table-cell office:value-type="float" office:value="0.654500044390472">
                <text:p>0.6545000443904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6132829493538">
                <text:p>0.706132829493538</text:p>
              </table:table-cell>
              <table:table-cell office:value-type="float" office:value="0.605499987625161">
                <text:p>0.6054999876251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26852009629374">
                <text:p>0.726852009629374</text:p>
              </table:table-cell>
              <table:table-cell office:value-type="float" office:value="0.644901295771982">
                <text:p>0.6449012957719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04740470963678">
                <text:p>0.804740470963678</text:p>
              </table:table-cell>
              <table:table-cell office:value-type="float" office:value="0.69302897187618">
                <text:p>0.693028971876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27429074730345">
                <text:p>0.727429074730345</text:p>
              </table:table-cell>
              <table:table-cell office:value-type="float" office:value="0.608083801946807">
                <text:p>0.6080838019468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7766187232571">
                <text:p>0.77766187232571</text:p>
              </table:table-cell>
              <table:table-cell office:value-type="float" office:value="0.683647377634268">
                <text:p>0.6836473776342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34308820340444">
                <text:p>0.834308820340444</text:p>
              </table:table-cell>
              <table:table-cell office:value-type="float" office:value="0.67786801872129">
                <text:p>0.677868018721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56451970518739">
                <text:p>0.756451970518739</text:p>
              </table:table-cell>
              <table:table-cell office:value-type="float" office:value="0.763578985903956">
                <text:p>0.7635789859039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22122268730777">
                <text:p>0.822122268730777</text:p>
              </table:table-cell>
              <table:table-cell office:value-type="float" office:value="0.66853036395524">
                <text:p>0.668530363955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65752916291814">
                <text:p>0.865752916291814</text:p>
              </table:table-cell>
              <table:table-cell office:value-type="float" office:value="0.796142619165631">
                <text:p>0.7961426191656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23799289834977">
                <text:p>0.823799289834977</text:p>
              </table:table-cell>
              <table:table-cell office:value-type="float" office:value="0.903692716454067">
                <text:p>0.9036927164540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33189435700689">
                <text:p>0.833189435700689</text:p>
              </table:table-cell>
              <table:table-cell office:value-type="float" office:value="0.590992131360133">
                <text:p>0.5909921313601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28341888380336">
                <text:p>0.828341888380336</text:p>
              </table:table-cell>
              <table:table-cell office:value-type="float" office:value="0.70950752086098">
                <text:p>0.709507520860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45456691181993">
                <text:p>0.845456691181993</text:p>
              </table:table-cell>
              <table:table-cell office:value-type="float" office:value="0.736896587351474">
                <text:p>0.7368965873514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51677017513132">
                <text:p>0.851677017513132</text:p>
              </table:table-cell>
              <table:table-cell office:value-type="float" office:value="0.780138529940456">
                <text:p>0.7801385299404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26142981594247">
                <text:p>0.926142981594247</text:p>
              </table:table-cell>
              <table:table-cell office:value-type="float" office:value="0.816381774593953">
                <text:p>0.8163817745939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4079081510564">
                <text:p>0.854079081510564</text:p>
              </table:table-cell>
              <table:table-cell office:value-type="float" office:value="0.930573706431935">
                <text:p>0.9305737064319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86373477174085">
                <text:p>0.886373477174085</text:p>
              </table:table-cell>
              <table:table-cell office:value-type="float" office:value="0.858838059992496">
                <text:p>0.8588380599924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21517379855279">
                <text:p>0.921517379855279</text:p>
              </table:table-cell>
              <table:table-cell office:value-type="float" office:value="0.764439804273557">
                <text:p>0.7644398042735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42198438244799">
                <text:p>0.942198438244799</text:p>
              </table:table-cell>
              <table:table-cell office:value-type="float" office:value="0.708627401808515">
                <text:p>0.7086274018085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14503513058706">
                <text:p>0.914503513058706</text:p>
              </table:table-cell>
              <table:table-cell office:value-type="float" office:value="0.664272969667797">
                <text:p>0.6642729696677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60047879878039">
                <text:p>0.960047879878039</text:p>
              </table:table-cell>
              <table:table-cell office:value-type="float" office:value="0.911252788135526">
                <text:p>0.9112527881355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98982025643188">
                <text:p>0.998982025643188</text:p>
              </table:table-cell>
              <table:table-cell office:value-type="float" office:value="0.839079568498948">
                <text:p>0.8390795684989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53799613058801">
                <text:p>0.953799613058801</text:p>
              </table:table-cell>
              <table:table-cell office:value-type="float" office:value="0.710730315712723">
                <text:p>0.7107303157127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3857655836595">
                <text:p>0.933857655836595</text:p>
              </table:table-cell>
              <table:table-cell office:value-type="float" office:value="0.726887583315201">
                <text:p>0.7268875833152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01793144054868">
                <text:p>1.01793144054868</text:p>
              </table:table-cell>
              <table:table-cell office:value-type="float" office:value="0.811169656059787">
                <text:p>0.8111696560597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1406732539166">
                <text:p>1.01406732539166</text:p>
              </table:table-cell>
              <table:table-cell office:value-type="float" office:value="0.92312588089325">
                <text:p>0.923125880893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76646375160672">
                <text:p>0.976646375160672</text:p>
              </table:table-cell>
              <table:table-cell office:value-type="float" office:value="0.962995619550869">
                <text:p>0.9629956195508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00242539557742">
                <text:p>1.00242539557742</text:p>
              </table:table-cell>
              <table:table-cell office:value-type="float" office:value="0.849989004734002">
                <text:p>0.8499890047340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01658721467617">
                <text:p>1.01658721467617</text:p>
              </table:table-cell>
              <table:table-cell office:value-type="float" office:value="0.862107156191169">
                <text:p>0.862107156191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